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5mm"/>
    </style:style>
    <style:style style:name="co4" style:family="table-column">
      <style:table-column-properties fo:break-before="auto" style:column-width="34.18mm"/>
    </style:style>
    <style:style style:name="co5" style:family="table-column">
      <style:table-column-properties fo:break-before="auto" style:column-width="50.22mm"/>
    </style:style>
    <style:style style:name="co6" style:family="table-column">
      <style:table-column-properties fo:break-before="auto" style:column-width="44.47mm"/>
    </style:style>
    <style:style style:name="co7" style:family="table-column">
      <style:table-column-properties fo:break-before="auto" style:column-width="41.75mm"/>
    </style:style>
    <style:style style:name="co8" style:family="table-column">
      <style:table-column-properties fo:break-before="auto" style:column-width="36mm"/>
    </style:style>
    <style:style style:name="co9" style:family="table-column">
      <style:table-column-properties fo:break-before="auto" style:column-width="31.71mm"/>
    </style:style>
    <style:style style:name="co10" style:family="table-column">
      <style:table-column-properties fo:break-before="auto" style:column-width="40.36mm"/>
    </style:style>
    <style:style style:name="co11" style:family="table-column">
      <style:table-column-properties fo:break-before="auto" style:column-width="36.83mm"/>
    </style:style>
    <style:style style:name="ro2" style:family="table-row">
      <style:table-row-properties style:row-height="5.0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color="#a9b7c6" style:text-outline="false" style:text-line-through-style="none" style:text-line-through-type="none" style:font-name="Source Code Pro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.5pt" style:language-asian="none" style:country-asian="none" style:font-style-asian="normal" style:font-weight-asian="normal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color="#808080" style:text-outline="false" style:text-line-through-style="none" style:text-line-through-type="none" style:font-name="Source Code Pro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.5pt" style:language-asian="none" style:country-asian="none" style:font-style-asian="normal" style:font-weight-asian="normal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>
      <style:text-properties fo:font-weight="bold" style:font-weight-asian="bold" style:font-weight-complex="bold"/>
    </style:style>
    <style:style style:name="ce3" style:family="table-cell" style:parent-style-name="Default" style:data-style-name="N107"/>
    <style:style style:name="ce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8" style:family="table-cell" style:parent-style-name="Default" style:data-style-name="N107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ext-properties fo:color="#808080" style:text-outline="false" style:text-line-through-style="none" style:text-line-through-type="none" style:font-name="Source Code Pro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.5pt" style:language-asian="none" style:country-asian="none" style:font-style-asian="normal" style:font-weight-asian="normal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808080" style:text-outline="false" style:text-line-through-style="none" style:text-line-through-type="none" style:font-name="Source Code Pro" fo:font-size="11.5pt" fo:language="none" fo:country="non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1.5pt" style:language-asian="none" style:country-asian="none" style:font-style-asian="normal" style:font-weight-asian="bold" style:font-size-complex="11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ff66"/>
    </style:style>
    <style:style style:name="ce11" style:family="table-cell" style:parent-style-name="Default">
      <style:text-properties fo:color="#808080" style:text-outline="false" style:text-line-through-style="none" style:text-line-through-type="none" style:font-name="Source Code Pro" fo:font-size="11.5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.5pt" style:language-asian="none" style:country-asian="none" style:font-style-asian="normal" style:font-weight-asian="bold" style:font-size-complex="11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ackground-color="transparent"/>
      <style:text-properties fo:color="#808080" style:text-outline="false" style:text-line-through-style="none" style:text-line-through-type="none" style:font-name="Source Code Pro" fo:font-size="11.5pt" fo:language="none" fo:country="non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1.5pt" style:language-asian="none" style:country-asian="none" style:font-style-asian="normal" style:font-weight-asian="bold" style:font-size-complex="11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fo:color="#a9b7c6" style:text-outline="false" style:text-line-through-style="none" style:text-line-through-type="none" style:font-name="Source Code Pro" fo:font-size="11.5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.5pt" style:language-asian="none" style:country-asian="none" style:font-style-asian="normal" style:font-weight-asian="bold" style:font-size-complex="11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a9b7c6" style:text-outline="false" style:text-line-through-style="none" style:text-line-through-type="none" style:font-name="Source Code Pro" fo:font-size="11.5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.5pt" style:language-asian="none" style:country-asian="none" style:font-style-asian="normal" style:font-weight-asian="bold" style:font-size-complex="11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a9b7c6" style:text-outline="false" style:text-line-through-style="none" style:text-line-through-type="none" style:font-name="Source Code Pro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.5pt" style:language-asian="none" style:country-asian="none" style:font-style-asian="normal" style:font-weight-asian="normal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ld-wikitr-comparison-with-broken-fw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3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1007" table:default-cell-style-name="Default"/>
        <table:table-row table:style-name="ro1">
          <table:table-cell table:style-name="ce9" office:value-type="string" calcext:value-type="string">
            <text:p>WikiTrust User</text:p>
          </table:table-cell>
          <table:table-cell table:style-name="ce9" office:value-type="string" calcext:value-type="string">
            <text:p>Score</text:p>
          </table:table-cell>
          <table:table-cell table:style-name="ce9" office:value-type="string" calcext:value-type="string">
            <text:p>%</text:p>
          </table:table-cell>
          <table:table-cell table:style-name="ce9"/>
          <table:table-cell table:style-name="ce2" office:value-type="string" calcext:value-type="string">
            <text:p>Diff-Tenrev</text:p>
          </table:table-cell>
          <table:table-cell table:style-name="ce2" office:value-type="string" calcext:value-type="string">
            <text:p>Dif-TextLong</text:p>
          </table:table-cell>
          <table:table-cell table:style-name="ce9"/>
          <table:table-cell table:style-name="ce9" office:value-type="string" calcext:value-type="string">
            <text:p>TextLongevityWithPenalty</text:p>
          </table:table-cell>
          <table:table-cell table:style-name="ce9" office:value-type="string" calcext:value-type="string">
            <text:p>Score</text:p>
          </table:table-cell>
          <table:table-cell table:style-name="ce9" office:value-type="string" calcext:value-type="string">
            <text:p>%</text:p>
          </table:table-cell>
          <table:table-cell table:style-name="ce9"/>
          <table:table-cell table:style-name="ce9" office:value-type="string" calcext:value-type="string">
            <text:p>Tenrevisions</text:p>
          </table:table-cell>
          <table:table-cell table:style-name="ce9" office:value-type="string" calcext:value-type="string">
            <text:p>Score</text:p>
          </table:table-cell>
          <table:table-cell table:style-name="ce9" office:value-type="string" calcext:value-type="string">
            <text:p>%</text:p>
          </table:table-cell>
          <table:table-cell table:style-name="ce9"/>
          <table:table-cell table:style-name="ce9" office:value-type="string" calcext:value-type="string">
            <text:p>TextLongevity</text:p>
          </table:table-cell>
          <table:table-cell table:style-name="ce9" office:value-type="string" calcext:value-type="string">
            <text:p>Score</text:p>
          </table:table-cell>
          <table:table-cell table:style-name="ce9" office:value-type="string" calcext:value-type="string">
            <text:p>%</text:p>
          </table:table-cell>
          <table:table-cell table:style-name="ce9" table:number-columns-repeated="1004"/>
        </table:table-row>
        <table:table-row table:style-name="ro1">
          <table:table-cell office:value-type="string" calcext:value-type="string">
            <text:p>Aurevilly</text:p>
          </table:table-cell>
          <table:table-cell office:value-type="float" office:value="3.28" calcext:value-type="float">
            <text:p>3,28</text:p>
          </table:table-cell>
          <table:table-cell table:formula="of:=[.$B2]/[.$B$18]*100" office:value-type="float" office:value="14.4302683677959" calcext:value-type="float">
            <text:p>14,4302683677959</text:p>
          </table:table-cell>
          <table:table-cell/>
          <table:table-cell table:formula="of:=[.C2]-[.N3]" office:value-type="float" office:value="-18.266378858367" calcext:value-type="float">
            <text:p>-18,27</text:p>
          </table:table-cell>
          <table:table-cell table:formula="of:=[.C2]-[.R3]" office:value-type="float" office:value="-17.7071241023348" calcext:value-type="float">
            <text:p>-17,71</text:p>
          </table:table-cell>
          <table:table-cell/>
          <table:table-cell office:value-type="string" calcext:value-type="string">
            <text:p>Korg</text:p>
          </table:table-cell>
          <table:table-cell office:value-type="float" office:value="-1039.81640399642" calcext:value-type="float">
            <text:p>-1039,81640399642</text:p>
          </table:table-cell>
          <table:table-cell table:formula="of:=[.$I2]/[.$I$18]*100" office:value-type="float" office:value="11.0396107705522" calcext:value-type="float">
            <text:p>11,0396107705522</text:p>
          </table:table-cell>
          <table:table-cell/>
          <table:table-cell office:value-type="string" calcext:value-type="string">
            <text:p>Arde~aawiki</text:p>
          </table:table-cell>
          <table:table-cell office:value-type="float" office:value="2530" calcext:value-type="float">
            <text:p>2530</text:p>
          </table:table-cell>
          <table:table-cell table:formula="of:=[.$M2]/[.$M$18]*100" office:value-type="float" office:value="5.12605427202218" calcext:value-type="float">
            <text:p>5,12605427202218</text:p>
          </table:table-cell>
          <table:table-cell/>
          <table:table-cell office:value-type="string" calcext:value-type="string">
            <text:p>Arde~aawiki</text:p>
          </table:table-cell>
          <table:table-cell office:value-type="float" office:value="495.018122971749" calcext:value-type="float">
            <text:p>495,018122971749</text:p>
          </table:table-cell>
          <table:table-cell table:formula="of:=[.$Q2]/[.$Q$18]*100" office:value-type="float" office:value="5.97502934666135" calcext:value-type="float">
            <text:p>5,975029346661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thic</text:p>
          </table:table-cell>
          <table:table-cell office:value-type="float" office:value="0.1" calcext:value-type="float">
            <text:p>0,1</text:p>
          </table:table-cell>
          <table:table-cell table:formula="of:=[.$B3]/[.$B$18]*100" office:value-type="float" office:value="0.43994720633524" calcext:value-type="float">
            <text:p>0,43994720633524</text:p>
          </table:table-cell>
          <table:table-cell/>
          <table:table-cell table:formula="of:=[.C3]-[.N4]" office:value-type="float" office:value="0.423738339071929" calcext:value-type="float">
            <text:p>0,42</text:p>
          </table:table-cell>
          <table:table-cell table:formula="of:=[.C3]-[.R4]" office:value-type="float" office:value="0.420063052017438" calcext:value-type="float">
            <text:p>0,42</text:p>
          </table:table-cell>
          <table:table-cell/>
          <table:table-cell office:value-type="string" calcext:value-type="string">
            <text:p>Dethic</text:p>
          </table:table-cell>
          <table:table-cell office:value-type="float" office:value="1.64735872850209" calcext:value-type="float">
            <text:p>1,64735872850209</text:p>
          </table:table-cell>
          <table:table-cell table:formula="of:=[.$I3]/[.$I$18]*100" office:value-type="float" office:value="-0.0174898175218608" calcext:value-type="float">
            <text:p>-0,017489817521861</text:p>
          </table:table-cell>
          <table:table-cell/>
          <table:table-cell office:value-type="string" calcext:value-type="string">
            <text:p>Aurevilly</text:p>
          </table:table-cell>
          <table:table-cell office:value-type="float" office:value="16137.6593169699" calcext:value-type="float">
            <text:p>16137,6593169699</text:p>
          </table:table-cell>
          <table:table-cell table:formula="of:=[.$M3]/[.$M$18]*100" office:value-type="float" office:value="32.6966472261629" calcext:value-type="float">
            <text:p>32,6966472261629</text:p>
          </table:table-cell>
          <table:table-cell/>
          <table:table-cell office:value-type="string" calcext:value-type="string">
            <text:p>Aurevilly</text:p>
          </table:table-cell>
          <table:table-cell office:value-type="float" office:value="2662.51273002696" calcext:value-type="float">
            <text:p>2662,51273002696</text:p>
          </table:table-cell>
          <table:table-cell table:formula="of:=[.$Q3]/[.$Q$18]*100" office:value-type="float" office:value="32.1373924701307" calcext:value-type="float">
            <text:p>32,137392470130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\195\169g\195\169sippe Cormier</text:p>
          </table:table-cell>
          <table:table-cell office:value-type="float" office:value="2.97" calcext:value-type="float">
            <text:p>2,97</text:p>
          </table:table-cell>
          <table:table-cell table:formula="of:=[.$B4]/[.$B$18]*100" office:value-type="float" office:value="13.0664320281566" calcext:value-type="float">
            <text:p>13,0664320281566</text:p>
          </table:table-cell>
          <table:table-cell/>
          <table:table-cell table:formula="of:=[.C4]-[.N5]" office:value-type="float" office:value="10.4811176996585" calcext:value-type="float">
            <text:p>10,48</text:p>
          </table:table-cell>
          <table:table-cell table:formula="of:=[.C4]-[.R5]" office:value-type="float" office:value="9.24581636970406" calcext:value-type="float">
            <text:p>9,25</text:p>
          </table:table-cell>
          <table:table-cell/>
          <table:table-cell office:value-type="string" calcext:value-type="string">
            <text:p>Aurevilly</text:p>
          </table:table-cell>
          <table:table-cell office:value-type="float" office:value="-4309.91110410056" calcext:value-type="float">
            <text:p>-4309,91110410056</text:p>
          </table:table-cell>
          <table:table-cell table:formula="of:=[.$I4]/[.$I$18]*100" office:value-type="float" office:value="45.7578288456344" calcext:value-type="float">
            <text:p>45,7578288456344</text:p>
          </table:table-cell>
          <table:table-cell/>
          <table:table-cell office:value-type="string" calcext:value-type="string">
            <text:p>Dethic</text:p>
          </table:table-cell>
          <table:table-cell office:value-type="float" office:value="8" calcext:value-type="float">
            <text:p>8</text:p>
          </table:table-cell>
          <table:table-cell table:formula="of:=[.$M4]/[.$M$18]*100" office:value-type="float" office:value="0.0162088672633112" calcext:value-type="float">
            <text:p>0,016208867263311</text:p>
          </table:table-cell>
          <table:table-cell/>
          <table:table-cell office:value-type="string" calcext:value-type="string">
            <text:p>Dethic</text:p>
          </table:table-cell>
          <table:table-cell office:value-type="float" office:value="1.64735872850209" calcext:value-type="float">
            <text:p>1,64735872850209</text:p>
          </table:table-cell>
          <table:table-cell table:formula="of:=[.$Q4]/[.$Q$18]*100" office:value-type="float" office:value="0.0198841543178015" calcext:value-type="float">
            <text:p>0,0198841543178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ohney</text:p>
          </table:table-cell>
          <table:table-cell office:value-type="float" office:value="0.1" calcext:value-type="float">
            <text:p>0,1</text:p>
          </table:table-cell>
          <table:table-cell table:formula="of:=[.$B5]/[.$B$18]*100" office:value-type="float" office:value="0.43994720633524" calcext:value-type="float">
            <text:p>0,43994720633524</text:p>
          </table:table-cell>
          <table:table-cell/>
          <table:table-cell table:formula="of:=[.C5]-[.N6]" office:value-type="float" office:value="0.437921097927326" calcext:value-type="float">
            <text:p>0,44</text:p>
          </table:table-cell>
          <table:table-cell table:formula="of:=[.C5]-[.R6]" office:value-type="float" office:value="0.433909081307343" calcext:value-type="float">
            <text:p>0,43</text:p>
          </table:table-cell>
          <table:table-cell/>
          <table:table-cell office:value-type="string" calcext:value-type="string">
            <text:p>Platonides</text:p>
          </table:table-cell>
          <table:table-cell office:value-type="float" office:value="28.6257228278217" calcext:value-type="float">
            <text:p>28,6257228278217</text:p>
          </table:table-cell>
          <table:table-cell table:formula="of:=[.$I5]/[.$I$18]*100" office:value-type="float" office:value="-0.303915995968411" calcext:value-type="float">
            <text:p>-0,303915995968411</text:p>
          </table:table-cell>
          <table:table-cell/>
          <table:table-cell office:value-type="string" calcext:value-type="string">
            <text:p>Hégésippe Cormier</text:p>
          </table:table-cell>
          <table:table-cell office:value-type="float" office:value="1276" calcext:value-type="float">
            <text:p>1276</text:p>
          </table:table-cell>
          <table:table-cell table:formula="of:=[.$M5]/[.$M$18]*100" office:value-type="float" office:value="2.58531432849814" calcext:value-type="float">
            <text:p>2,58531432849814</text:p>
          </table:table-cell>
          <table:table-cell/>
          <table:table-cell office:value-type="string" calcext:value-type="string">
            <text:p>Hégésippe Cormier</text:p>
          </table:table-cell>
          <table:table-cell office:value-type="float" office:value="316.529657364853" calcext:value-type="float">
            <text:p>316,529657364853</text:p>
          </table:table-cell>
          <table:table-cell table:formula="of:=[.$Q5]/[.$Q$18]*100" office:value-type="float" office:value="3.82061565845256" calcext:value-type="float">
            <text:p>3,82061565845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on Harald S\195\184by</text:p>
          </table:table-cell>
          <table:table-cell office:value-type="float" office:value="1" calcext:value-type="float">
            <text:p>1</text:p>
          </table:table-cell>
          <table:table-cell table:formula="of:=[.$B6]/[.$B$18]*100" office:value-type="float" office:value="4.3994720633524" calcext:value-type="float">
            <text:p>4,3994720633524</text:p>
          </table:table-cell>
          <table:table-cell/>
          <table:table-cell table:formula="of:=[.C6]-[.N7]" office:value-type="float" office:value="1.69664344719525" calcext:value-type="float">
            <text:p>1,70</text:p>
          </table:table-cell>
          <table:table-cell table:formula="of:=[.C6]-[.R7]" office:value-type="float" office:value="2.13161509447379" calcext:value-type="float">
            <text:p>2,13</text:p>
          </table:table-cell>
          <table:table-cell/>
          <table:table-cell office:value-type="string" calcext:value-type="string">
            <text:p>Lars~aawiki</text:p>
          </table:table-cell>
          <table:table-cell office:value-type="float" office:value="2.59485627110396" calcext:value-type="float">
            <text:p>2,59485627110396</text:p>
          </table:table-cell>
          <table:table-cell table:formula="of:=[.$I6]/[.$I$18]*100" office:value-type="float" office:value="-0.0275492895942166" calcext:value-type="float">
            <text:p>-0,027549289594217</text:p>
          </table:table-cell>
          <table:table-cell/>
          <table:table-cell office:value-type="string" calcext:value-type="string">
            <text:p>Johney</text:p>
          </table:table-cell>
          <table:table-cell office:value-type="float" office:value="1" calcext:value-type="float">
            <text:p>1</text:p>
          </table:table-cell>
          <table:table-cell table:formula="of:=[.$M6]/[.$M$18]*100" office:value-type="float" office:value="0.0020261084079139" calcext:value-type="float">
            <text:p>0,002026108407914</text:p>
          </table:table-cell>
          <table:table-cell/>
          <table:table-cell office:value-type="string" calcext:value-type="string">
            <text:p>Johney</text:p>
          </table:table-cell>
          <table:table-cell office:value-type="float" office:value="0.500245462266794" calcext:value-type="float">
            <text:p>0,500245462266794</text:p>
          </table:table-cell>
          <table:table-cell table:formula="of:=[.$Q6]/[.$Q$18]*100" office:value-type="float" office:value="0.00603812502789691" calcext:value-type="float">
            <text:p>0,0060381250278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anabekobaton</text:p>
          </table:table-cell>
          <table:table-cell office:value-type="float" office:value="0.76" calcext:value-type="float">
            <text:p>0,76</text:p>
          </table:table-cell>
          <table:table-cell table:formula="of:=[.$B7]/[.$B$18]*100" office:value-type="float" office:value="3.34359876814782" calcext:value-type="float">
            <text:p>3,34359876814782</text:p>
          </table:table-cell>
          <table:table-cell/>
          <table:table-cell table:formula="of:=[.C7]-[.N8]" office:value-type="float" office:value="2.21303027653186" calcext:value-type="float">
            <text:p>2,21</text:p>
          </table:table-cell>
          <table:table-cell table:formula="of:=[.C7]-[.R8]" office:value-type="float" office:value="1.62470613255294" calcext:value-type="float">
            <text:p>1,62</text:p>
          </table:table-cell>
          <table:table-cell/>
          <table:table-cell office:value-type="string" calcext:value-type="string">
            <text:p>Tim Starling</text:p>
          </table:table-cell>
          <table:table-cell office:value-type="float" office:value="32.5105691387552" calcext:value-type="float">
            <text:p>32,5105691387552</text:p>
          </table:table-cell>
          <table:table-cell table:formula="of:=[.$I7]/[.$I$18]*100" office:value-type="float" office:value="-0.345160960955778" calcext:value-type="float">
            <text:p>-0,345160960955778</text:p>
          </table:table-cell>
          <table:table-cell/>
          <table:table-cell office:value-type="string" calcext:value-type="string">
            <text:p>Jon Harald Søby</text:p>
          </table:table-cell>
          <table:table-cell office:value-type="float" office:value="1334" calcext:value-type="float">
            <text:p>1334</text:p>
          </table:table-cell>
          <table:table-cell table:formula="of:=[.$M7]/[.$M$18]*100" office:value-type="float" office:value="2.70282861615715" calcext:value-type="float">
            <text:p>2,70282861615715</text:p>
          </table:table-cell>
          <table:table-cell/>
          <table:table-cell office:value-type="string" calcext:value-type="string">
            <text:p>Jon Harald Søby</text:p>
          </table:table-cell>
          <table:table-cell office:value-type="float" office:value="187.886993480622" calcext:value-type="float">
            <text:p>187,886993480622</text:p>
          </table:table-cell>
          <table:table-cell table:formula="of:=[.$Q7]/[.$Q$18]*100" office:value-type="float" office:value="2.2678569688786" calcext:value-type="float">
            <text:p>2,267856968878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org</text:p>
          </table:table-cell>
          <table:table-cell office:value-type="float" office:value="0.88" calcext:value-type="float">
            <text:p>0,88</text:p>
          </table:table-cell>
          <table:table-cell table:formula="of:=[.$B8]/[.$B$18]*100" office:value-type="float" office:value="3.87153541575011" calcext:value-type="float">
            <text:p>3,87153541575011</text:p>
          </table:table-cell>
          <table:table-cell/>
          <table:table-cell table:formula="of:=[.C8]-[.N9]" office:value-type="float" office:value="-10.8331335853254" calcext:value-type="float">
            <text:p>-10,83</text:p>
          </table:table-cell>
          <table:table-cell table:formula="of:=[.C8]-[.R9]" office:value-type="float" office:value="-11.8168208760553" calcext:value-type="float">
            <text:p>-11,82</text:p>
          </table:table-cell>
          <table:table-cell/>
          <table:table-cell office:value-type="string" calcext:value-type="string">
            <text:p>Rich Farmbrough</text:p>
          </table:table-cell>
          <table:table-cell office:value-type="float" office:value="0.921482067852938" calcext:value-type="float">
            <text:p>0,921482067852938</text:p>
          </table:table-cell>
          <table:table-cell table:formula="of:=[.$I8]/[.$I$18]*100" office:value-type="float" office:value="-0.00978326877902868" calcext:value-type="float">
            <text:p>-0,009783268779029</text:p>
          </table:table-cell>
          <table:table-cell/>
          <table:table-cell office:value-type="string" calcext:value-type="string">
            <text:p>Kanabekobaton</text:p>
          </table:table-cell>
          <table:table-cell office:value-type="float" office:value="558" calcext:value-type="float">
            <text:p>558</text:p>
          </table:table-cell>
          <table:table-cell table:formula="of:=[.$M8]/[.$M$18]*100" office:value-type="float" office:value="1.13056849161596" calcext:value-type="float">
            <text:p>1,13056849161596</text:p>
          </table:table-cell>
          <table:table-cell/>
          <table:table-cell office:value-type="string" calcext:value-type="string">
            <text:p>Kanabekobaton</text:p>
          </table:table-cell>
          <table:table-cell office:value-type="float" office:value="142.40649822709" calcext:value-type="float">
            <text:p>142,40649822709</text:p>
          </table:table-cell>
          <table:table-cell table:formula="of:=[.$Q8]/[.$Q$18]*100" office:value-type="float" office:value="1.71889263559488" calcext:value-type="float">
            <text:p>1,718892635594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ars~aawiki</text:p>
          </table:table-cell>
          <table:table-cell office:value-type="float" office:value="6.39" calcext:value-type="float">
            <text:p>6,39</text:p>
          </table:table-cell>
          <table:table-cell table:formula="of:=[.$B9]/[.$B$18]*100" office:value-type="float" office:value="28.1126264848218" calcext:value-type="float">
            <text:p>28,1126264848218</text:p>
          </table:table-cell>
          <table:table-cell/>
          <table:table-cell table:formula="of:=[.C9]-[.N10]" office:value-type="float" office:value="25.2477091960316" calcext:value-type="float">
            <text:p>25,25</text:p>
          </table:table-cell>
          <table:table-cell table:formula="of:=[.C9]-[.R10]" office:value-type="float" office:value="26.2156523307714" calcext:value-type="float">
            <text:p>26,22</text:p>
          </table:table-cell>
          <table:table-cell/>
          <table:table-cell office:value-type="string" calcext:value-type="string">
            <text:p>Hégésippe Cormier</text:p>
          </table:table-cell>
          <table:table-cell office:value-type="float" office:value="42.0240348998403" calcext:value-type="float">
            <text:p>42,0240348998403</text:p>
          </table:table-cell>
          <table:table-cell table:formula="of:=[.$I9]/[.$I$18]*100" office:value-type="float" office:value="-0.446164329125104" calcext:value-type="float">
            <text:p>-0,446164329125104</text:p>
          </table:table-cell>
          <table:table-cell/>
          <table:table-cell office:value-type="string" calcext:value-type="string">
            <text:p>Korg</text:p>
          </table:table-cell>
          <table:table-cell office:value-type="float" office:value="7257.59240899429" calcext:value-type="float">
            <text:p>7257,59240899429</text:p>
          </table:table-cell>
          <table:table-cell table:formula="of:=[.$M9]/[.$M$18]*100" office:value-type="float" office:value="14.7046690010755" calcext:value-type="float">
            <text:p>14,7046690010755</text:p>
          </table:table-cell>
          <table:table-cell/>
          <table:table-cell office:value-type="string" calcext:value-type="string">
            <text:p>Korg</text:p>
          </table:table-cell>
          <table:table-cell office:value-type="float" office:value="1299.74603194559" calcext:value-type="float">
            <text:p>1299,74603194559</text:p>
          </table:table-cell>
          <table:table-cell table:formula="of:=[.$Q9]/[.$Q$18]*100" office:value-type="float" office:value="15.6883562918054" calcext:value-type="float">
            <text:p>15,68835629180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0.04" calcext:value-type="float">
            <text:p>0,04</text:p>
          </table:table-cell>
          <table:table-cell table:formula="of:=[.$B10]/[.$B$18]*100" office:value-type="float" office:value="0.175978882534096" calcext:value-type="float">
            <text:p>0,175978882534096</text:p>
          </table:table-cell>
          <table:table-cell/>
          <table:table-cell table:formula="of:=[.C10]-[.N11]" office:value-type="float" office:value="0.113169521888765" calcext:value-type="float">
            <text:p>0,11</text:p>
          </table:table-cell>
          <table:table-cell table:formula="of:=[.C10]-[.R11]" office:value-type="float" office:value="0.0898980281980372" calcext:value-type="float">
            <text:p>0,09</text:p>
          </table:table-cell>
          <table:table-cell/>
          <table:table-cell office:value-type="string" calcext:value-type="string">
            <text:p>M7</text:p>
          </table:table-cell>
          <table:table-cell office:value-type="float" office:value="7.10833611207362" calcext:value-type="float">
            <text:p>7,10833611207362</text:p>
          </table:table-cell>
          <table:table-cell table:formula="of:=[.$I10]/[.$I$18]*100" office:value-type="float" office:value="-0.0754683842281676" calcext:value-type="float">
            <text:p>-0,075468384228168</text:p>
          </table:table-cell>
          <table:table-cell/>
          <table:table-cell office:value-type="string" calcext:value-type="string">
            <text:p>Lars~aawiki</text:p>
          </table:table-cell>
          <table:table-cell office:value-type="float" office:value="1414" calcext:value-type="float">
            <text:p>1414</text:p>
          </table:table-cell>
          <table:table-cell table:formula="of:=[.$M10]/[.$M$18]*100" office:value-type="float" office:value="2.86491728879026" calcext:value-type="float">
            <text:p>2,86491728879026</text:p>
          </table:table-cell>
          <table:table-cell/>
          <table:table-cell office:value-type="string" calcext:value-type="string">
            <text:p>Lars~aawiki</text:p>
          </table:table-cell>
          <table:table-cell office:value-type="float" office:value="157.160162834788" calcext:value-type="float">
            <text:p>157,160162834788</text:p>
          </table:table-cell>
          <table:table-cell table:formula="of:=[.$Q10]/[.$Q$18]*100" office:value-type="float" office:value="1.89697415405037" calcext:value-type="float">
            <text:p>1,896974154050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3m6~aawiki</text:p>
          </table:table-cell>
          <table:table-cell office:value-type="float" office:value="0.1" calcext:value-type="float">
            <text:p>0,1</text:p>
          </table:table-cell>
          <table:table-cell table:formula="of:=[.$B11]/[.$B$18]*100" office:value-type="float" office:value="0.43994720633524" calcext:value-type="float">
            <text:p>0,43994720633524</text:p>
          </table:table-cell>
          <table:table-cell/>
          <table:table-cell table:formula="of:=[.C11]" office:value-type="float" office:value="0.43994720633524" calcext:value-type="float">
            <text:p>0,44</text:p>
          </table:table-cell>
          <table:table-cell table:formula="of:=[.C11]" office:value-type="float" office:value="0.43994720633524" calcext:value-type="float">
            <text:p>0,44</text:p>
          </table:table-cell>
          <table:table-cell/>
          <table:table-cell office:value-type="string" calcext:value-type="string">
            <text:p>VolkovBot</text:p>
          </table:table-cell>
          <table:table-cell office:value-type="float" office:value="4.65162619504131" calcext:value-type="float">
            <text:p>4,65162619504131</text:p>
          </table:table-cell>
          <table:table-cell table:formula="of:=[.$I11]/[.$I$18]*100" office:value-type="float" office:value="-0.0493857785335899" calcext:value-type="float">
            <text:p>-0,04938577853359</text:p>
          </table:table-cell>
          <table:table-cell/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table:formula="of:=[.$M11]/[.$M$18]*100" office:value-type="float" office:value="0.0628093606453311" calcext:value-type="float">
            <text:p>0,062809360645331</text:p>
          </table:table-cell>
          <table:table-cell/>
          <table:table-cell office:value-type="string" calcext:value-type="string">
            <text:p>M7</text:p>
          </table:table-cell>
          <table:table-cell office:value-type="float" office:value="7.1316106524314" calcext:value-type="float">
            <text:p>7,1316106524314</text:p>
          </table:table-cell>
          <table:table-cell table:formula="of:=[.$Q11]/[.$Q$18]*100" office:value-type="float" office:value="0.0860808543360587" calcext:value-type="float">
            <text:p>0,0860808543360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latonides</text:p>
          </table:table-cell>
          <table:table-cell office:value-type="float" office:value="0.64" calcext:value-type="float">
            <text:p>0,64</text:p>
          </table:table-cell>
          <table:table-cell table:formula="of:=[.$B12]/[.$B$18]*100" office:value-type="float" office:value="2.81566212054553" calcext:value-type="float">
            <text:p>2,81566212054553</text:p>
          </table:table-cell>
          <table:table-cell/>
          <table:table-cell table:formula="of:=[.C12]-[.N12]" office:value-type="float" office:value="0.264791634981929" calcext:value-type="float">
            <text:p>0,26</text:p>
          </table:table-cell>
          <table:table-cell table:formula="of:=[.C12]-[.R12]" office:value-type="float" office:value="0.575089135183677" calcext:value-type="float">
            <text:p>0,58</text:p>
          </table:table-cell>
          <table:table-cell/>
          <table:table-cell office:value-type="string" calcext:value-type="string">
            <text:p>Johney</text:p>
          </table:table-cell>
          <table:table-cell office:value-type="float" office:value="0.497226370279666" calcext:value-type="float">
            <text:p>0,497226370279666</text:p>
          </table:table-cell>
          <table:table-cell table:formula="of:=[.$I12]/[.$I$18]*100" office:value-type="float" office:value="-0.00527899499531352" calcext:value-type="float">
            <text:p>-0,005278994995314</text:p>
          </table:table-cell>
          <table:table-cell/>
          <table:table-cell office:value-type="string" calcext:value-type="string">
            <text:p>Platonides</text:p>
          </table:table-cell>
          <table:table-cell office:value-type="float" office:value="1259" calcext:value-type="float">
            <text:p>1259</text:p>
          </table:table-cell>
          <table:table-cell table:formula="of:=[.$M12]/[.$M$18]*100" office:value-type="float" office:value="2.55087048556361" calcext:value-type="float">
            <text:p>2,55087048556361</text:p>
          </table:table-cell>
          <table:table-cell/>
          <table:table-cell office:value-type="string" calcext:value-type="string">
            <text:p>Platonides</text:p>
          </table:table-cell>
          <table:table-cell office:value-type="float" office:value="185.62657507528" calcext:value-type="float">
            <text:p>185,62657507528</text:p>
          </table:table-cell>
          <table:table-cell table:formula="of:=[.$Q12]/[.$Q$18]*100" office:value-type="float" office:value="2.24057298536186" calcext:value-type="float">
            <text:p>2,2405729853618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ocastelo</text:p>
          </table:table-cell>
          <table:table-cell office:value-type="float" office:value="2.63" calcext:value-type="float">
            <text:p>2,63</text:p>
          </table:table-cell>
          <table:table-cell table:formula="of:=[.$B13]/[.$B$18]*100" office:value-type="float" office:value="11.5706115266168" calcext:value-type="float">
            <text:p>11,5706115266168</text:p>
          </table:table-cell>
          <table:table-cell/>
          <table:table-cell table:formula="of:=[.C13]-[.N14]" office:value-type="float" office:value="-21.2289408840102" calcext:value-type="float">
            <text:p>-21,23</text:p>
          </table:table-cell>
          <table:table-cell table:formula="of:=[.C13]-[.R14]" office:value-type="float" office:value="-20.5527088369419" calcext:value-type="float">
            <text:p>-20,55</text:p>
          </table:table-cell>
          <table:table-cell/>
          <table:table-cell office:value-type="string" calcext:value-type="string">
            <text:p>Rocastelo</text:p>
          </table:table-cell>
          <table:table-cell office:value-type="float" office:value="-4264.645643466" calcext:value-type="float">
            <text:p>-4264,645643466</text:p>
          </table:table-cell>
          <table:table-cell table:formula="of:=[.$I13]/[.$I$18]*100" office:value-type="float" office:value="45.2772506735315" calcext:value-type="float">
            <text:p>45,2772506735315</text:p>
          </table:table-cell>
          <table:table-cell/>
          <table:table-cell office:value-type="string" calcext:value-type="string">
            <text:p>Rich Farmbrough</text:p>
          </table:table-cell>
          <table:table-cell office:value-type="float" office:value="7" calcext:value-type="float">
            <text:p>7</text:p>
          </table:table-cell>
          <table:table-cell table:formula="of:=[.$M13]/[.$M$18]*100" office:value-type="float" office:value="0.0141827588553973" calcext:value-type="float">
            <text:p>0,014182758855397</text:p>
          </table:table-cell>
          <table:table-cell/>
          <table:table-cell office:value-type="string" calcext:value-type="string">
            <text:p>Rich Farmbrough</text:p>
          </table:table-cell>
          <table:table-cell office:value-type="float" office:value="0.933943815103771" calcext:value-type="float">
            <text:p>0,933943815103771</text:p>
          </table:table-cell>
          <table:table-cell table:formula="of:=[.$Q13]/[.$Q$18]*100" office:value-type="float" office:value="0.0112730048546048" calcext:value-type="float">
            <text:p>0,01127300485460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quidward~aawiki</text:p>
          </table:table-cell>
          <table:table-cell office:value-type="float" office:value="0.01" calcext:value-type="float">
            <text:p>0,01</text:p>
          </table:table-cell>
          <table:table-cell table:formula="of:=[.$B14]/[.$B$18]*100" office:value-type="float" office:value="0.043994720633524" calcext:value-type="float">
            <text:p>0,043994720633524</text:p>
          </table:table-cell>
          <table:table-cell/>
          <table:table-cell table:formula="of:=[.C14]" office:value-type="float" office:value="0.043994720633524" calcext:value-type="float">
            <text:p>0,04</text:p>
          </table:table-cell>
          <table:table-cell table:formula="of:=[.C14]" office:value-type="float" office:value="0.043994720633524" calcext:value-type="float">
            <text:p>0,04</text:p>
          </table:table-cell>
          <table:table-cell/>
          <table:table-cell office:value-type="string" calcext:value-type="string">
            <text:p>Jon Harald Søby</text:p>
          </table:table-cell>
          <table:table-cell office:value-type="float" office:value="74.8330136054285" calcext:value-type="float">
            <text:p>74,8330136054285</text:p>
          </table:table-cell>
          <table:table-cell table:formula="of:=[.$I14]/[.$I$18]*100" office:value-type="float" office:value="-0.79449347001667" calcext:value-type="float">
            <text:p>-0,79449347001667</text:p>
          </table:table-cell>
          <table:table-cell/>
          <table:table-cell office:value-type="string" calcext:value-type="string">
            <text:p>Rocastelo</text:p>
          </table:table-cell>
          <table:table-cell office:value-type="float" office:value="16188.4488917341" calcext:value-type="float">
            <text:p>16188,4488917341</text:p>
          </table:table-cell>
          <table:table-cell table:formula="of:=[.$M14]/[.$M$18]*100" office:value-type="float" office:value="32.799552410627" calcext:value-type="float">
            <text:p>32,799552410627</text:p>
          </table:table-cell>
          <table:table-cell/>
          <table:table-cell office:value-type="string" calcext:value-type="string">
            <text:p>Rocastelo</text:p>
          </table:table-cell>
          <table:table-cell office:value-type="float" office:value="2661.34688675199" calcext:value-type="float">
            <text:p>2661,34688675199</text:p>
          </table:table-cell>
          <table:table-cell table:formula="of:=[.$Q14]/[.$Q$18]*100" office:value-type="float" office:value="32.1233203635587" calcext:value-type="float">
            <text:p>32,12332036355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m Starling</text:p>
          </table:table-cell>
          <table:table-cell office:value-type="float" office:value="2.95" calcext:value-type="float">
            <text:p>2,95</text:p>
          </table:table-cell>
          <table:table-cell table:formula="of:=[.$B15]/[.$B$18]*100" office:value-type="float" office:value="12.9784425868896" calcext:value-type="float">
            <text:p>12,9784425868896</text:p>
          </table:table-cell>
          <table:table-cell/>
          <table:table-cell table:formula="of:=[.C15]-[.N15]" office:value-type="float" office:value="10.2675095371008" calcext:value-type="float">
            <text:p>10,27</text:p>
          </table:table-cell>
          <table:table-cell table:formula="of:=[.C15]-[.R15]" office:value-type="float" office:value="11.0355029046581" calcext:value-type="float">
            <text:p>11,04</text:p>
          </table:table-cell>
          <table:table-cell table:number-columns-repeated="5"/>
          <table:table-cell office:value-type="string" calcext:value-type="string">
            <text:p>Tim Starling</text:p>
          </table:table-cell>
          <table:table-cell office:value-type="float" office:value="1338" calcext:value-type="float">
            <text:p>1338</text:p>
          </table:table-cell>
          <table:table-cell table:formula="of:=[.$M15]/[.$M$18]*100" office:value-type="float" office:value="2.7109330497888" calcext:value-type="float">
            <text:p>2,7109330497888</text:p>
          </table:table-cell>
          <table:table-cell/>
          <table:table-cell office:value-type="string" calcext:value-type="string">
            <text:p>Tim Starling</text:p>
          </table:table-cell>
          <table:table-cell office:value-type="float" office:value="160.96830638714" calcext:value-type="float">
            <text:p>160,96830638714</text:p>
          </table:table-cell>
          <table:table-cell table:formula="of:=[.$Q15]/[.$Q$18]*100" office:value-type="float" office:value="1.94293968223145" calcext:value-type="float">
            <text:p>1,942939682231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olkovBot</text:p>
          </table:table-cell>
          <table:table-cell office:value-type="float" office:value="0.88" calcext:value-type="float">
            <text:p>0,88</text:p>
          </table:table-cell>
          <table:table-cell table:formula="of:=[.$B16]/[.$B$18]*100" office:value-type="float" office:value="3.87153541575011" calcext:value-type="float">
            <text:p>3,87153541575011</text:p>
          </table:table-cell>
          <table:table-cell/>
          <table:table-cell table:formula="of:=[.C16]-[.N16]" office:value-type="float" office:value="3.83911768122349" calcext:value-type="float">
            <text:p>3,84</text:p>
          </table:table-cell>
          <table:table-cell table:formula="of:=[.C16]-[.R16]" office:value-type="float" office:value="3.80676211101232" calcext:value-type="float">
            <text:p>3,81</text:p>
          </table:table-cell>
          <table:table-cell table:number-columns-repeated="5"/>
          <table:table-cell office:value-type="string" calcext:value-type="string">
            <text:p>VolkovBot</text:p>
          </table:table-cell>
          <table:table-cell office:value-type="float" office:value="16" calcext:value-type="float">
            <text:p>16</text:p>
          </table:table-cell>
          <table:table-cell table:formula="of:=[.$M16]/[.$M$18]*100" office:value-type="float" office:value="0.0324177345266225" calcext:value-type="float">
            <text:p>0,032417734526623</text:p>
          </table:table-cell>
          <table:table-cell/>
          <table:table-cell office:value-type="string" calcext:value-type="string">
            <text:p>VolkovBot</text:p>
          </table:table-cell>
          <table:table-cell office:value-type="float" office:value="5.36632673576671" calcext:value-type="float">
            <text:p>5,36632673576671</text:p>
          </table:table-cell>
          <table:table-cell table:formula="of:=[.$Q16]/[.$Q$18]*100" office:value-type="float" office:value="0.0647733047377933" calcext:value-type="float">
            <text:p>0,064773304737793</text:p>
          </table:table-cell>
          <table:table-cell table:number-columns-repeated="1004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6])" office:value-type="float" office:value="22.73" calcext:value-type="float">
            <text:p>22,73</text:p>
          </table:table-cell>
          <table:table-cell table:number-columns-repeated="2"/>
          <table:table-cell table:formula="of:=SUM([.E2:.E17])" office:value-type="float" office:value="5.14023703087757" calcext:value-type="float">
            <text:p>5,14</text:p>
          </table:table-cell>
          <table:table-cell table:formula="of:=SUM([.F2:.F16])" office:value-type="float" office:value="5.98630235151594" calcext:value-type="float">
            <text:p>5,99</text:p>
          </table:table-cell>
          <table:table-cell table:number-columns-repeated="2"/>
          <table:table-cell table:formula="of:=SUM([.I2:.I17])" office:value-type="float" office:value="-9418.95892534628" calcext:value-type="float">
            <text:p>-9418,95892534628</text:p>
          </table:table-cell>
          <table:table-cell table:number-columns-repeated="3"/>
          <table:table-cell table:formula="of:=SUM([.M2:.M17])" office:value-type="float" office:value="49355.7006176983" calcext:value-type="float">
            <text:p>49355,7006176983</text:p>
          </table:table-cell>
          <table:table-cell table:number-columns-repeated="3"/>
          <table:table-cell table:formula="of:=SUM([.Q2:.Q17])" office:value-type="float" office:value="8284.78145046013" calcext:value-type="float">
            <text:p>8284,781450460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g</text:p>
          </table:table-cell>
          <table:table-cell table:formula="of:=[.B18]/15" office:value-type="float" office:value="1.51533333333333" calcext:value-type="float">
            <text:p>1,51533333333333</text:p>
          </table:table-cell>
          <table:table-cell table:number-columns-repeated="2"/>
          <table:table-cell table:formula="of:=[.E18]/15" office:value-type="float" office:value="0.342682468725171" calcext:value-type="float">
            <text:p>0,34</text:p>
          </table:table-cell>
          <table:table-cell table:formula="of:=[.F18]/15" office:value-type="float" office:value="0.399086823434396" calcext:value-type="float">
            <text:p>0,40</text:p>
          </table:table-cell>
          <table:table-cell table:number-columns-repeated="2"/>
          <table:table-cell table:formula="of:=[.I18]/13" office:value-type="float" office:value="-724.535301949714" calcext:value-type="float">
            <text:p>-724,535301949714</text:p>
          </table:table-cell>
          <table:table-cell table:number-columns-repeated="3"/>
          <table:table-cell table:formula="of:=[.M18]/15" office:value-type="float" office:value="3290.38004117989" calcext:value-type="float">
            <text:p>3290,38004117989</text:p>
          </table:table-cell>
          <table:table-cell table:number-columns-repeated="3"/>
          <table:table-cell table:formula="of:=[.Q18]/15" office:value-type="float" office:value="552.318763364009" calcext:value-type="float">
            <text:p>552,318763364009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urevilly</text:p>
          </table:table-cell>
          <table:table-cell office:value-type="float" office:value="60.93" calcext:value-type="float">
            <text:p>60,93</text:p>
          </table:table-cell>
          <table:table-cell table:formula="of:=[.$B21]/[.$B$37]*100" office:value-type="float" office:value="36.3652641002686" calcext:value-type="float">
            <text:p>36,3652641002686</text:p>
          </table:table-cell>
          <table:table-cell/>
          <table:table-cell table:formula="of:=[.C21]-[.N3]" office:value-type="float" office:value="3.66861687410571" calcext:value-type="float">
            <text:p>3,67</text:p>
          </table:table-cell>
          <table:table-cell table:formula="of:=[.C21]-[.R3]" office:value-type="float" office:value="4.22787163013787" calcext:value-type="float">
            <text:p>4,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thic</text:p>
          </table:table-cell>
          <table:table-cell office:value-type="float" office:value="0.1" calcext:value-type="float">
            <text:p>0,1</text:p>
          </table:table-cell>
          <table:table-cell table:formula="of:=[.$B22]/[.$B$37]*100" office:value-type="float" office:value="0.0596836765144733" calcext:value-type="float">
            <text:p>0,059683676514473</text:p>
          </table:table-cell>
          <table:table-cell/>
          <table:table-cell table:formula="of:=[.C22]-[.N4]" office:value-type="float" office:value="0.0434748092511621" calcext:value-type="float">
            <text:p>0,04</text:p>
          </table:table-cell>
          <table:table-cell table:formula="of:=[.C22]-[.R4]" office:value-type="float" office:value="0.0397995221966717" calcext:value-type="float">
            <text:p>0,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\195\169g\195\169sippe Cormier</text:p>
          </table:table-cell>
          <table:table-cell office:value-type="float" office:value="29.29" calcext:value-type="float">
            <text:p>29,29</text:p>
          </table:table-cell>
          <table:table-cell table:formula="of:=[.$B23]/[.$B$37]*100" office:value-type="float" office:value="17.4813488510892" calcext:value-type="float">
            <text:p>17,4813488510892</text:p>
          </table:table-cell>
          <table:table-cell/>
          <table:table-cell table:formula="of:=[.C23]-[.N5]" office:value-type="float" office:value="14.8960345225911" calcext:value-type="float">
            <text:p>14,90</text:p>
          </table:table-cell>
          <table:table-cell table:formula="of:=[.C23]-[.R5]" office:value-type="float" office:value="13.6607331926367" calcext:value-type="float">
            <text:p>13,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ey</text:p>
          </table:table-cell>
          <table:table-cell office:value-type="float" office:value="0.1" calcext:value-type="float">
            <text:p>0,1</text:p>
          </table:table-cell>
          <table:table-cell table:formula="of:=[.$B24]/[.$B$37]*100" office:value-type="float" office:value="0.0596836765144733" calcext:value-type="float">
            <text:p>0,059683676514473</text:p>
          </table:table-cell>
          <table:table-cell/>
          <table:table-cell table:formula="of:=[.C24]-[.N6]" office:value-type="float" office:value="0.0576575681065594" calcext:value-type="float">
            <text:p>0,06</text:p>
          </table:table-cell>
          <table:table-cell table:formula="of:=[.C24]-[.R6]" office:value-type="float" office:value="0.0536455514865764" calcext:value-type="float">
            <text:p>0,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 Harald S\195\184by</text:p>
          </table:table-cell>
          <table:table-cell office:value-type="float" office:value="3.26" calcext:value-type="float">
            <text:p>3,26</text:p>
          </table:table-cell>
          <table:table-cell table:formula="of:=[.$B25]/[.$B$37]*100" office:value-type="float" office:value="1.94568785437183" calcext:value-type="float">
            <text:p>1,94568785437183</text:p>
          </table:table-cell>
          <table:table-cell/>
          <table:table-cell table:formula="of:=[.C25]-[.N7]" office:value-type="float" office:value="-0.757140761785319" calcext:value-type="float">
            <text:p>-0,76</text:p>
          </table:table-cell>
          <table:table-cell table:formula="of:=[.C25]-[.R7]" office:value-type="float" office:value="-0.322169114506775" calcext:value-type="float">
            <text:p>-0,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nabekobaton</text:p>
          </table:table-cell>
          <table:table-cell office:value-type="float" office:value="0.76" calcext:value-type="float">
            <text:p>0,76</text:p>
          </table:table-cell>
          <table:table-cell table:formula="of:=[.$B26]/[.$B$37]*100" office:value-type="float" office:value="0.453595941509997" calcext:value-type="float">
            <text:p>0,453595941509997</text:p>
          </table:table-cell>
          <table:table-cell/>
          <table:table-cell table:formula="of:=[.C26]-[.N8]" office:value-type="float" office:value="-0.676972550105962" calcext:value-type="float">
            <text:p>-0,68</text:p>
          </table:table-cell>
          <table:table-cell table:formula="of:=[.C26]-[.R8]" office:value-type="float" office:value="-1.26529669408488" calcext:value-type="float">
            <text:p>-1,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rg</text:p>
          </table:table-cell>
          <table:table-cell office:value-type="float" office:value="5.75" calcext:value-type="float">
            <text:p>5,75</text:p>
          </table:table-cell>
          <table:table-cell table:formula="of:=[.$B27]/[.$B$37]*100" office:value-type="float" office:value="3.43181139958221" calcext:value-type="float">
            <text:p>3,43181139958221</text:p>
          </table:table-cell>
          <table:table-cell/>
          <table:table-cell table:formula="of:=[.C27]-[.N9]" office:value-type="float" office:value="-11.2728576014932" calcext:value-type="float">
            <text:p>-11,27</text:p>
          </table:table-cell>
          <table:table-cell table:formula="of:=[.C27]-[.R9]" office:value-type="float" office:value="-12.2565448922232" calcext:value-type="float">
            <text:p>-12,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rs~aawiki</text:p>
          </table:table-cell>
          <table:table-cell office:value-type="float" office:value="42.87" calcext:value-type="float">
            <text:p>42,87</text:p>
          </table:table-cell>
          <table:table-cell table:formula="of:=[.$B28]/[.$B$37]*100" office:value-type="float" office:value="25.5863921217547" calcext:value-type="float">
            <text:p>25,5863921217547</text:p>
          </table:table-cell>
          <table:table-cell/>
          <table:table-cell table:formula="of:=[.C28]-[.N10]" office:value-type="float" office:value="22.7214748329644" calcext:value-type="float">
            <text:p>22,72</text:p>
          </table:table-cell>
          <table:table-cell table:formula="of:=[.C28]-[.R10]" office:value-type="float" office:value="23.6894179677043" calcext:value-type="float">
            <text:p>23,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3m6~aawiki</text:p>
          </table:table-cell>
          <table:table-cell office:value-type="float" office:value="0.09" calcext:value-type="float">
            <text:p>0,09</text:p>
          </table:table-cell>
          <table:table-cell table:formula="of:=[.$B29]/[.$B$37]*100" office:value-type="float" office:value="0.053715308863026" calcext:value-type="float">
            <text:p>0,053715308863026</text:p>
          </table:table-cell>
          <table:table-cell/>
          <table:table-cell table:formula="of:=[.C29]" office:value-type="float" office:value="0.053715308863026" calcext:value-type="float">
            <text:p>0,05</text:p>
          </table:table-cell>
          <table:table-cell table:formula="of:=[.C29]" office:value-type="float" office:value="0.053715308863026" calcext:value-type="float">
            <text:p>0,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tonides</text:p>
          </table:table-cell>
          <table:table-cell office:value-type="float" office:value="4.91" calcext:value-type="float">
            <text:p>4,91</text:p>
          </table:table-cell>
          <table:table-cell table:formula="of:=[.$B30]/[.$B$37]*100" office:value-type="float" office:value="2.93046851686064" calcext:value-type="float">
            <text:p>2,93046851686064</text:p>
          </table:table-cell>
          <table:table-cell/>
          <table:table-cell table:formula="of:=[.C30]-[.N12]" office:value-type="float" office:value="0.379598031297033" calcext:value-type="float">
            <text:p>0,38</text:p>
          </table:table-cell>
          <table:table-cell table:formula="of:=[.C30]-[.R12]" office:value-type="float" office:value="0.689895531498781" calcext:value-type="float">
            <text:p>0,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astelo</text:p>
          </table:table-cell>
          <table:table-cell office:value-type="float" office:value="13.53" calcext:value-type="float">
            <text:p>13,53</text:p>
          </table:table-cell>
          <table:table-cell table:formula="of:=[.$B31]/[.$B$37]*100" office:value-type="float" office:value="8.07520143240824" calcext:value-type="float">
            <text:p>8,07520143240824</text:p>
          </table:table-cell>
          <table:table-cell/>
          <table:table-cell table:formula="of:=[.C31]-[.N14]" office:value-type="float" office:value="-24.7243509782188" calcext:value-type="float">
            <text:p>-24,72</text:p>
          </table:table-cell>
          <table:table-cell table:formula="of:=[.C31]-[.R14]" office:value-type="float" office:value="-24.0481189311504" calcext:value-type="float">
            <text:p>-24,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 Starling</text:p>
          </table:table-cell>
          <table:table-cell office:value-type="float" office:value="5" calcext:value-type="float">
            <text:p>5</text:p>
          </table:table-cell>
          <table:table-cell table:formula="of:=[.$B32]/[.$B$37]*100" office:value-type="float" office:value="2.98418382572366" calcext:value-type="float">
            <text:p>2,98418382572366</text:p>
          </table:table-cell>
          <table:table-cell/>
          <table:table-cell table:formula="of:=[.C32]-[.N15]" office:value-type="float" office:value="0.27325077593486" calcext:value-type="float">
            <text:p>0,27</text:p>
          </table:table-cell>
          <table:table-cell table:formula="of:=[.C32]-[.R15]" office:value-type="float" office:value="1.04124414349222" calcext:value-type="float">
            <text:p>1,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silievVV</text:p>
          </table:table-cell>
          <table:table-cell office:value-type="float" office:value="0.08" calcext:value-type="float">
            <text:p>0,08</text:p>
          </table:table-cell>
          <table:table-cell table:formula="of:=[.$B33]/[.$B$37]*100" office:value-type="float" office:value="0.0477469412115786" calcext:value-type="float">
            <text:p>0,047746941211579</text:p>
          </table:table-cell>
          <table:table-cell/>
          <table:table-cell table:formula="of:=[.C33]" office:value-type="float" office:value="0.0477469412115786" calcext:value-type="float">
            <text:p>0,05</text:p>
          </table:table-cell>
          <table:table-cell table:formula="of:=[.C33]" office:value-type="float" office:value="0.0477469412115786" calcext:value-type="float">
            <text:p>0,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kovBot</text:p>
          </table:table-cell>
          <table:table-cell office:value-type="float" office:value="0.88" calcext:value-type="float">
            <text:p>0,88</text:p>
          </table:table-cell>
          <table:table-cell table:formula="of:=[.$B34]/[.$B$37]*100" office:value-type="float" office:value="0.525216353327365" calcext:value-type="float">
            <text:p>0,525216353327365</text:p>
          </table:table-cell>
          <table:table-cell/>
          <table:table-cell table:formula="of:=[.C34]-[.N16]" office:value-type="float" office:value="0.492798618800742" calcext:value-type="float">
            <text:p>0,49</text:p>
          </table:table-cell>
          <table:table-cell table:formula="of:=[.C34]-[.R16]" office:value-type="float" office:value="0.460443048589572" calcext:value-type="float">
            <text:p>0,46</text:p>
          </table:table-cell>
          <table:table-cell table:number-columns-repeated="1016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table:formula="of:=SUM([.B21:.B36])" office:value-type="float" office:value="167.55" calcext:value-type="float">
            <text:p>167,55</text:p>
          </table:table-cell>
          <table:table-cell table:number-columns-repeated="2"/>
          <table:table-cell table:formula="of:=SUM([.E21:.E36])" office:value-type="float" office:value="5.20304639152291" calcext:value-type="float">
            <text:p>5,20</text:p>
          </table:table-cell>
          <table:table-cell table:formula="of:=SUM([.F21:.F34])" office:value-type="float" office:value="6.07238320585201" calcext:value-type="float">
            <text:p>6,07</text:p>
          </table:table-cell>
          <table:table-cell table:number-columns-repeated="1016"/>
        </table:table-row>
        <table:table-row table:style-name="ro1">
          <table:table-cell/>
          <table:table-cell table:formula="of:=[.B37]/14" office:value-type="float" office:value="11.9678571428571" calcext:value-type="float">
            <text:p>11,9678571428571</text:p>
          </table:table-cell>
          <table:table-cell table:number-columns-repeated="2"/>
          <table:table-cell table:formula="of:=[.E37]/14" office:value-type="float" office:value="0.371646170823065" calcext:value-type="float">
            <text:p>0,37</text:p>
          </table:table-cell>
          <table:table-cell table:formula="of:=[.F37]/14" office:value-type="float" office:value="0.433741657560858" calcext:value-type="float">
            <text:p>0,43</text:p>
          </table:table-cell>
          <table:table-cell table:number-columns-repeated="1016"/>
        </table:table-row>
        <table:table-row table:style-name="ro1" table:number-rows-repeated="104853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mparison-wikitr-fw" table:style-name="ta1">
        <table:shapes>
          <draw:frame draw:z-index="0" draw:style-name="gr1" draw:text-style-name="P1" svg:width="159.99mm" svg:height="89.99mm" svg:x="316.67mm" svg:y="218.33mm">
            <loext:p draw:notify-on-update-of-ranges="'Comparison-wikitr-fw'.A75:'Comparison-wikitr-fw'.A92 'Comparison-wikitr-fw'.B74:'Comparison-wikitr-fw'.B74 'Comparison-wikitr-fw'.B75:'Comparison-wikitr-fw'.B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106.54mm" svg:x="316.52mm" svg:y="455.49mm">
            <loext:p draw:notify-on-update-of-ranges="'Comparison-wikitr-fw'.A75:'Comparison-wikitr-fw'.A92 'Comparison-wikitr-fw'.C74:'Comparison-wikitr-fw'.C74 'Comparison-wikitr-fw'.C75:'Comparison-wikitr-fw'.C9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85mm" svg:height="91.51mm" svg:x="516.35mm" svg:y="235.12mm">
            <loext:p draw:notify-on-update-of-ranges="'Comparison-wikitr-fw'.A75:'Comparison-wikitr-fw'.A92 'Comparison-wikitr-fw'.D74:'Comparison-wikitr-fw'.D74 'Comparison-wikitr-fw'.D75:'Comparison-wikitr-fw'.D9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85mm" svg:height="89.9mm" svg:x="514.23mm" svg:y="334.41mm">
            <loext:p draw:notify-on-update-of-ranges="'Comparison-wikitr-fw'.A75:'Comparison-wikitr-fw'.A92 'Comparison-wikitr-fw'.E74:'Comparison-wikitr-fw'.E74 'Comparison-wikitr-fw'.E75:'Comparison-wikitr-fw'.E9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0.17mm" svg:height="89.91mm" svg:x="502.87mm" svg:y="443.42mm">
            <loext:p draw:notify-on-update-of-ranges="'Comparison-wikitr-fw'.A75:'Comparison-wikitr-fw'.A92 'Comparison-wikitr-fw'.F74:'Comparison-wikitr-fw'.F74 'Comparison-wikitr-fw'.F75:'Comparison-wikitr-fw'.F9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317.1mm" svg:y="576.9mm">
            <loext:p draw:notify-on-update-of-ranges="'Comparison-wikitr-fw'.A75:'Comparison-wikitr-fw'.A92 'Comparison-wikitr-fw'.G74:'Comparison-wikitr-fw'.G74 'Comparison-wikitr-fw'.G75:'Comparison-wikitr-fw'.G9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60mm" svg:height="89.82mm" svg:x="317.26mm" svg:y="337.44mm">
            <loext:p draw:notify-on-update-of-ranges="'Comparison-wikitr-fw'.D49:'Comparison-wikitr-fw'.D71 'Comparison-wikitr-fw'.E48:'Comparison-wikitr-fw'.E48 'Comparison-wikitr-fw'.E49:'Comparison-wikitr-fw'.E7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column table:style-name="co10" table:default-cell-style-name="ce3"/>
        <table:table-column table:style-name="co11" table:default-cell-style-name="ce3"/>
        <table:table-column table:style-name="co5" table:number-columns-repeated="3" table:default-cell-style-name="ce3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1006" table:default-cell-style-name="Default"/>
        <table:table-row table:style-name="ro1">
          <table:table-cell table:style-name="ce9" office:value-type="string" calcext:value-type="string">
            <text:p>WikiTrust User with n_judges=10</text:p>
          </table:table-cell>
          <table:table-cell table:style-name="ce9" office:value-type="string" calcext:value-type="string">
            <text:p>Score</text:p>
          </table:table-cell>
          <table:table-cell table:style-name="ce9" table:number-columns-repeated="2"/>
          <table:table-cell table:style-name="ce2" table:number-columns-repeated="2"/>
          <table:table-cell table:style-name="Default" table:number-columns-repeated="3"/>
          <table:table-cell table:number-columns-repeated="3"/>
          <table:table-cell table:style-name="ce9" table:number-columns-repeated="1012"/>
        </table:table-row>
        <table:table-row table:style-name="ro2">
          <table:table-cell table:number-columns-repeated="2"/>
          <table:table-cell table:style-name="ce9" table:number-columns-repeated="2"/>
          <table:table-cell table:style-name="ce2" table:number-columns-repeated="2"/>
          <table:table-cell table:style-name="ce27"/>
          <table:table-cell table:style-name="Default" table:number-columns-repeated="2"/>
          <table:table-cell table:number-columns-repeated="3"/>
          <table:table-cell table:style-name="ce9" table:number-columns-repeated="1012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ce7" office:value-type="string" calcext:value-type="string">
            <text:p>Rep-Scaling = 1 and max_rep = 10000000.0</text:p>
          </table:table-cell>
          <table:table-cell table:style-name="ce7" table:number-columns-repeated="3"/>
          <table:table-cell table:style-name="ce8" table:number-columns-repeated="2"/>
          <table:table-cell table:style-name="ce10" office:value-type="string" calcext:value-type="string">
            <text:p>EditLongevityCalculation</text:p>
          </table:table-cell>
          <table:table-cell table:style-name="ce7" table:number-columns-repeated="3"/>
          <table:table-cell table:style-name="ce10" office:value-type="string" calcext:value-type="string">
            <text:p>TenRevisionsCalculation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Lars~aawiki</text:p>
          </table:table-cell>
          <table:table-cell office:value-type="float" office:value="6.39" calcext:value-type="float">
            <text:p>6,39</text:p>
          </table:table-cell>
          <table:table-cell table:number-columns-repeated="4"/>
          <table:table-cell table:style-name="ce19" office:value-type="string" calcext:value-type="string">
            <text:p>N3m6~aawiki</text:p>
          </table:table-cell>
          <table:table-cell table:style-name="Default" office:value-type="float" office:value="16.9438202247188" calcext:value-type="float">
            <text:p>16,9438202247188</text:p>
          </table:table-cell>
          <table:table-cell table:style-name="Default"/>
          <table:table-cell/>
          <table:table-cell table:style-name="ce19" office:value-type="string" calcext:value-type="string">
            <text:p>Rocastelo</text:p>
          </table:table-cell>
          <table:table-cell office:value-type="float" office:value="5736" calcext:value-type="float">
            <text:p>57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urevilly</text:p>
          </table:table-cell>
          <table:table-cell office:value-type="float" office:value="3.28" calcext:value-type="float">
            <text:p>3,28</text:p>
          </table:table-cell>
          <table:table-cell table:number-columns-repeated="4"/>
          <table:table-cell table:style-name="ce19" office:value-type="string" calcext:value-type="string">
            <text:p>Dethic</text:p>
          </table:table-cell>
          <table:table-cell table:style-name="Default" office:value-type="float" office:value="6.65391974155214" calcext:value-type="float">
            <text:p>6,65391974155214</text:p>
          </table:table-cell>
          <table:table-cell table:style-name="Default"/>
          <table:table-cell/>
          <table:table-cell table:style-name="ce19" office:value-type="string" calcext:value-type="string">
            <text:p>Aurevilly</text:p>
          </table:table-cell>
          <table:table-cell office:value-type="float" office:value="5492" calcext:value-type="float">
            <text:p>54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\195\169g\195\169sippe Cormier</text:p>
          </table:table-cell>
          <table:table-cell office:value-type="float" office:value="2.97" calcext:value-type="float">
            <text:p>2,97</text:p>
          </table:table-cell>
          <table:table-cell table:number-columns-repeated="4"/>
          <table:table-cell table:style-name="Default" office:value-type="string" calcext:value-type="string">
            <text:p>Squidward~aawiki</text:p>
          </table:table-cell>
          <table:table-cell table:style-name="Default" office:value-type="float" office:value="-0.0598039215686186" calcext:value-type="float">
            <text:p>-0,059803921568619</text:p>
          </table:table-cell>
          <table:table-cell table:style-name="Default"/>
          <table:table-cell/>
          <table:table-cell office:value-type="string" calcext:value-type="string">
            <text:p>Arde~aawiki</text:p>
          </table:table-cell>
          <table:table-cell office:value-type="float" office:value="2530" calcext:value-type="float">
            <text:p>25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im Starling</text:p>
          </table:table-cell>
          <table:table-cell office:value-type="float" office:value="2.95" calcext:value-type="float">
            <text:p>2,95</text:p>
          </table:table-cell>
          <table:table-cell table:number-columns-repeated="4"/>
          <table:table-cell table:style-name="Default" office:value-type="string" calcext:value-type="string">
            <text:p>Rich Farmbrough</text:p>
          </table:table-cell>
          <table:table-cell table:style-name="Default" office:value-type="float" office:value="-4.44615384615387" calcext:value-type="float">
            <text:p>-4,44615384615387</text:p>
          </table:table-cell>
          <table:table-cell table:style-name="Default"/>
          <table:table-cell/>
          <table:table-cell table:style-name="ce19" office:value-type="string" calcext:value-type="string">
            <text:p>Korg</text:p>
          </table:table-cell>
          <table:table-cell office:value-type="float" office:value="2033" calcext:value-type="float">
            <text:p>20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castelo</text:p>
          </table:table-cell>
          <table:table-cell office:value-type="float" office:value="2.63" calcext:value-type="float">
            <text:p>2,63</text:p>
          </table:table-cell>
          <table:table-cell table:number-columns-repeated="4"/>
          <table:table-cell table:style-name="ce19" office:value-type="string" calcext:value-type="string">
            <text:p>VasilievVV</text:p>
          </table:table-cell>
          <table:table-cell table:style-name="Default" office:value-type="float" office:value="-16" calcext:value-type="float">
            <text:p>-16</text:p>
          </table:table-cell>
          <table:table-cell table:style-name="Default"/>
          <table:table-cell/>
          <table:table-cell table:style-name="ce19" office:value-type="string" calcext:value-type="string">
            <text:p>Lars~aawiki</text:p>
          </table:table-cell>
          <table:table-cell office:value-type="float" office:value="1414" calcext:value-type="float">
            <text:p>14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n Harald S\195\184b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9" office:value-type="string" calcext:value-type="string">
            <text:p>Johney</text:p>
          </table:table-cell>
          <table:table-cell table:style-name="Default" office:value-type="float" office:value="-92.5662100456648" calcext:value-type="float">
            <text:p>-92,5662100456648</text:p>
          </table:table-cell>
          <table:table-cell table:style-name="Default"/>
          <table:table-cell/>
          <table:table-cell table:style-name="ce19" office:value-type="string" calcext:value-type="string">
            <text:p>Tim Starling</text:p>
          </table:table-cell>
          <table:table-cell office:value-type="float" office:value="1338" calcext:value-type="float">
            <text:p>13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rg</text:p>
          </table:table-cell>
          <table:table-cell office:value-type="float" office:value="0.88" calcext:value-type="float">
            <text:p>0,88</text:p>
          </table:table-cell>
          <table:table-cell table:number-columns-repeated="4"/>
          <table:table-cell table:style-name="ce19" office:value-type="string" calcext:value-type="string">
            <text:p>Jon Harald Søby</text:p>
          </table:table-cell>
          <table:table-cell table:style-name="Default" office:value-type="float" office:value="-121.245098039216" calcext:value-type="float">
            <text:p>-121,245098039216</text:p>
          </table:table-cell>
          <table:table-cell table:style-name="Default"/>
          <table:table-cell/>
          <table:table-cell table:style-name="ce19" office:value-type="string" calcext:value-type="string">
            <text:p>Jon Harald Søby</text:p>
          </table:table-cell>
          <table:table-cell office:value-type="float" office:value="1334" calcext:value-type="float">
            <text:p>13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olkovBot</text:p>
          </table:table-cell>
          <table:table-cell office:value-type="float" office:value="0.88" calcext:value-type="float">
            <text:p>0,88</text:p>
          </table:table-cell>
          <table:table-cell table:number-columns-repeated="4"/>
          <table:table-cell table:style-name="ce19" office:value-type="string" calcext:value-type="string">
            <text:p>Lars~aawiki</text:p>
          </table:table-cell>
          <table:table-cell table:style-name="Default" office:value-type="float" office:value="-157.85" calcext:value-type="float">
            <text:p>-157,85</text:p>
          </table:table-cell>
          <table:table-cell table:style-name="Default"/>
          <table:table-cell/>
          <table:table-cell table:style-name="ce19" office:value-type="string" calcext:value-type="string">
            <text:p>Hégésippe Cormier</text:p>
          </table:table-cell>
          <table:table-cell office:value-type="float" office:value="1276" calcext:value-type="float">
            <text:p>12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nabekobaton</text:p>
          </table:table-cell>
          <table:table-cell office:value-type="float" office:value="0.76" calcext:value-type="float">
            <text:p>0,76</text:p>
          </table:table-cell>
          <table:table-cell table:number-columns-repeated="4"/>
          <table:table-cell table:style-name="ce19" office:value-type="string" calcext:value-type="string">
            <text:p>Korg</text:p>
          </table:table-cell>
          <table:table-cell table:style-name="Default" office:value-type="float" office:value="-162.201982508981" calcext:value-type="float">
            <text:p>-162,201982508981</text:p>
          </table:table-cell>
          <table:table-cell table:style-name="Default"/>
          <table:table-cell/>
          <table:table-cell table:style-name="ce19" office:value-type="string" calcext:value-type="string">
            <text:p>Platonides</text:p>
          </table:table-cell>
          <table:table-cell office:value-type="float" office:value="1259" calcext:value-type="float">
            <text:p>12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tonides</text:p>
          </table:table-cell>
          <table:table-cell office:value-type="float" office:value="0.64" calcext:value-type="float">
            <text:p>0,64</text:p>
          </table:table-cell>
          <table:table-cell table:number-columns-repeated="4"/>
          <table:table-cell table:style-name="Default" office:value-type="string" calcext:value-type="string">
            <text:p>M7</text:p>
          </table:table-cell>
          <table:table-cell table:style-name="Default" office:value-type="float" office:value="-168.90264378199" calcext:value-type="float">
            <text:p>-168,90264378199</text:p>
          </table:table-cell>
          <table:table-cell table:style-name="Default"/>
          <table:table-cell/>
          <table:table-cell table:style-name="ce19" office:value-type="string" calcext:value-type="string">
            <text:p>Kanabekobaton</text:p>
          </table:table-cell>
          <table:table-cell office:value-type="float" office:value="558" calcext:value-type="float">
            <text:p>5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thic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style-name="ce19" office:value-type="string" calcext:value-type="string">
            <text:p>Platonides</text:p>
          </table:table-cell>
          <table:table-cell table:style-name="Default" office:value-type="float" office:value="-171.695098039216" calcext:value-type="float">
            <text:p>-171,695098039216</text:p>
          </table:table-cell>
          <table:table-cell table:style-name="Default"/>
          <table:table-cell/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hney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style-name="ce19" office:value-type="string" calcext:value-type="string">
            <text:p>Kanabekobaton</text:p>
          </table:table-cell>
          <table:table-cell table:style-name="Default" office:value-type="float" office:value="-187" calcext:value-type="float">
            <text:p>-187</text:p>
          </table:table-cell>
          <table:table-cell table:style-name="Default"/>
          <table:table-cell/>
          <table:table-cell table:style-name="ce19" office:value-type="string" calcext:value-type="string">
            <text:p>VolkovBot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3m6~aawiki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style-name="ce19" office:value-type="string" calcext:value-type="string">
            <text:p>Hégésippe Cormier</text:p>
          </table:table-cell>
          <table:table-cell table:style-name="Default" office:value-type="float" office:value="-356" calcext:value-type="float">
            <text:p>-356</text:p>
          </table:table-cell>
          <table:table-cell table:style-name="Default"/>
          <table:table-cell/>
          <table:table-cell table:style-name="ce19" office:value-type="string" calcext:value-type="string">
            <text:p>Dethic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0.04" calcext:value-type="float">
            <text:p>0,04</text:p>
          </table:table-cell>
          <table:table-cell table:number-columns-repeated="4"/>
          <table:table-cell table:style-name="Default" office:value-type="string" calcext:value-type="string">
            <text:p>Arde~aawiki</text:p>
          </table:table-cell>
          <table:table-cell table:style-name="Default" office:value-type="float" office:value="-591" calcext:value-type="float">
            <text:p>-591</text:p>
          </table:table-cell>
          <table:table-cell table:style-name="Default"/>
          <table:table-cell/>
          <table:table-cell office:value-type="string" calcext:value-type="string">
            <text:p>Rich Farmbrough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idward~aawiki</text:p>
          </table:table-cell>
          <table:table-cell office:value-type="float" office:value="0.01" calcext:value-type="float">
            <text:p>0,01</text:p>
          </table:table-cell>
          <table:table-cell table:number-columns-repeated="4"/>
          <table:table-cell table:style-name="ce19" office:value-type="string" calcext:value-type="string">
            <text:p>Rocastelo</text:p>
          </table:table-cell>
          <table:table-cell table:style-name="Default" office:value-type="float" office:value="-866.9" calcext:value-type="float">
            <text:p>-866,9</text:p>
          </table:table-cell>
          <table:table-cell table:style-name="Default"/>
          <table:table-cell/>
          <table:table-cell table:style-name="ce19" office:value-type="string" calcext:value-type="string">
            <text:p>Johney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9" office:value-type="string" calcext:value-type="string">
            <text:p>Aurevilly</text:p>
          </table:table-cell>
          <table:table-cell table:style-name="Default" office:value-type="float" office:value="-900.784715025907" calcext:value-type="float">
            <text:p>-900,784715025907</text:p>
          </table:table-cell>
          <table:table-cell table:style-name="Default"/>
          <table:table-cell/>
          <table:table-cell table:style-name="ce21" office:value-type="string" calcext:value-type="string">
            <text:p>VasilievVV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9" office:value-type="string" calcext:value-type="string">
            <text:p>Tim Starling</text:p>
          </table:table-cell>
          <table:table-cell table:style-name="Default" office:value-type="float" office:value="-1702.45854483926" calcext:value-type="float">
            <text:p>-1702,45854483926</text:p>
          </table:table-cell>
          <table:table-cell table:style-name="Default"/>
          <table:table-cell/>
          <table:table-cell table:style-name="ce21" office:value-type="string" calcext:value-type="string">
            <text:p>N3m6~aawiki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9" office:value-type="string" calcext:value-type="string">
            <text:p>VolkovBot</text:p>
          </table:table-cell>
          <table:table-cell table:style-name="Default" office:value-type="float" office:value="-1795.88511542364" calcext:value-type="float">
            <text:p>-1795,88511542364</text:p>
          </table:table-cell>
          <table:table-cell table:style-name="Default"/>
          <table:table-cell table:number-columns-repeated="1015"/>
        </table:table-row>
        <table:table-row table:style-name="ro1" table:number-rows-repeated="4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Default-Repscaling</text:p>
          </table:table-cell>
          <table:table-cell table:style-name="ce9" table:number-columns-repeated="3"/>
          <table:table-cell table:style-name="ce2" table:number-columns-repeated="2"/>
          <table:table-cell table:style-name="ce11" office:value-type="string" calcext:value-type="string">
            <text:p>TextLongevityCalculation</text:p>
          </table:table-cell>
          <table:table-cell table:style-name="ce9" table:number-columns-repeated="3"/>
          <table:table-cell table:style-name="ce12" office:value-type="string" calcext:value-type="string">
            <text:p>TextLongevityWithPenaltyCalculation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string" calcext:value-type="string">
            <text:p>Aurevilly</text:p>
          </table:table-cell>
          <table:table-cell office:value-type="float" office:value="60.93" calcext:value-type="float">
            <text:p>60,93</text:p>
          </table:table-cell>
          <table:table-cell table:number-columns-repeated="4"/>
          <table:table-cell table:style-name="ce19" office:value-type="string" calcext:value-type="string">
            <text:p>Rocastelo</text:p>
          </table:table-cell>
          <table:table-cell table:style-name="Default" office:value-type="float" office:value="901.038605832824" calcext:value-type="float">
            <text:p>901,038605832824</text:p>
          </table:table-cell>
          <table:table-cell table:style-name="Default"/>
          <table:table-cell/>
          <table:table-cell table:style-name="ce19" office:value-type="string" calcext:value-type="string">
            <text:p>Jon Harald Søby</text:p>
          </table:table-cell>
          <table:table-cell office:value-type="float" office:value="66.6418954414063" calcext:value-type="float">
            <text:p>66,64189544140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rs~aawiki</text:p>
          </table:table-cell>
          <table:table-cell office:value-type="float" office:value="42.87" calcext:value-type="float">
            <text:p>42,87</text:p>
          </table:table-cell>
          <table:table-cell table:number-columns-repeated="4"/>
          <table:table-cell table:style-name="ce19" office:value-type="string" calcext:value-type="string">
            <text:p>Aurevilly</text:p>
          </table:table-cell>
          <table:table-cell table:style-name="Default" office:value-type="float" office:value="890.650485605056" calcext:value-type="float">
            <text:p>890,650485605056</text:p>
          </table:table-cell>
          <table:table-cell table:style-name="Default"/>
          <table:table-cell/>
          <table:table-cell table:style-name="ce19" office:value-type="string" calcext:value-type="string">
            <text:p>Rocastelo</text:p>
          </table:table-cell>
          <table:table-cell office:value-type="float" office:value="34.1386058328239" calcext:value-type="float">
            <text:p>34,13860583282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\195\169g\195\169sippe Cormier</text:p>
          </table:table-cell>
          <table:table-cell office:value-type="float" office:value="29.29" calcext:value-type="float">
            <text:p>29,29</text:p>
          </table:table-cell>
          <table:table-cell table:number-columns-repeated="4"/>
          <table:table-cell table:style-name="Default" office:value-type="string" calcext:value-type="string">
            <text:p>Arde~aawiki</text:p>
          </table:table-cell>
          <table:table-cell table:style-name="Default" office:value-type="float" office:value="495.018122971749" calcext:value-type="float">
            <text:p>495,018122971749</text:p>
          </table:table-cell>
          <table:table-cell table:style-name="Default"/>
          <table:table-cell/>
          <table:table-cell table:style-name="ce19" office:value-type="string" calcext:value-type="string">
            <text:p>Platonides</text:p>
          </table:table-cell>
          <table:table-cell office:value-type="float" office:value="13.9314770360641" calcext:value-type="float">
            <text:p>13,93147703606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castelo</text:p>
          </table:table-cell>
          <table:table-cell office:value-type="float" office:value="13.53" calcext:value-type="float">
            <text:p>13,53</text:p>
          </table:table-cell>
          <table:table-cell table:number-columns-repeated="4"/>
          <table:table-cell table:style-name="ce19" office:value-type="string" calcext:value-type="string">
            <text:p>Korg</text:p>
          </table:table-cell>
          <table:table-cell table:style-name="Default" office:value-type="float" office:value="365.493349395063" calcext:value-type="float">
            <text:p>365,493349395063</text:p>
          </table:table-cell>
          <table:table-cell table:style-name="Default"/>
          <table:table-cell/>
          <table:table-cell table:style-name="ce19" office:value-type="string" calcext:value-type="string">
            <text:p>Korg</text:p>
          </table:table-cell>
          <table:table-cell office:value-type="float" office:value="4.87599188210976" calcext:value-type="float">
            <text:p>4,875991882109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rg</text:p>
          </table:table-cell>
          <table:table-cell office:value-type="float" office:value="5.75" calcext:value-type="float">
            <text:p>5,75</text:p>
          </table:table-cell>
          <table:table-cell table:number-columns-repeated="4"/>
          <table:table-cell table:style-name="ce19" office:value-type="string" calcext:value-type="string">
            <text:p>Hégésippe Cormier</text:p>
          </table:table-cell>
          <table:table-cell table:style-name="Default" office:value-type="float" office:value="316.529657364853" calcext:value-type="float">
            <text:p>316,529657364853</text:p>
          </table:table-cell>
          <table:table-cell table:style-name="Default"/>
          <table:table-cell/>
          <table:table-cell table:style-name="ce19" office:value-type="string" calcext:value-type="string">
            <text:p>Dethic</text:p>
          </table:table-cell>
          <table:table-cell office:value-type="float" office:value="1.64735872850209" calcext:value-type="float">
            <text:p>1,647358728502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im Starling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office:value-type="string" calcext:value-type="string">
            <text:p>Jon Harald Søby</text:p>
          </table:table-cell>
          <table:table-cell table:style-name="Default" office:value-type="float" office:value="187.886993480622" calcext:value-type="float">
            <text:p>187,886993480622</text:p>
          </table:table-cell>
          <table:table-cell table:style-name="Default"/>
          <table:table-cell/>
          <table:table-cell office:value-type="string" calcext:value-type="string">
            <text:p>Squidward~aawiki</text:p>
          </table:table-cell>
          <table:table-cell office:value-type="float" office:value="-0.0598039215686186" calcext:value-type="float">
            <text:p>-0,0598039215686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tonides</text:p>
          </table:table-cell>
          <table:table-cell office:value-type="float" office:value="4.91" calcext:value-type="float">
            <text:p>4,91</text:p>
          </table:table-cell>
          <table:table-cell table:number-columns-repeated="4"/>
          <table:table-cell table:style-name="ce19" office:value-type="string" calcext:value-type="string">
            <text:p>Platonides</text:p>
          </table:table-cell>
          <table:table-cell table:style-name="Default" office:value-type="float" office:value="185.62657507528" calcext:value-type="float">
            <text:p>185,62657507528</text:p>
          </table:table-cell>
          <table:table-cell table:style-name="Default"/>
          <table:table-cell/>
          <table:table-cell table:style-name="ce19" office:value-type="string" calcext:value-type="string">
            <text:p>Lars~aawiki</text:p>
          </table:table-cell>
          <table:table-cell office:value-type="float" office:value="-0.689837165212339" calcext:value-type="float">
            <text:p>-0,6898371652123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n Harald S\195\184by</text:p>
          </table:table-cell>
          <table:table-cell office:value-type="float" office:value="3.26" calcext:value-type="float">
            <text:p>3,26</text:p>
          </table:table-cell>
          <table:table-cell table:number-columns-repeated="4"/>
          <table:table-cell table:style-name="ce19" office:value-type="string" calcext:value-type="string">
            <text:p>Tim Starling</text:p>
          </table:table-cell>
          <table:table-cell table:style-name="Default" office:value-type="float" office:value="160.96830638714" calcext:value-type="float">
            <text:p>160,96830638714</text:p>
          </table:table-cell>
          <table:table-cell table:style-name="Default"/>
          <table:table-cell/>
          <table:table-cell office:value-type="string" calcext:value-type="string">
            <text:p>Rich Farmbrough</text:p>
          </table:table-cell>
          <table:table-cell office:value-type="float" office:value="-3.5122100310501" calcext:value-type="float">
            <text:p>-3,51221003105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olkovBot</text:p>
          </table:table-cell>
          <table:table-cell office:value-type="float" office:value="0.88" calcext:value-type="float">
            <text:p>0,88</text:p>
          </table:table-cell>
          <table:table-cell table:number-columns-repeated="4"/>
          <table:table-cell table:style-name="ce19" office:value-type="string" calcext:value-type="string">
            <text:p>Lars~aawiki</text:p>
          </table:table-cell>
          <table:table-cell table:style-name="Default" office:value-type="float" office:value="157.160162834788" calcext:value-type="float">
            <text:p>157,160162834788</text:p>
          </table:table-cell>
          <table:table-cell table:style-name="Default"/>
          <table:table-cell/>
          <table:table-cell table:style-name="ce19" office:value-type="string" calcext:value-type="string">
            <text:p>Aurevilly</text:p>
          </table:table-cell>
          <table:table-cell office:value-type="float" office:value="-10.1342294208509" calcext:value-type="float">
            <text:p>-10,13422942085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nabekobaton</text:p>
          </table:table-cell>
          <table:table-cell office:value-type="float" office:value="0.76" calcext:value-type="float">
            <text:p>0,76</text:p>
          </table:table-cell>
          <table:table-cell table:number-columns-repeated="4"/>
          <table:table-cell table:style-name="ce19" office:value-type="string" calcext:value-type="string">
            <text:p>Kanabekobaton</text:p>
          </table:table-cell>
          <table:table-cell table:style-name="Default" office:value-type="float" office:value="142.40649822709" calcext:value-type="float">
            <text:p>142,40649822709</text:p>
          </table:table-cell>
          <table:table-cell table:style-name="Default"/>
          <table:table-cell/>
          <table:table-cell table:style-name="ce19" office:value-type="string" calcext:value-type="string">
            <text:p>VasilievVV</text:p>
          </table:table-cell>
          <table:table-cell office:value-type="float" office:value="-16" calcext:value-type="float">
            <text:p>-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thic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style-name="Default" office:value-type="string" calcext:value-type="string">
            <text:p>M7</text:p>
          </table:table-cell>
          <table:table-cell table:style-name="Default" office:value-type="float" office:value="7.1316106524314" calcext:value-type="float">
            <text:p>7,1316106524314</text:p>
          </table:table-cell>
          <table:table-cell table:style-name="Default"/>
          <table:table-cell/>
          <table:table-cell table:style-name="ce19" office:value-type="string" calcext:value-type="string">
            <text:p>Hégésippe Cormier</text:p>
          </table:table-cell>
          <table:table-cell office:value-type="float" office:value="-39.4703426351475" calcext:value-type="float">
            <text:p>-39,47034263514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hney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style-name="ce19" office:value-type="string" calcext:value-type="string">
            <text:p>VolkovBot</text:p>
          </table:table-cell>
          <table:table-cell table:style-name="Default" office:value-type="float" office:value="5.36632673576671" calcext:value-type="float">
            <text:p>5,36632673576671</text:p>
          </table:table-cell>
          <table:table-cell table:style-name="Default"/>
          <table:table-cell/>
          <table:table-cell table:style-name="ce19" office:value-type="string" calcext:value-type="string">
            <text:p>Kanabekobaton</text:p>
          </table:table-cell>
          <table:table-cell office:value-type="float" office:value="-44.59350177291" calcext:value-type="float">
            <text:p>-44,593501772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3m6~aawiki</text:p>
          </table:table-cell>
          <table:table-cell office:value-type="float" office:value="0.09" calcext:value-type="float">
            <text:p>0,09</text:p>
          </table:table-cell>
          <table:table-cell table:number-columns-repeated="4"/>
          <table:table-cell table:style-name="ce19" office:value-type="string" calcext:value-type="string">
            <text:p>Dethic</text:p>
          </table:table-cell>
          <table:table-cell table:style-name="Default" office:value-type="float" office:value="1.64735872850209" calcext:value-type="float">
            <text:p>1,64735872850209</text:p>
          </table:table-cell>
          <table:table-cell table:style-name="Default"/>
          <table:table-cell/>
          <table:table-cell table:style-name="ce19" office:value-type="string" calcext:value-type="string">
            <text:p>Johney</text:p>
          </table:table-cell>
          <table:table-cell office:value-type="float" office:value="-92.065964583398" calcext:value-type="float">
            <text:p>-92,0659645833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silievVV</text:p>
          </table:table-cell>
          <table:table-cell office:value-type="float" office:value="0.08" calcext:value-type="float">
            <text:p>0,08</text:p>
          </table:table-cell>
          <table:table-cell table:number-columns-repeated="4"/>
          <table:table-cell table:style-name="Default" office:value-type="string" calcext:value-type="string">
            <text:p>Rich Farmbrough</text:p>
          </table:table-cell>
          <table:table-cell table:style-name="Default" office:value-type="float" office:value="0.933943815103771" calcext:value-type="float">
            <text:p>0,933943815103771</text:p>
          </table:table-cell>
          <table:table-cell table:style-name="Default"/>
          <table:table-cell/>
          <table:table-cell office:value-type="string" calcext:value-type="string">
            <text:p>Arde~aawiki</text:p>
          </table:table-cell>
          <table:table-cell office:value-type="float" office:value="-95.9818770282507" calcext:value-type="float">
            <text:p>-95,9818770282507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9" office:value-type="string" calcext:value-type="string">
            <text:p>Johney</text:p>
          </table:table-cell>
          <table:table-cell table:style-name="Default" office:value-type="float" office:value="0.500245462266794" calcext:value-type="float">
            <text:p>0,500245462266794</text:p>
          </table:table-cell>
          <table:table-cell table:style-name="Default"/>
          <table:table-cell/>
          <table:table-cell office:value-type="string" calcext:value-type="string">
            <text:p>M7</text:p>
          </table:table-cell>
          <table:table-cell office:value-type="float" office:value="-161.771033129559" calcext:value-type="float">
            <text:p>-161,771033129559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21" office:value-type="string" calcext:value-type="string">
            <text:p>VasilievVV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style-name="ce19" office:value-type="string" calcext:value-type="string">
            <text:p>Tim Starling</text:p>
          </table:table-cell>
          <table:table-cell office:value-type="float" office:value="-1541.49023845212" calcext:value-type="float">
            <text:p>-1541,49023845212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21" office:value-type="string" calcext:value-type="string">
            <text:p>N3m6~aawi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style-name="ce19" office:value-type="string" calcext:value-type="string">
            <text:p>VolkovBot</text:p>
          </table:table-cell>
          <table:table-cell office:value-type="float" office:value="-1790.51878868787" calcext:value-type="float">
            <text:p>-1790,51878868787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Default" table:number-columns-repeated="3"/>
          <table:table-cell/>
          <table:table-cell table:style-name="ce21" office:value-type="string" calcext:value-type="string">
            <text:p>N3m6~aawiki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2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TextOnly</text:p>
          </table:table-cell>
          <table:table-cell table:style-name="ce9" table:number-columns-repeated="2"/>
          <table:table-cell table:style-name="ce9" office:value-type="string" calcext:value-type="string">
            <text:p>User</text:p>
          </table:table-cell>
          <table:table-cell table:style-name="ce9" office:value-type="string" calcext:value-type="string">
            <text:p>EditOnly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Aeæ~aawiki</text:p>
          </table:table-cell>
          <table:table-cell office:value-type="float" office:value="496.548387096774" calcext:value-type="float">
            <text:p>496,55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Arde~aawiki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Afar god</text:p>
          </table:table-cell>
          <table:table-cell office:value-type="float" office:value="21238.7208121827" calcext:value-type="float">
            <text:p>21238,72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Aurevilly</text:p>
          </table:table-cell>
          <table:table-cell office:value-type="float" office:value="1015" calcext:value-type="float">
            <text:p>1015</text:p>
          </table:table-cell>
          <table:table-cell/>
          <table:table-cell office:value-type="string" calcext:value-type="string">
            <text:p>Arde~aawiki</text:p>
          </table:table-cell>
          <table:table-cell office:value-type="float" office:value="591" calcext:value-type="float">
            <text:p>591,00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Dethi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urevilly</text:p>
          </table:table-cell>
          <table:table-cell office:value-type="float" office:value="1007.5" calcext:value-type="float">
            <text:p>1007,50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Hégésippe Cormier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Dethic</text:p>
          </table:table-cell>
          <table:table-cell office:value-type="float" office:value="117.47619047619" calcext:value-type="float">
            <text:p>117,48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Johne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égésippe Cormier</text:p>
          </table:table-cell>
          <table:table-cell office:value-type="float" office:value="410.5" calcext:value-type="float">
            <text:p>410,50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Jon Harald Søby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Johney</text:p>
          </table:table-cell>
          <table:table-cell office:value-type="float" office:value="15337.6666666667" calcext:value-type="float">
            <text:p>15337,67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Kanabekobaton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Jon Harald Søby</text:p>
          </table:table-cell>
          <table:table-cell office:value-type="float" office:value="201.5" calcext:value-type="float">
            <text:p>201,50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Korg</text:p>
          </table:table-cell>
          <table:table-cell office:value-type="float" office:value="427" calcext:value-type="float">
            <text:p>427</text:p>
          </table:table-cell>
          <table:table-cell table:style-name="ce9"/>
          <table:table-cell office:value-type="string" calcext:value-type="string">
            <text:p>Kanabekobaton</text:p>
          </table:table-cell>
          <table:table-cell office:value-type="float" office:value="187" calcext:value-type="float">
            <text:p>187,00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Lars~aawiki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Korg</text:p>
          </table:table-cell>
          <table:table-cell office:value-type="float" office:value="5563.86956521739" calcext:value-type="float">
            <text:p>5563,87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ars~aawiki</text:p>
          </table:table-cell>
          <table:table-cell office:value-type="float" office:value="160.5" calcext:value-type="float">
            <text:p>160,50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Pathoschil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7</text:p>
          </table:table-cell>
          <table:table-cell office:value-type="float" office:value="51753.8853658537" calcext:value-type="float">
            <text:p>51753,89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Platonides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N3m6~aawiki</text:p>
          </table:table-cell>
          <table:table-cell office:value-type="float" office:value="4722.54193548387" calcext:value-type="float">
            <text:p>4722,54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Rich Farmbroug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de ue</text:p>
          </table:table-cell>
          <table:table-cell office:value-type="float" office:value="21238.7208121827" calcext:value-type="float">
            <text:p>21238,72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Rocastelo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string" calcext:value-type="string">
            <text:p>Pathoschild</text:p>
          </table:table-cell>
          <table:table-cell office:value-type="float" office:value="146.5" calcext:value-type="float">
            <text:p>146,50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quidward~aawik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atonides</text:p>
          </table:table-cell>
          <table:table-cell office:value-type="float" office:value="203" calcext:value-type="float">
            <text:p>203,00</text:p>
          </table:table-cell>
          <table:table-cell/>
          <table:table-cell table:style-name="Default" table:number-columns-repeated="3"/>
          <table:table-cell table:style-name="ce15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Tim Starling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ich Farmbrough</text:p>
          </table:table-cell>
          <table:table-cell office:value-type="float" office:value="333.216346153846" calcext:value-type="float">
            <text:p>333,22</text:p>
          </table:table-cell>
          <table:table-cell/>
          <table:table-cell table:style-name="Default"/>
          <table:table-cell table:style-name="ce15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VasilievVV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ocastelo</text:p>
          </table:table-cell>
          <table:table-cell office:value-type="float" office:value="1012.5" calcext:value-type="float">
            <text:p>1012,50</text:p>
          </table:table-cell>
          <table:table-cell/>
          <table:table-cell table:style-name="Default"/>
          <table:table-cell table:style-name="ce15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VolkovBo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idward~aawiki</text:p>
          </table:table-cell>
          <table:table-cell office:value-type="float" office:value="240.549019607843" calcext:value-type="float">
            <text:p>240,55</text:p>
          </table:table-cell>
          <table:table-cell/>
          <table:table-cell table:style-name="Default"/>
          <table:table-cell table:style-name="ce15" table:number-columns-repeated="2"/>
          <table:table-cell table:style-name="ce24"/>
          <table:table-cell table:style-name="ce15"/>
          <table:table-cell table:number-columns-repeated="1013"/>
        </table:table-row>
        <table:table-row table:style-name="ro2">
          <table:table-cell office:value-type="string" calcext:value-type="string">
            <text:p>כל יכול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im Starling</text:p>
          </table:table-cell>
          <table:table-cell office:value-type="float" office:value="2133.32318104907" calcext:value-type="float">
            <text:p>2133,32</text:p>
          </table:table-cell>
          <table:table-cell/>
          <table:table-cell table:style-name="ce8"/>
          <table:table-cell table:style-name="ce22"/>
          <table:table-cell table:style-name="ce24"/>
          <table:table-cell table:style-name="ce15" table:number-columns-repeated="2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asilievVV</text:p>
          </table:table-cell>
          <table:table-cell office:value-type="float" office:value="7769.67415730337" calcext:value-type="float">
            <text:p>7769,67</text:p>
          </table:table-cell>
          <table:table-cell table:number-columns-repeated="2"/>
          <table:table-cell table:style-name="ce15" table:number-columns-repeated="4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olkovBot</text:p>
          </table:table-cell>
          <table:table-cell office:value-type="float" office:value="13484.3976744186" calcext:value-type="float">
            <text:p>13484,40</text:p>
          </table:table-cell>
          <table:table-cell/>
          <table:table-cell table:style-name="ce2"/>
          <table:table-cell table:style-name="ce15" table:number-columns-repeated="2"/>
          <table:table-cell table:style-name="ce23"/>
          <table:table-cell table:style-name="ce15"/>
          <table:table-cell table:number-columns-repeated="1013"/>
        </table:table-row>
        <table:table-row table:style-name="ro2">
          <table:table-cell table:number-columns-repeated="3"/>
          <table:table-cell office:value-type="string" calcext:value-type="string">
            <text:p>כל יכול</text:p>
          </table:table-cell>
          <table:table-cell office:value-type="float" office:value="15535.401826484" calcext:value-type="float">
            <text:p>15535,40</text:p>
          </table:table-cell>
          <table:table-cell table:number-columns-repeated="2"/>
          <table:table-cell table:style-name="ce23"/>
          <table:table-cell table:style-name="ce25"/>
          <table:table-cell table:style-name="ce15" table:number-columns-repeated="2"/>
          <table:table-cell table:number-columns-repeated="1013"/>
        </table:table-row>
        <table:table-row table:style-name="ro1" table:number-rows-repeated="2">
          <table:table-cell table:number-columns-repeated="7"/>
          <table:table-cell table:style-name="ce15" table:number-columns-repeated="4"/>
          <table:table-cell table:number-columns-repeated="1013"/>
        </table:table-row>
        <table:table-row table:style-name="ro1">
          <table:table-cell table:style-name="ce9" office:value-type="string" calcext:value-type="string">
            <text:p>User</text:p>
          </table:table-cell>
          <table:table-cell table:style-name="ce9" office:value-type="string" calcext:value-type="string">
            <text:p>WikiTrust</text:p>
          </table:table-cell>
          <table:table-cell table:style-name="ce9" office:value-type="string" calcext:value-type="string">
            <text:p>EditLongevity</text:p>
          </table:table-cell>
          <table:table-cell table:style-name="ce9" office:value-type="string" calcext:value-type="string">
            <text:p>TextLongevity</text:p>
          </table:table-cell>
          <table:table-cell table:style-name="ce2" office:value-type="string" calcext:value-type="string">
            <text:p>Tenrevisions</text:p>
          </table:table-cell>
          <table:table-cell table:style-name="ce2" office:value-type="string" calcext:value-type="string">
            <text:p>TextLongevityWithPenalty</text:p>
          </table:table-cell>
          <table:table-cell table:style-name="ce2" office:value-type="string" calcext:value-type="string">
            <text:p>TextOnly </text:p>
          </table:table-cell>
          <table:table-cell table:style-name="ce15" table:number-columns-repeated="4"/>
          <table:table-cell table:number-columns-repeated="1013"/>
        </table:table-row>
        <table:table-row table:style-name="ro1">
          <table:table-cell table:style-name="ce15" office:value-type="string" calcext:value-type="string">
            <text:p>Arde~aawiki</text:p>
          </table:table-cell>
          <table:table-cell office:value-type="float" office:value="0" calcext:value-type="float">
            <text:p>0</text:p>
          </table:table-cell>
          <table:table-cell office:value-type="float" office:value="-591" calcext:value-type="float">
            <text:p>-591</text:p>
          </table:table-cell>
          <table:table-cell office:value-type="float" office:value="495.018122971749" calcext:value-type="float">
            <text:p>495,018122971749</text:p>
          </table:table-cell>
          <table:table-cell table:style-name="Default" office:value-type="float" office:value="2530" calcext:value-type="float">
            <text:p>2530</text:p>
          </table:table-cell>
          <table:table-cell table:style-name="Default" office:value-type="float" office:value="-95.9818770282507" calcext:value-type="float">
            <text:p>-95,9818770282507</text:p>
          </table:table-cell>
          <table:table-cell table:style-name="Default" office:value-type="float" office:value="591" calcext:value-type="float">
            <text:p>591</text:p>
          </table:table-cell>
          <table:table-cell table:style-name="ce15" table:number-columns-repeated="4"/>
          <table:table-cell table:number-columns-repeated="1013"/>
        </table:table-row>
        <table:table-row table:style-name="ro1">
          <table:table-cell table:style-name="ce15" office:value-type="string" calcext:value-type="string">
            <text:p>Aurevilly</text:p>
          </table:table-cell>
          <table:table-cell office:value-type="float" office:value="60.93" calcext:value-type="float">
            <text:p>60,93</text:p>
          </table:table-cell>
          <table:table-cell office:value-type="float" office:value="-900.784715025907" calcext:value-type="float">
            <text:p>-900,784715025907</text:p>
          </table:table-cell>
          <table:table-cell office:value-type="float" office:value="890.650485605056" calcext:value-type="float">
            <text:p>890,650485605056</text:p>
          </table:table-cell>
          <table:table-cell table:style-name="Default" office:value-type="float" office:value="5492" calcext:value-type="float">
            <text:p>5492</text:p>
          </table:table-cell>
          <table:table-cell table:style-name="Default" office:value-type="float" office:value="-10.1342294208509" calcext:value-type="float">
            <text:p>-10,1342294208509</text:p>
          </table:table-cell>
          <table:table-cell table:style-name="Default" office:value-type="float" office:value="1015" calcext:value-type="float">
            <text:p>1015</text:p>
          </table:table-cell>
          <table:table-cell table:style-name="ce15" table:number-columns-repeated="4"/>
          <table:table-cell table:number-columns-repeated="1013"/>
        </table:table-row>
        <table:table-row table:style-name="ro1">
          <table:table-cell table:style-name="ce15" office:value-type="string" calcext:value-type="string">
            <text:p>Dethic</text:p>
          </table:table-cell>
          <table:table-cell office:value-type="float" office:value="0.1" calcext:value-type="float">
            <text:p>0,1</text:p>
          </table:table-cell>
          <table:table-cell office:value-type="float" office:value="6.65391974155214" calcext:value-type="float">
            <text:p>6,65391974155214</text:p>
          </table:table-cell>
          <table:table-cell office:value-type="float" office:value="1.64735872850209" calcext:value-type="float">
            <text:p>1,6473587285020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.64735872850209" calcext:value-type="float">
            <text:p>1,64735872850209</text:p>
          </table:table-cell>
          <table:table-cell table:style-name="Default" office:value-type="float" office:value="2" calcext:value-type="float">
            <text:p>2</text:p>
          </table:table-cell>
          <table:table-cell table:style-name="ce15" table:number-columns-repeated="4"/>
          <table:table-cell table:number-columns-repeated="1013"/>
        </table:table-row>
        <table:table-row table:style-name="ro1">
          <table:table-cell table:style-name="ce15" office:value-type="string" calcext:value-type="string">
            <text:p>Hégésippe Cormier</text:p>
          </table:table-cell>
          <table:table-cell office:value-type="float" office:value="29.29" calcext:value-type="float">
            <text:p>29,29</text:p>
          </table:table-cell>
          <table:table-cell office:value-type="float" office:value="-356" calcext:value-type="float">
            <text:p>-356</text:p>
          </table:table-cell>
          <table:table-cell office:value-type="float" office:value="316.529657364853" calcext:value-type="float">
            <text:p>316,529657364853</text:p>
          </table:table-cell>
          <table:table-cell table:style-name="Default" office:value-type="float" office:value="1276" calcext:value-type="float">
            <text:p>1276</text:p>
          </table:table-cell>
          <table:table-cell table:style-name="Default" office:value-type="float" office:value="-39.4703426351475" calcext:value-type="float">
            <text:p>-39,4703426351475</text:p>
          </table:table-cell>
          <table:table-cell table:style-name="Default" office:value-type="float" office:value="411" calcext:value-type="float">
            <text:p>411</text:p>
          </table:table-cell>
          <table:table-cell table:style-name="ce15" table:number-columns-repeated="4"/>
          <table:table-cell table:number-columns-repeated="1013"/>
        </table:table-row>
        <table:table-row table:style-name="ro1">
          <table:table-cell table:style-name="ce15" office:value-type="string" calcext:value-type="string">
            <text:p>Johney</text:p>
          </table:table-cell>
          <table:table-cell office:value-type="float" office:value="0.1" calcext:value-type="float">
            <text:p>0,1</text:p>
          </table:table-cell>
          <table:table-cell office:value-type="float" office:value="-92.5662100456648" calcext:value-type="float">
            <text:p>-92,5662100456648</text:p>
          </table:table-cell>
          <table:table-cell office:value-type="float" office:value="0.500245462266794" calcext:value-type="float">
            <text:p>0,50024546226679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92.065964583398" calcext:value-type="float">
            <text:p>-92,065964583398</text:p>
          </table:table-cell>
          <table:table-cell table:style-name="Default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1013"/>
        </table:table-row>
        <table:table-row table:style-name="ro1">
          <table:table-cell table:style-name="ce15" office:value-type="string" calcext:value-type="string">
            <text:p>Jon Harald Søby</text:p>
          </table:table-cell>
          <table:table-cell office:value-type="float" office:value="3.26" calcext:value-type="float">
            <text:p>3,26</text:p>
          </table:table-cell>
          <table:table-cell office:value-type="float" office:value="-121.245098039216" calcext:value-type="float">
            <text:p>-121,245098039216</text:p>
          </table:table-cell>
          <table:table-cell office:value-type="float" office:value="187.886993480622" calcext:value-type="float">
            <text:p>187,886993480622</text:p>
          </table:table-cell>
          <table:table-cell table:style-name="Default" office:value-type="float" office:value="1334" calcext:value-type="float">
            <text:p>1334</text:p>
          </table:table-cell>
          <table:table-cell table:style-name="Default" office:value-type="float" office:value="66.6418954414063" calcext:value-type="float">
            <text:p>66,6418954414063</text:p>
          </table:table-cell>
          <table:table-cell table:style-name="Default" office:value-type="float" office:value="204" calcext:value-type="float">
            <text:p>204</text:p>
          </table:table-cell>
          <table:table-cell table:style-name="ce15" table:number-columns-repeated="4"/>
          <table:table-cell table:number-columns-repeated="1013"/>
        </table:table-row>
        <table:table-row table:style-name="ro1">
          <table:table-cell table:style-name="ce15" office:value-type="string" calcext:value-type="string">
            <text:p>Kanabekobaton</text:p>
          </table:table-cell>
          <table:table-cell office:value-type="float" office:value="0.76" calcext:value-type="float">
            <text:p>0,76</text:p>
          </table:table-cell>
          <table:table-cell office:value-type="float" office:value="-187" calcext:value-type="float">
            <text:p>-187</text:p>
          </table:table-cell>
          <table:table-cell office:value-type="float" office:value="142.40649822709" calcext:value-type="float">
            <text:p>142,40649822709</text:p>
          </table:table-cell>
          <table:table-cell table:style-name="Default" office:value-type="float" office:value="558" calcext:value-type="float">
            <text:p>558</text:p>
          </table:table-cell>
          <table:table-cell table:style-name="Default" office:value-type="float" office:value="-44.59350177291" calcext:value-type="float">
            <text:p>-44,59350177291</text:p>
          </table:table-cell>
          <table:table-cell table:style-name="Default" office:value-type="float" office:value="187" calcext:value-type="float">
            <text:p>187</text:p>
          </table:table-cell>
          <table:table-cell table:style-name="ce15" table:number-columns-repeated="4"/>
          <table:table-cell table:number-columns-repeated="1013"/>
        </table:table-row>
        <table:table-row table:style-name="ro1">
          <table:table-cell table:style-name="ce15" office:value-type="string" calcext:value-type="string">
            <text:p>Korg</text:p>
          </table:table-cell>
          <table:table-cell office:value-type="float" office:value="5.75" calcext:value-type="float">
            <text:p>5,75</text:p>
          </table:table-cell>
          <table:table-cell office:value-type="float" office:value="-162.201982508981" calcext:value-type="float">
            <text:p>-162,201982508981</text:p>
          </table:table-cell>
          <table:table-cell office:value-type="float" office:value="365.493349395063" calcext:value-type="float">
            <text:p>365,493349395063</text:p>
          </table:table-cell>
          <table:table-cell table:style-name="Default" office:value-type="float" office:value="2033" calcext:value-type="float">
            <text:p>2033</text:p>
          </table:table-cell>
          <table:table-cell table:style-name="Default" office:value-type="float" office:value="4.87599188210976" calcext:value-type="float">
            <text:p>4,87599188210976</text:p>
          </table:table-cell>
          <table:table-cell table:style-name="Default" office:value-type="float" office:value="427" calcext:value-type="float">
            <text:p>427</text:p>
          </table:table-cell>
          <table:table-cell table:style-name="ce15" table:number-columns-repeated="4"/>
          <table:table-cell table:number-columns-repeated="1013"/>
        </table:table-row>
        <table:table-row table:style-name="ro1">
          <table:table-cell table:style-name="ce15" office:value-type="string" calcext:value-type="string">
            <text:p>Lars~aawiki</text:p>
          </table:table-cell>
          <table:table-cell office:value-type="float" office:value="42.87" calcext:value-type="float">
            <text:p>42,87</text:p>
          </table:table-cell>
          <table:table-cell office:value-type="float" office:value="-157.85" calcext:value-type="float">
            <text:p>-157,85</text:p>
          </table:table-cell>
          <table:table-cell office:value-type="float" office:value="157.160162834788" calcext:value-type="float">
            <text:p>157,160162834788</text:p>
          </table:table-cell>
          <table:table-cell table:style-name="Default" office:value-type="float" office:value="1414" calcext:value-type="float">
            <text:p>1414</text:p>
          </table:table-cell>
          <table:table-cell table:style-name="Default" office:value-type="float" office:value="-0.689837165212339" calcext:value-type="float">
            <text:p>-0,689837165212339</text:p>
          </table:table-cell>
          <table:table-cell table:style-name="Default" office:value-type="float" office:value="161" calcext:value-type="float">
            <text:p>161</text:p>
          </table:table-cell>
          <table:table-cell table:style-name="ce15" table:number-columns-repeated="4"/>
          <table:table-cell table:number-columns-repeated="1013"/>
        </table:table-row>
        <table:table-row table:style-name="ro1">
          <table:table-cell table:style-name="ce15" office:value-type="string" calcext:value-type="string">
            <text:p>M7</text:p>
          </table:table-cell>
          <table:table-cell office:value-type="float" office:value="0" calcext:value-type="float">
            <text:p>0</text:p>
          </table:table-cell>
          <table:table-cell office:value-type="float" office:value="-168.90264378199" calcext:value-type="float">
            <text:p>-168,90264378199</text:p>
          </table:table-cell>
          <table:table-cell office:value-type="float" office:value="7.1316106524314" calcext:value-type="float">
            <text:p>7,1316106524314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-161.771033129559" calcext:value-type="float">
            <text:p>-161,771033129559</text:p>
          </table:table-cell>
          <table:table-cell table:style-name="Default" office:value-type="float" office:value="9" calcext:value-type="float">
            <text:p>9</text:p>
          </table:table-cell>
          <table:table-cell table:style-name="ce15" table:number-columns-repeated="4"/>
          <table:table-cell table:number-columns-repeated="1013"/>
        </table:table-row>
        <table:table-row table:style-name="ro1">
          <table:table-cell table:style-name="ce15" office:value-type="string" calcext:value-type="string">
            <text:p>N3m6~aawiki</text:p>
          </table:table-cell>
          <table:table-cell office:value-type="float" office:value="0.09" calcext:value-type="float">
            <text:p>0,09</text:p>
          </table:table-cell>
          <table:table-cell office:value-type="float" office:value="16.9438202247188" calcext:value-type="float">
            <text:p>16,9438202247188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13"/>
        </table:table-row>
        <table:table-row table:style-name="ro1">
          <table:table-cell table:style-name="ce15" office:value-type="string" calcext:value-type="string">
            <text:p>Platonides</text:p>
          </table:table-cell>
          <table:table-cell office:value-type="float" office:value="4.91" calcext:value-type="float">
            <text:p>4,91</text:p>
          </table:table-cell>
          <table:table-cell office:value-type="float" office:value="-171.695098039216" calcext:value-type="float">
            <text:p>-171,695098039216</text:p>
          </table:table-cell>
          <table:table-cell office:value-type="float" office:value="185.62657507528" calcext:value-type="float">
            <text:p>185,62657507528</text:p>
          </table:table-cell>
          <table:table-cell table:style-name="Default" office:value-type="float" office:value="1259" calcext:value-type="float">
            <text:p>1259</text:p>
          </table:table-cell>
          <table:table-cell table:style-name="Default" office:value-type="float" office:value="13.9314770360641" calcext:value-type="float">
            <text:p>13,9314770360641</text:p>
          </table:table-cell>
          <table:table-cell table:style-name="Default" office:value-type="float" office:value="204" calcext:value-type="float">
            <text:p>204</text:p>
          </table:table-cell>
          <table:table-cell table:style-name="ce15" table:number-columns-repeated="4"/>
          <table:table-cell table:number-columns-repeated="1013"/>
        </table:table-row>
        <table:table-row table:style-name="ro1">
          <table:table-cell table:style-name="ce15" office:value-type="string" calcext:value-type="string">
            <text:p>Rich Farmbrough</text:p>
          </table:table-cell>
          <table:table-cell office:value-type="float" office:value="0" calcext:value-type="float">
            <text:p>0</text:p>
          </table:table-cell>
          <table:table-cell office:value-type="float" office:value="-4.44615384615387" calcext:value-type="float">
            <text:p>-4,44615384615387</text:p>
          </table:table-cell>
          <table:table-cell office:value-type="float" office:value="0.933943815103771" calcext:value-type="float">
            <text:p>0,93394381510377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-3.5122100310501" calcext:value-type="float">
            <text:p>-3,5122100310501</text:p>
          </table:table-cell>
          <table:table-cell table:style-name="Default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1013"/>
        </table:table-row>
        <table:table-row table:style-name="ro1">
          <table:table-cell table:style-name="ce15" office:value-type="string" calcext:value-type="string">
            <text:p>Rocastelo</text:p>
          </table:table-cell>
          <table:table-cell office:value-type="float" office:value="13.53" calcext:value-type="float">
            <text:p>13,53</text:p>
          </table:table-cell>
          <table:table-cell office:value-type="float" office:value="-866.9" calcext:value-type="float">
            <text:p>-866,9</text:p>
          </table:table-cell>
          <table:table-cell office:value-type="float" office:value="901.038605832824" calcext:value-type="float">
            <text:p>901,038605832824</text:p>
          </table:table-cell>
          <table:table-cell table:style-name="Default" office:value-type="float" office:value="5736" calcext:value-type="float">
            <text:p>5736</text:p>
          </table:table-cell>
          <table:table-cell table:style-name="Default" office:value-type="float" office:value="34.1386058328239" calcext:value-type="float">
            <text:p>34,1386058328239</text:p>
          </table:table-cell>
          <table:table-cell table:style-name="Default" office:value-type="float" office:value="1014" calcext:value-type="float">
            <text:p>1014</text:p>
          </table:table-cell>
          <table:table-cell table:style-name="ce15" table:number-columns-repeated="4"/>
          <table:table-cell table:number-columns-repeated="1013"/>
        </table:table-row>
        <table:table-row table:style-name="ro1">
          <table:table-cell table:style-name="ce15" office:value-type="string" calcext:value-type="string">
            <text:p>Squidward~aawiki</text:p>
          </table:table-cell>
          <table:table-cell/>
          <table:table-cell office:value-type="float" office:value="-0.0598039215686186" calcext:value-type="float">
            <text:p>-0,0598039215686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598039215686186" calcext:value-type="float">
            <text:p>-0,059803921568619</text:p>
          </table:table-cell>
          <table:table-cell table:style-name="Default" office:value-type="float" office:value="2" calcext:value-type="float">
            <text:p>2</text:p>
          </table:table-cell>
          <table:table-cell table:style-name="ce15" table:number-columns-repeated="4"/>
          <table:table-cell table:number-columns-repeated="1013"/>
        </table:table-row>
        <table:table-row table:style-name="ro1">
          <table:table-cell table:style-name="ce15" office:value-type="string" calcext:value-type="string">
            <text:p>Tim Starling</text:p>
          </table:table-cell>
          <table:table-cell office:value-type="float" office:value="5" calcext:value-type="float">
            <text:p>5</text:p>
          </table:table-cell>
          <table:table-cell office:value-type="float" office:value="-1702.45854483926" calcext:value-type="float">
            <text:p>-1702,45854483926</text:p>
          </table:table-cell>
          <table:table-cell office:value-type="float" office:value="160.96830638714" calcext:value-type="float">
            <text:p>160,96830638714</text:p>
          </table:table-cell>
          <table:table-cell table:style-name="Default" office:value-type="float" office:value="1338" calcext:value-type="float">
            <text:p>1338</text:p>
          </table:table-cell>
          <table:table-cell table:style-name="Default" office:value-type="float" office:value="-1541.49023845212" calcext:value-type="float">
            <text:p>-1541,49023845212</text:p>
          </table:table-cell>
          <table:table-cell table:style-name="Default" office:value-type="float" office:value="168" calcext:value-type="float">
            <text:p>168</text:p>
          </table:table-cell>
          <table:table-cell table:style-name="ce15" table:number-columns-repeated="4"/>
          <table:table-cell table:number-columns-repeated="1013"/>
        </table:table-row>
        <table:table-row table:style-name="ro1">
          <table:table-cell table:style-name="ce15" office:value-type="string" calcext:value-type="string">
            <text:p>VasilievVV</text:p>
          </table:table-cell>
          <table:table-cell office:value-type="float" office:value="0.08" calcext:value-type="float">
            <text:p>0,08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" calcext:value-type="float">
            <text:p>-16</text:p>
          </table:table-cell>
          <table:table-cell table:style-name="Default" office:value-type="float" office:value="16" calcext:value-type="float">
            <text:p>16</text:p>
          </table:table-cell>
          <table:table-cell table:style-name="ce15" table:number-columns-repeated="4"/>
          <table:table-cell table:number-columns-repeated="1013"/>
        </table:table-row>
        <table:table-row table:style-name="ro1">
          <table:table-cell table:style-name="ce15" office:value-type="string" calcext:value-type="string">
            <text:p>VolkovBot</text:p>
          </table:table-cell>
          <table:table-cell office:value-type="float" office:value="0.88" calcext:value-type="float">
            <text:p>0,88</text:p>
          </table:table-cell>
          <table:table-cell office:value-type="float" office:value="-1795.88511542364" calcext:value-type="float">
            <text:p>-1795,88511542364</text:p>
          </table:table-cell>
          <table:table-cell office:value-type="float" office:value="5.36632673576671" calcext:value-type="float">
            <text:p>5,3663267357667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-1790.51878868787" calcext:value-type="float">
            <text:p>-1790,51878868787</text:p>
          </table:table-cell>
          <table:table-cell table:style-name="Default" office:value-type="float" office:value="8" calcext:value-type="float">
            <text:p>8</text:p>
          </table:table-cell>
          <table:table-cell table:style-name="ce15" table:number-columns-repeated="4"/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5" table:number-columns-repeated="2"/>
          <table:table-cell table:number-columns-repeated="1015"/>
        </table:table-row>
        <table:table-row table:style-name="ro1" table:number-rows-repeated="23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ngle vs. Aggregated comparison" table:style-name="ta1">
        <table:table-column table:style-name="co3" table:number-columns-repeated="9" table:default-cell-style-name="Default"/>
        <table:table-row table:style-name="ro2">
          <table:table-cell table:style-name="ce26" office:value-type="string" calcext:value-type="string">
            <text:p>EditLongevityCalculation</text:p>
          </table:table-cell>
          <table:table-cell table:number-columns-repeated="3"/>
          <table:table-cell table:style-name="ce26" office:value-type="string" calcext:value-type="string">
            <text:p>EditLongevityCalculationSi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silievVV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string" calcext:value-type="string">
            <text:p>VasilievVV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table:formula="of:=ABS([.$B2])-ABS([.$F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abekobaton</text:p>
          </table:table-cell>
          <table:table-cell office:value-type="float" office:value="-187" calcext:value-type="float">
            <text:p>-187</text:p>
          </table:table-cell>
          <table:table-cell table:number-columns-repeated="2"/>
          <table:table-cell office:value-type="string" calcext:value-type="string">
            <text:p>Kanabekobaton</text:p>
          </table:table-cell>
          <table:table-cell office:value-type="float" office:value="-187" calcext:value-type="float">
            <text:p>-187</text:p>
          </table:table-cell>
          <table:table-cell table:number-columns-repeated="2"/>
          <table:table-cell table:formula="of:=ABS([.$B3])-ABS([.$F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g</text:p>
          </table:table-cell>
          <table:table-cell office:value-type="float" office:value="-162.201982508981" calcext:value-type="float">
            <text:p>-162,201982508981</text:p>
          </table:table-cell>
          <table:table-cell table:number-columns-repeated="2"/>
          <table:table-cell office:value-type="string" calcext:value-type="string">
            <text:p>Korg</text:p>
          </table:table-cell>
          <table:table-cell office:value-type="float" office:value="-162.201982508981" calcext:value-type="float">
            <text:p>-162,201982508981</text:p>
          </table:table-cell>
          <table:table-cell table:number-columns-repeated="2"/>
          <table:table-cell table:formula="of:=ABS([.$B4])-ABS([.$F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hic</text:p>
          </table:table-cell>
          <table:table-cell office:value-type="float" office:value="6.65391974155214" calcext:value-type="float">
            <text:p>6,65391974155214</text:p>
          </table:table-cell>
          <table:table-cell table:number-columns-repeated="2"/>
          <table:table-cell office:value-type="string" calcext:value-type="string">
            <text:p>Dethic</text:p>
          </table:table-cell>
          <table:table-cell office:value-type="float" office:value="6.65391974155214" calcext:value-type="float">
            <text:p>6,65391974155214</text:p>
          </table:table-cell>
          <table:table-cell table:number-columns-repeated="2"/>
          <table:table-cell table:formula="of:=ABS([.$B5])-ABS([.$F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 u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 u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6])-ABS([.$F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revilly</text:p>
          </table:table-cell>
          <table:table-cell office:value-type="float" office:value="-900.784715025907" calcext:value-type="float">
            <text:p>-900,784715025907</text:p>
          </table:table-cell>
          <table:table-cell table:number-columns-repeated="2"/>
          <table:table-cell office:value-type="string" calcext:value-type="string">
            <text:p>Aurevilly</text:p>
          </table:table-cell>
          <table:table-cell office:value-type="float" office:value="-900.784715025907" calcext:value-type="float">
            <text:p>-900,784715025907</text:p>
          </table:table-cell>
          <table:table-cell table:number-columns-repeated="2"/>
          <table:table-cell table:formula="of:=ABS([.$B7])-ABS([.$F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æ~aawik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eæ~aawik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8])-ABS([.$F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onides</text:p>
          </table:table-cell>
          <table:table-cell office:value-type="float" office:value="-171.695098039216" calcext:value-type="float">
            <text:p>-171,695098039216</text:p>
          </table:table-cell>
          <table:table-cell table:number-columns-repeated="2"/>
          <table:table-cell office:value-type="string" calcext:value-type="string">
            <text:p>Platonides</text:p>
          </table:table-cell>
          <table:table-cell office:value-type="float" office:value="-171.695098039216" calcext:value-type="float">
            <text:p>-171,695098039216</text:p>
          </table:table-cell>
          <table:table-cell table:number-columns-repeated="2"/>
          <table:table-cell table:formula="of:=ABS([.$B9])-ABS([.$F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de~aawiki</text:p>
          </table:table-cell>
          <table:table-cell office:value-type="float" office:value="-591" calcext:value-type="float">
            <text:p>-591</text:p>
          </table:table-cell>
          <table:table-cell table:number-columns-repeated="2"/>
          <table:table-cell office:value-type="string" calcext:value-type="string">
            <text:p>Arde~aawiki</text:p>
          </table:table-cell>
          <table:table-cell office:value-type="float" office:value="-591" calcext:value-type="float">
            <text:p>-591</text:p>
          </table:table-cell>
          <table:table-cell table:number-columns-repeated="2"/>
          <table:table-cell table:formula="of:=ABS([.$B10])-ABS([.$F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s~aawiki</text:p>
          </table:table-cell>
          <table:table-cell office:value-type="float" office:value="-157.85" calcext:value-type="float">
            <text:p>-157,85</text:p>
          </table:table-cell>
          <table:table-cell table:number-columns-repeated="2"/>
          <table:table-cell office:value-type="string" calcext:value-type="string">
            <text:p>Lars~aawiki</text:p>
          </table:table-cell>
          <table:table-cell office:value-type="float" office:value="-157.85" calcext:value-type="float">
            <text:p>-157,85</text:p>
          </table:table-cell>
          <table:table-cell table:number-columns-repeated="2"/>
          <table:table-cell table:formula="of:=ABS([.$B11])-ABS([.$F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Starling</text:p>
          </table:table-cell>
          <table:table-cell office:value-type="float" office:value="-1702.45854483926" calcext:value-type="float">
            <text:p>-1702,45854483926</text:p>
          </table:table-cell>
          <table:table-cell table:number-columns-repeated="2"/>
          <table:table-cell office:value-type="string" calcext:value-type="string">
            <text:p>Tim Starling</text:p>
          </table:table-cell>
          <table:table-cell office:value-type="float" office:value="-1702.45854483926" calcext:value-type="float">
            <text:p>-1702,45854483926</text:p>
          </table:table-cell>
          <table:table-cell table:number-columns-repeated="2"/>
          <table:table-cell table:formula="of:=ABS([.$B12])-ABS([.$F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h Farmbrough</text:p>
          </table:table-cell>
          <table:table-cell office:value-type="float" office:value="-4.44615384615387" calcext:value-type="float">
            <text:p>-4,44615384615387</text:p>
          </table:table-cell>
          <table:table-cell table:number-columns-repeated="2"/>
          <table:table-cell office:value-type="string" calcext:value-type="string">
            <text:p>Rich Farmbrough</text:p>
          </table:table-cell>
          <table:table-cell office:value-type="float" office:value="-4.44615384615387" calcext:value-type="float">
            <text:p>-4,44615384615387</text:p>
          </table:table-cell>
          <table:table-cell table:number-columns-repeated="2"/>
          <table:table-cell table:formula="of:=ABS([.$B13])-ABS([.$F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idward~aawiki</text:p>
          </table:table-cell>
          <table:table-cell office:value-type="float" office:value="-0.0598039215686186" calcext:value-type="float">
            <text:p>-0,059803921568619</text:p>
          </table:table-cell>
          <table:table-cell table:number-columns-repeated="2"/>
          <table:table-cell office:value-type="string" calcext:value-type="string">
            <text:p>Squidward~aawiki</text:p>
          </table:table-cell>
          <table:table-cell office:value-type="float" office:value="-0.0598039215686186" calcext:value-type="float">
            <text:p>-0,059803921568619</text:p>
          </table:table-cell>
          <table:table-cell table:number-columns-repeated="2"/>
          <table:table-cell table:formula="of:=ABS([.$B14])-ABS([.$F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égésippe Cormier</text:p>
          </table:table-cell>
          <table:table-cell office:value-type="float" office:value="-356" calcext:value-type="float">
            <text:p>-356</text:p>
          </table:table-cell>
          <table:table-cell table:number-columns-repeated="2"/>
          <table:table-cell office:value-type="string" calcext:value-type="string">
            <text:p>Hégésippe Cormier</text:p>
          </table:table-cell>
          <table:table-cell office:value-type="float" office:value="-356" calcext:value-type="float">
            <text:p>-356</text:p>
          </table:table-cell>
          <table:table-cell table:number-columns-repeated="2"/>
          <table:table-cell table:formula="of:=ABS([.$B15])-ABS([.$F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כל יכול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כל יכול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16])-ABS([.$F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-168.90264378199" calcext:value-type="float">
            <text:p>-168,90264378199</text:p>
          </table:table-cell>
          <table:table-cell table:number-columns-repeated="2"/>
          <table:table-cell office:value-type="string" calcext:value-type="string">
            <text:p>M7</text:p>
          </table:table-cell>
          <table:table-cell office:value-type="float" office:value="-168.90264378199" calcext:value-type="float">
            <text:p>-168,90264378199</text:p>
          </table:table-cell>
          <table:table-cell table:number-columns-repeated="2"/>
          <table:table-cell table:formula="of:=ABS([.$B17])-ABS([.$F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kovBot</text:p>
          </table:table-cell>
          <table:table-cell office:value-type="float" office:value="-1795.88511542364" calcext:value-type="float">
            <text:p>-1795,88511542364</text:p>
          </table:table-cell>
          <table:table-cell table:number-columns-repeated="2"/>
          <table:table-cell office:value-type="string" calcext:value-type="string">
            <text:p>VolkovBot</text:p>
          </table:table-cell>
          <table:table-cell office:value-type="float" office:value="-1795.88511542364" calcext:value-type="float">
            <text:p>-1795,88511542364</text:p>
          </table:table-cell>
          <table:table-cell table:number-columns-repeated="2"/>
          <table:table-cell table:formula="of:=ABS([.$B18])-ABS([.$F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hoschil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thoschil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19])-ABS([.$F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#&lt;&lt;__-=ANONYMOUS=-__&gt;&gt;##</text:p>
          </table:table-cell>
          <table:table-cell office:value-type="string" calcext:value-type="string">
            <text:p><text:s/>NaN</text:p>
          </table:table-cell>
          <table:table-cell table:number-columns-repeated="2"/>
          <table:table-cell office:value-type="string" calcext:value-type="string">
            <text:p>##&lt;&lt;__-=ANONYMOUS=-__&gt;&gt;##</text:p>
          </table:table-cell>
          <table:table-cell office:value-type="string" calcext:value-type="string">
            <text:p><text:s/>NaN</text:p>
          </table:table-cell>
          <table:table-cell table:number-columns-repeated="2"/>
          <table:table-cell table:formula="of:=ABS([.$B20])-ABS([.$F20]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Johney</text:p>
          </table:table-cell>
          <table:table-cell office:value-type="float" office:value="-92.5662100456648" calcext:value-type="float">
            <text:p>-92,5662100456648</text:p>
          </table:table-cell>
          <table:table-cell table:number-columns-repeated="2"/>
          <table:table-cell office:value-type="string" calcext:value-type="string">
            <text:p>Johney</text:p>
          </table:table-cell>
          <table:table-cell office:value-type="float" office:value="-92.5662100456648" calcext:value-type="float">
            <text:p>-92,5662100456648</text:p>
          </table:table-cell>
          <table:table-cell table:number-columns-repeated="2"/>
          <table:table-cell table:formula="of:=ABS([.$B21])-ABS([.$F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ar go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far go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22])-ABS([.$F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astelo</text:p>
          </table:table-cell>
          <table:table-cell office:value-type="float" office:value="-866.9" calcext:value-type="float">
            <text:p>-866,9</text:p>
          </table:table-cell>
          <table:table-cell table:number-columns-repeated="2"/>
          <table:table-cell office:value-type="string" calcext:value-type="string">
            <text:p>Rocastelo</text:p>
          </table:table-cell>
          <table:table-cell office:value-type="float" office:value="-866.9" calcext:value-type="float">
            <text:p>-866,9</text:p>
          </table:table-cell>
          <table:table-cell table:number-columns-repeated="2"/>
          <table:table-cell table:formula="of:=ABS([.$B23])-ABS([.$F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m6~aawiki</text:p>
          </table:table-cell>
          <table:table-cell office:value-type="float" office:value="16.9438202247188" calcext:value-type="float">
            <text:p>16,9438202247188</text:p>
          </table:table-cell>
          <table:table-cell table:number-columns-repeated="2"/>
          <table:table-cell office:value-type="string" calcext:value-type="string">
            <text:p>N3m6~aawiki</text:p>
          </table:table-cell>
          <table:table-cell office:value-type="float" office:value="16.9438202247188" calcext:value-type="float">
            <text:p>16,9438202247188</text:p>
          </table:table-cell>
          <table:table-cell table:number-columns-repeated="2"/>
          <table:table-cell table:formula="of:=ABS([.$B24])-ABS([.$F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 Harald Søby</text:p>
          </table:table-cell>
          <table:table-cell office:value-type="float" office:value="-121.245098039216" calcext:value-type="float">
            <text:p>-121,245098039216</text:p>
          </table:table-cell>
          <table:table-cell table:number-columns-repeated="2"/>
          <table:table-cell office:value-type="string" calcext:value-type="string">
            <text:p>Jon Harald Søby</text:p>
          </table:table-cell>
          <table:table-cell office:value-type="float" office:value="-121.245098039216" calcext:value-type="float">
            <text:p>-121,245098039216</text:p>
          </table:table-cell>
          <table:table-cell table:number-columns-repeated="2"/>
          <table:table-cell table:formula="of:=ABS([.$B25])-ABS([.$F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ABS([.$B26])-ABS([.$F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ABS([.$B27])-ABS([.$F27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ABS([.$B28])-ABS([.$F28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ABS([.$B29])-ABS([.$F2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ABS([.$B30])-ABS([.$F30])" office:value-type="float" office:value="0" calcext:value-type="float">
            <text:p>0</text:p>
          </table:table-cell>
        </table:table-row>
        <table:table-row table:style-name="ro2">
          <table:table-cell table:style-name="ce26" office:value-type="string" calcext:value-type="string">
            <text:p>TextLongevityCalculation</text:p>
          </table:table-cell>
          <table:table-cell table:number-columns-repeated="3"/>
          <table:table-cell table:style-name="ce26" office:value-type="string" calcext:value-type="string">
            <text:p>TextLongevityCalculationSingle</text:p>
          </table:table-cell>
          <table:table-cell table:number-columns-repeated="3"/>
          <table:table-cell table:formula="of:=ABS([.$B31])-ABS([.$F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silievVV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asilievVV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32])-ABS([.$F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abekobaton</text:p>
          </table:table-cell>
          <table:table-cell office:value-type="float" office:value="142.40649822709" calcext:value-type="float">
            <text:p>142,40649822709</text:p>
          </table:table-cell>
          <table:table-cell table:number-columns-repeated="2"/>
          <table:table-cell office:value-type="string" calcext:value-type="string">
            <text:p>Kanabekobaton</text:p>
          </table:table-cell>
          <table:table-cell office:value-type="float" office:value="142.40649822709" calcext:value-type="float">
            <text:p>142,40649822709</text:p>
          </table:table-cell>
          <table:table-cell table:number-columns-repeated="2"/>
          <table:table-cell table:formula="of:=ABS([.$B33])-ABS([.$F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g</text:p>
          </table:table-cell>
          <table:table-cell office:value-type="float" office:value="365.493349395063" calcext:value-type="float">
            <text:p>365,493349395063</text:p>
          </table:table-cell>
          <table:table-cell table:number-columns-repeated="2"/>
          <table:table-cell office:value-type="string" calcext:value-type="string">
            <text:p>Korg</text:p>
          </table:table-cell>
          <table:table-cell office:value-type="float" office:value="365.493349395063" calcext:value-type="float">
            <text:p>365,493349395063</text:p>
          </table:table-cell>
          <table:table-cell table:number-columns-repeated="2"/>
          <table:table-cell table:formula="of:=ABS([.$B34])-ABS([.$F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hic</text:p>
          </table:table-cell>
          <table:table-cell office:value-type="float" office:value="1.64735872850209" calcext:value-type="float">
            <text:p>1,64735872850209</text:p>
          </table:table-cell>
          <table:table-cell table:number-columns-repeated="2"/>
          <table:table-cell office:value-type="string" calcext:value-type="string">
            <text:p>Dethic</text:p>
          </table:table-cell>
          <table:table-cell office:value-type="float" office:value="1.64735872850209" calcext:value-type="float">
            <text:p>1,64735872850209</text:p>
          </table:table-cell>
          <table:table-cell table:number-columns-repeated="2"/>
          <table:table-cell table:formula="of:=ABS([.$B35])-ABS([.$F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 u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 u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36])-ABS([.$F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revilly</text:p>
          </table:table-cell>
          <table:table-cell office:value-type="float" office:value="890.650485605056" calcext:value-type="float">
            <text:p>890,650485605056</text:p>
          </table:table-cell>
          <table:table-cell table:number-columns-repeated="2"/>
          <table:table-cell office:value-type="string" calcext:value-type="string">
            <text:p>Aurevilly</text:p>
          </table:table-cell>
          <table:table-cell office:value-type="float" office:value="890.650485605056" calcext:value-type="float">
            <text:p>890,650485605056</text:p>
          </table:table-cell>
          <table:table-cell table:number-columns-repeated="2"/>
          <table:table-cell table:formula="of:=ABS([.$B37])-ABS([.$F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æ~aawik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eæ~aawik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38])-ABS([.$F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onides</text:p>
          </table:table-cell>
          <table:table-cell office:value-type="float" office:value="185.62657507528" calcext:value-type="float">
            <text:p>185,62657507528</text:p>
          </table:table-cell>
          <table:table-cell table:number-columns-repeated="2"/>
          <table:table-cell office:value-type="string" calcext:value-type="string">
            <text:p>Platonides</text:p>
          </table:table-cell>
          <table:table-cell office:value-type="float" office:value="185.62657507528" calcext:value-type="float">
            <text:p>185,62657507528</text:p>
          </table:table-cell>
          <table:table-cell table:number-columns-repeated="2"/>
          <table:table-cell table:formula="of:=ABS([.$B39])-ABS([.$F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de~aawiki</text:p>
          </table:table-cell>
          <table:table-cell office:value-type="float" office:value="495.018122971749" calcext:value-type="float">
            <text:p>495,018122971749</text:p>
          </table:table-cell>
          <table:table-cell table:number-columns-repeated="2"/>
          <table:table-cell office:value-type="string" calcext:value-type="string">
            <text:p>Arde~aawiki</text:p>
          </table:table-cell>
          <table:table-cell office:value-type="float" office:value="495.018122971749" calcext:value-type="float">
            <text:p>495,018122971749</text:p>
          </table:table-cell>
          <table:table-cell table:number-columns-repeated="2"/>
          <table:table-cell table:formula="of:=ABS([.$B40])-ABS([.$F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s~aawiki</text:p>
          </table:table-cell>
          <table:table-cell office:value-type="float" office:value="157.160162834788" calcext:value-type="float">
            <text:p>157,160162834788</text:p>
          </table:table-cell>
          <table:table-cell table:number-columns-repeated="2"/>
          <table:table-cell office:value-type="string" calcext:value-type="string">
            <text:p>Lars~aawiki</text:p>
          </table:table-cell>
          <table:table-cell office:value-type="float" office:value="157.160162834788" calcext:value-type="float">
            <text:p>157,160162834788</text:p>
          </table:table-cell>
          <table:table-cell table:number-columns-repeated="2"/>
          <table:table-cell table:formula="of:=ABS([.$B41])-ABS([.$F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Starling</text:p>
          </table:table-cell>
          <table:table-cell office:value-type="float" office:value="160.96830638714" calcext:value-type="float">
            <text:p>160,96830638714</text:p>
          </table:table-cell>
          <table:table-cell table:number-columns-repeated="2"/>
          <table:table-cell office:value-type="string" calcext:value-type="string">
            <text:p>Tim Starling</text:p>
          </table:table-cell>
          <table:table-cell office:value-type="float" office:value="160.96830638714" calcext:value-type="float">
            <text:p>160,96830638714</text:p>
          </table:table-cell>
          <table:table-cell table:number-columns-repeated="2"/>
          <table:table-cell table:formula="of:=ABS([.$B42])-ABS([.$F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h Farmbrough</text:p>
          </table:table-cell>
          <table:table-cell office:value-type="float" office:value="0.933943815103771" calcext:value-type="float">
            <text:p>0,933943815103771</text:p>
          </table:table-cell>
          <table:table-cell table:number-columns-repeated="2"/>
          <table:table-cell office:value-type="string" calcext:value-type="string">
            <text:p>Rich Farmbrough</text:p>
          </table:table-cell>
          <table:table-cell office:value-type="float" office:value="0.933943815103771" calcext:value-type="float">
            <text:p>0,933943815103771</text:p>
          </table:table-cell>
          <table:table-cell table:number-columns-repeated="2"/>
          <table:table-cell table:formula="of:=ABS([.$B43])-ABS([.$F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idward~aawik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quidward~aawik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44])-ABS([.$F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égésippe Cormier</text:p>
          </table:table-cell>
          <table:table-cell office:value-type="float" office:value="316.529657364853" calcext:value-type="float">
            <text:p>316,529657364853</text:p>
          </table:table-cell>
          <table:table-cell table:number-columns-repeated="2"/>
          <table:table-cell office:value-type="string" calcext:value-type="string">
            <text:p>Hégésippe Cormier</text:p>
          </table:table-cell>
          <table:table-cell office:value-type="float" office:value="316.529657364853" calcext:value-type="float">
            <text:p>316,529657364853</text:p>
          </table:table-cell>
          <table:table-cell table:number-columns-repeated="2"/>
          <table:table-cell table:formula="of:=ABS([.$B45])-ABS([.$F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כל יכול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כל יכול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46])-ABS([.$F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7.1316106524314" calcext:value-type="float">
            <text:p>7,1316106524314</text:p>
          </table:table-cell>
          <table:table-cell table:number-columns-repeated="2"/>
          <table:table-cell office:value-type="string" calcext:value-type="string">
            <text:p>M7</text:p>
          </table:table-cell>
          <table:table-cell office:value-type="float" office:value="7.1316106524314" calcext:value-type="float">
            <text:p>7,1316106524314</text:p>
          </table:table-cell>
          <table:table-cell table:number-columns-repeated="2"/>
          <table:table-cell table:formula="of:=ABS([.$B47])-ABS([.$F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kovBot</text:p>
          </table:table-cell>
          <table:table-cell office:value-type="float" office:value="5.36632673576671" calcext:value-type="float">
            <text:p>5,36632673576671</text:p>
          </table:table-cell>
          <table:table-cell table:number-columns-repeated="2"/>
          <table:table-cell office:value-type="string" calcext:value-type="string">
            <text:p>VolkovBot</text:p>
          </table:table-cell>
          <table:table-cell office:value-type="float" office:value="5.36632673576671" calcext:value-type="float">
            <text:p>5,36632673576671</text:p>
          </table:table-cell>
          <table:table-cell table:number-columns-repeated="2"/>
          <table:table-cell table:formula="of:=ABS([.$B48])-ABS([.$F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hoschil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thoschil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49])-ABS([.$F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#&lt;&lt;__-=ANONYMOUS=-__&gt;&gt;##</text:p>
          </table:table-cell>
          <table:table-cell office:value-type="float" office:value="1062.48815195619" calcext:value-type="float">
            <text:p>1062,48815195619</text:p>
          </table:table-cell>
          <table:table-cell table:number-columns-repeated="2"/>
          <table:table-cell office:value-type="string" calcext:value-type="string">
            <text:p>##&lt;&lt;__-=ANONYMOUS=-__&gt;&gt;##</text:p>
          </table:table-cell>
          <table:table-cell office:value-type="float" office:value="1062.48815195619" calcext:value-type="float">
            <text:p>1062,48815195619</text:p>
          </table:table-cell>
          <table:table-cell table:number-columns-repeated="2"/>
          <table:table-cell table:formula="of:=ABS([.$B50])-ABS([.$F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ey</text:p>
          </table:table-cell>
          <table:table-cell office:value-type="float" office:value="0.500245462266794" calcext:value-type="float">
            <text:p>0,500245462266794</text:p>
          </table:table-cell>
          <table:table-cell table:number-columns-repeated="2"/>
          <table:table-cell office:value-type="string" calcext:value-type="string">
            <text:p>Johney</text:p>
          </table:table-cell>
          <table:table-cell office:value-type="float" office:value="0.500245462266794" calcext:value-type="float">
            <text:p>0,500245462266794</text:p>
          </table:table-cell>
          <table:table-cell table:number-columns-repeated="2"/>
          <table:table-cell table:formula="of:=ABS([.$B51])-ABS([.$F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ar go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far go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52])-ABS([.$F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astelo</text:p>
          </table:table-cell>
          <table:table-cell office:value-type="float" office:value="901.038605832824" calcext:value-type="float">
            <text:p>901,038605832824</text:p>
          </table:table-cell>
          <table:table-cell table:number-columns-repeated="2"/>
          <table:table-cell office:value-type="string" calcext:value-type="string">
            <text:p>Rocastelo</text:p>
          </table:table-cell>
          <table:table-cell office:value-type="float" office:value="901.038605832824" calcext:value-type="float">
            <text:p>901,038605832824</text:p>
          </table:table-cell>
          <table:table-cell table:number-columns-repeated="2"/>
          <table:table-cell table:formula="of:=ABS([.$B53])-ABS([.$F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m6~aawik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3m6~aawik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54])-ABS([.$F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 Harald Søby</text:p>
          </table:table-cell>
          <table:table-cell office:value-type="float" office:value="187.886993480622" calcext:value-type="float">
            <text:p>187,886993480622</text:p>
          </table:table-cell>
          <table:table-cell table:number-columns-repeated="2"/>
          <table:table-cell office:value-type="string" calcext:value-type="string">
            <text:p>Jon Harald Søby</text:p>
          </table:table-cell>
          <table:table-cell office:value-type="float" office:value="187.886993480622" calcext:value-type="float">
            <text:p>187,886993480622</text:p>
          </table:table-cell>
          <table:table-cell table:number-columns-repeated="2"/>
          <table:table-cell table:formula="of:=ABS([.$B55])-ABS([.$F5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ABS([.$B56])-ABS([.$F56])" office:value-type="float" office:value="0" calcext:value-type="float">
            <text:p>0</text:p>
          </table:table-cell>
        </table:table-row>
        <table:table-row table:style-name="ro2">
          <table:table-cell table:style-name="ce26" office:value-type="string" calcext:value-type="string">
            <text:p>TenRevisionsCalculation</text:p>
          </table:table-cell>
          <table:table-cell table:number-columns-repeated="3"/>
          <table:table-cell table:style-name="ce26" office:value-type="string" calcext:value-type="string">
            <text:p>TenRevisionsCalculationSingle</text:p>
          </table:table-cell>
          <table:table-cell table:number-columns-repeated="3"/>
          <table:table-cell table:formula="of:=ABS([.$B57])-ABS([.$F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silievVV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asilievVV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58])-ABS([.$F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abekobaton</text:p>
          </table:table-cell>
          <table:table-cell office:value-type="float" office:value="558" calcext:value-type="float">
            <text:p>558</text:p>
          </table:table-cell>
          <table:table-cell table:number-columns-repeated="2"/>
          <table:table-cell office:value-type="string" calcext:value-type="string">
            <text:p>Kanabekobaton</text:p>
          </table:table-cell>
          <table:table-cell office:value-type="float" office:value="558" calcext:value-type="float">
            <text:p>558</text:p>
          </table:table-cell>
          <table:table-cell table:number-columns-repeated="2"/>
          <table:table-cell table:formula="of:=ABS([.$B59])-ABS([.$F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g</text:p>
          </table:table-cell>
          <table:table-cell office:value-type="float" office:value="2033" calcext:value-type="float">
            <text:p>2033</text:p>
          </table:table-cell>
          <table:table-cell table:number-columns-repeated="2"/>
          <table:table-cell office:value-type="string" calcext:value-type="string">
            <text:p>Korg</text:p>
          </table:table-cell>
          <table:table-cell office:value-type="float" office:value="2033" calcext:value-type="float">
            <text:p>2033</text:p>
          </table:table-cell>
          <table:table-cell table:number-columns-repeated="2"/>
          <table:table-cell table:formula="of:=ABS([.$B60])-ABS([.$F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hi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ethi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BS([.$B61])-ABS([.$F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 u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 u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62])-ABS([.$F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revilly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string" calcext:value-type="string">
            <text:p>Aurevilly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table:formula="of:=ABS([.$B63])-ABS([.$F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æ~aawik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eæ~aawik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64])-ABS([.$F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onides</text:p>
          </table:table-cell>
          <table:table-cell office:value-type="float" office:value="1259" calcext:value-type="float">
            <text:p>1259</text:p>
          </table:table-cell>
          <table:table-cell table:number-columns-repeated="2"/>
          <table:table-cell office:value-type="string" calcext:value-type="string">
            <text:p>Platonides</text:p>
          </table:table-cell>
          <table:table-cell office:value-type="float" office:value="1259" calcext:value-type="float">
            <text:p>1259</text:p>
          </table:table-cell>
          <table:table-cell table:number-columns-repeated="2"/>
          <table:table-cell table:formula="of:=ABS([.$B65])-ABS([.$F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de~aawiki</text:p>
          </table:table-cell>
          <table:table-cell office:value-type="float" office:value="2530" calcext:value-type="float">
            <text:p>2530</text:p>
          </table:table-cell>
          <table:table-cell table:number-columns-repeated="2"/>
          <table:table-cell office:value-type="string" calcext:value-type="string">
            <text:p>Arde~aawiki</text:p>
          </table:table-cell>
          <table:table-cell office:value-type="float" office:value="2530" calcext:value-type="float">
            <text:p>2530</text:p>
          </table:table-cell>
          <table:table-cell table:number-columns-repeated="2"/>
          <table:table-cell table:formula="of:=ABS([.$B66])-ABS([.$F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s~aawiki</text:p>
          </table:table-cell>
          <table:table-cell office:value-type="float" office:value="1414" calcext:value-type="float">
            <text:p>1414</text:p>
          </table:table-cell>
          <table:table-cell table:number-columns-repeated="2"/>
          <table:table-cell office:value-type="string" calcext:value-type="string">
            <text:p>Lars~aawiki</text:p>
          </table:table-cell>
          <table:table-cell office:value-type="float" office:value="1414" calcext:value-type="float">
            <text:p>1414</text:p>
          </table:table-cell>
          <table:table-cell table:number-columns-repeated="2"/>
          <table:table-cell table:formula="of:=ABS([.$B67])-ABS([.$F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Starling</text:p>
          </table:table-cell>
          <table:table-cell office:value-type="float" office:value="1338" calcext:value-type="float">
            <text:p>1338</text:p>
          </table:table-cell>
          <table:table-cell table:number-columns-repeated="2"/>
          <table:table-cell office:value-type="string" calcext:value-type="string">
            <text:p>Tim Starling</text:p>
          </table:table-cell>
          <table:table-cell office:value-type="float" office:value="1338" calcext:value-type="float">
            <text:p>1338</text:p>
          </table:table-cell>
          <table:table-cell table:number-columns-repeated="2"/>
          <table:table-cell table:formula="of:=ABS([.$B68])-ABS([.$F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h Farmbrough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ich Farmbrough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BS([.$B69])-ABS([.$F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idward~aawik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quidward~aawik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70])-ABS([.$F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égésippe Cormier</text:p>
          </table:table-cell>
          <table:table-cell office:value-type="float" office:value="1276" calcext:value-type="float">
            <text:p>1276</text:p>
          </table:table-cell>
          <table:table-cell table:number-columns-repeated="2"/>
          <table:table-cell office:value-type="string" calcext:value-type="string">
            <text:p>Hégésippe Cormier</text:p>
          </table:table-cell>
          <table:table-cell office:value-type="float" office:value="1276" calcext:value-type="float">
            <text:p>1276</text:p>
          </table:table-cell>
          <table:table-cell table:number-columns-repeated="2"/>
          <table:table-cell table:formula="of:=ABS([.$B71])-ABS([.$F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כל יכול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כל יכול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72])-ABS([.$F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ABS([.$B73])-ABS([.$F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kovBot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olkovBot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ABS([.$B74])-ABS([.$F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hoschil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thoschil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75])-ABS([.$F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#&lt;&lt;__-=ANONYMOUS=-__&gt;&gt;##</text:p>
          </table:table-cell>
          <table:table-cell office:value-type="float" office:value="5429" calcext:value-type="float">
            <text:p>5429</text:p>
          </table:table-cell>
          <table:table-cell table:number-columns-repeated="2"/>
          <table:table-cell office:value-type="string" calcext:value-type="string">
            <text:p>##&lt;&lt;__-=ANONYMOUS=-__&gt;&gt;##</text:p>
          </table:table-cell>
          <table:table-cell office:value-type="float" office:value="5429" calcext:value-type="float">
            <text:p>5429</text:p>
          </table:table-cell>
          <table:table-cell table:number-columns-repeated="2"/>
          <table:table-cell table:formula="of:=ABS([.$B76])-ABS([.$F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hn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BS([.$B77])-ABS([.$F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ar go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far go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78])-ABS([.$F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astelo</text:p>
          </table:table-cell>
          <table:table-cell office:value-type="float" office:value="5736" calcext:value-type="float">
            <text:p>5736</text:p>
          </table:table-cell>
          <table:table-cell table:number-columns-repeated="2"/>
          <table:table-cell office:value-type="string" calcext:value-type="string">
            <text:p>Rocastelo</text:p>
          </table:table-cell>
          <table:table-cell office:value-type="float" office:value="5736" calcext:value-type="float">
            <text:p>5736</text:p>
          </table:table-cell>
          <table:table-cell table:number-columns-repeated="2"/>
          <table:table-cell table:formula="of:=ABS([.$B79])-ABS([.$F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m6~aawik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3m6~aawik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80])-ABS([.$F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 Harald Søby</text:p>
          </table:table-cell>
          <table:table-cell office:value-type="float" office:value="1334" calcext:value-type="float">
            <text:p>1334</text:p>
          </table:table-cell>
          <table:table-cell table:number-columns-repeated="2"/>
          <table:table-cell office:value-type="string" calcext:value-type="string">
            <text:p>Jon Harald Søby</text:p>
          </table:table-cell>
          <table:table-cell office:value-type="float" office:value="1334" calcext:value-type="float">
            <text:p>1334</text:p>
          </table:table-cell>
          <table:table-cell table:number-columns-repeated="2"/>
          <table:table-cell table:formula="of:=ABS([.$B81])-ABS([.$F8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ABS([.$B82])-ABS([.$F8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ABS([.$B83])-ABS([.$F83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ABS([.$B84])-ABS([.$F84])" office:value-type="float" office:value="0" calcext:value-type="float">
            <text:p>0</text:p>
          </table:table-cell>
        </table:table-row>
        <table:table-row table:style-name="ro2">
          <table:table-cell table:style-name="ce13" office:value-type="string" calcext:value-type="string">
            <text:p>TextLongevityWithPenaltyCalculation</text:p>
          </table:table-cell>
          <table:table-cell table:number-columns-repeated="3"/>
          <table:table-cell table:style-name="ce13" office:value-type="string" calcext:value-type="string">
            <text:p>TextLongevityWithPenaltyCalculationSingle</text:p>
          </table:table-cell>
          <table:table-cell table:number-columns-repeated="3"/>
          <table:table-cell table:formula="of:=ABS([.$B85])-ABS([.$F8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ABS([.$B86])-ABS([.$F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silievVV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string" calcext:value-type="string">
            <text:p>VasilievVV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table:formula="of:=ABS([.$B87])-ABS([.$F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abekobaton</text:p>
          </table:table-cell>
          <table:table-cell office:value-type="float" office:value="-44.59350177291" calcext:value-type="float">
            <text:p>-44,59350177291</text:p>
          </table:table-cell>
          <table:table-cell table:number-columns-repeated="2"/>
          <table:table-cell office:value-type="string" calcext:value-type="string">
            <text:p>Kanabekobaton</text:p>
          </table:table-cell>
          <table:table-cell office:value-type="float" office:value="-44.59350177291" calcext:value-type="float">
            <text:p>-44,59350177291</text:p>
          </table:table-cell>
          <table:table-cell table:number-columns-repeated="2"/>
          <table:table-cell table:formula="of:=ABS([.$B88])-ABS([.$F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g</text:p>
          </table:table-cell>
          <table:table-cell office:value-type="float" office:value="4.87599188210976" calcext:value-type="float">
            <text:p>4,87599188210976</text:p>
          </table:table-cell>
          <table:table-cell table:number-columns-repeated="2"/>
          <table:table-cell office:value-type="string" calcext:value-type="string">
            <text:p>Korg</text:p>
          </table:table-cell>
          <table:table-cell office:value-type="float" office:value="4.87599188210976" calcext:value-type="float">
            <text:p>4,87599188210976</text:p>
          </table:table-cell>
          <table:table-cell table:number-columns-repeated="2"/>
          <table:table-cell table:formula="of:=ABS([.$B89])-ABS([.$F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hic</text:p>
          </table:table-cell>
          <table:table-cell office:value-type="float" office:value="1.64735872850209" calcext:value-type="float">
            <text:p>1,64735872850209</text:p>
          </table:table-cell>
          <table:table-cell table:number-columns-repeated="2"/>
          <table:table-cell office:value-type="string" calcext:value-type="string">
            <text:p>Dethic</text:p>
          </table:table-cell>
          <table:table-cell office:value-type="float" office:value="1.64735872850209" calcext:value-type="float">
            <text:p>1,64735872850209</text:p>
          </table:table-cell>
          <table:table-cell table:number-columns-repeated="2"/>
          <table:table-cell table:formula="of:=ABS([.$B90])-ABS([.$F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 u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 u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91])-ABS([.$F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revilly</text:p>
          </table:table-cell>
          <table:table-cell office:value-type="float" office:value="-10.1342294208509" calcext:value-type="float">
            <text:p>-10,1342294208509</text:p>
          </table:table-cell>
          <table:table-cell table:number-columns-repeated="2"/>
          <table:table-cell office:value-type="string" calcext:value-type="string">
            <text:p>Aurevilly</text:p>
          </table:table-cell>
          <table:table-cell office:value-type="float" office:value="-10.1342294208509" calcext:value-type="float">
            <text:p>-10,1342294208509</text:p>
          </table:table-cell>
          <table:table-cell table:number-columns-repeated="2"/>
          <table:table-cell table:formula="of:=ABS([.$B92])-ABS([.$F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æ~aawik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eæ~aawik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93])-ABS([.$F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onides</text:p>
          </table:table-cell>
          <table:table-cell office:value-type="float" office:value="13.9314770360641" calcext:value-type="float">
            <text:p>13,9314770360641</text:p>
          </table:table-cell>
          <table:table-cell table:number-columns-repeated="2"/>
          <table:table-cell office:value-type="string" calcext:value-type="string">
            <text:p>Platonides</text:p>
          </table:table-cell>
          <table:table-cell office:value-type="float" office:value="13.9314770360641" calcext:value-type="float">
            <text:p>13,9314770360641</text:p>
          </table:table-cell>
          <table:table-cell table:number-columns-repeated="2"/>
          <table:table-cell table:formula="of:=ABS([.$B94])-ABS([.$F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de~aawiki</text:p>
          </table:table-cell>
          <table:table-cell office:value-type="float" office:value="-95.9818770282507" calcext:value-type="float">
            <text:p>-95,9818770282507</text:p>
          </table:table-cell>
          <table:table-cell table:number-columns-repeated="2"/>
          <table:table-cell office:value-type="string" calcext:value-type="string">
            <text:p>Arde~aawiki</text:p>
          </table:table-cell>
          <table:table-cell office:value-type="float" office:value="-95.9818770282507" calcext:value-type="float">
            <text:p>-95,9818770282507</text:p>
          </table:table-cell>
          <table:table-cell table:number-columns-repeated="2"/>
          <table:table-cell table:formula="of:=ABS([.$B95])-ABS([.$F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s~aawiki</text:p>
          </table:table-cell>
          <table:table-cell office:value-type="float" office:value="-0.689837165212339" calcext:value-type="float">
            <text:p>-0,689837165212339</text:p>
          </table:table-cell>
          <table:table-cell table:number-columns-repeated="2"/>
          <table:table-cell office:value-type="string" calcext:value-type="string">
            <text:p>Lars~aawiki</text:p>
          </table:table-cell>
          <table:table-cell office:value-type="float" office:value="-0.689837165212339" calcext:value-type="float">
            <text:p>-0,689837165212339</text:p>
          </table:table-cell>
          <table:table-cell table:number-columns-repeated="2"/>
          <table:table-cell table:formula="of:=ABS([.$B96])-ABS([.$F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Starling</text:p>
          </table:table-cell>
          <table:table-cell office:value-type="float" office:value="-1541.49023845212" calcext:value-type="float">
            <text:p>-1541,49023845212</text:p>
          </table:table-cell>
          <table:table-cell table:number-columns-repeated="2"/>
          <table:table-cell office:value-type="string" calcext:value-type="string">
            <text:p>Tim Starling</text:p>
          </table:table-cell>
          <table:table-cell office:value-type="float" office:value="-1541.49023845212" calcext:value-type="float">
            <text:p>-1541,49023845212</text:p>
          </table:table-cell>
          <table:table-cell table:number-columns-repeated="2"/>
          <table:table-cell table:formula="of:=ABS([.$B97])-ABS([.$F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h Farmbrough</text:p>
          </table:table-cell>
          <table:table-cell office:value-type="float" office:value="-3.5122100310501" calcext:value-type="float">
            <text:p>-3,5122100310501</text:p>
          </table:table-cell>
          <table:table-cell table:number-columns-repeated="2"/>
          <table:table-cell office:value-type="string" calcext:value-type="string">
            <text:p>Rich Farmbrough</text:p>
          </table:table-cell>
          <table:table-cell office:value-type="float" office:value="-3.5122100310501" calcext:value-type="float">
            <text:p>-3,5122100310501</text:p>
          </table:table-cell>
          <table:table-cell table:number-columns-repeated="2"/>
          <table:table-cell table:formula="of:=ABS([.$B98])-ABS([.$F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idward~aawiki</text:p>
          </table:table-cell>
          <table:table-cell office:value-type="float" office:value="-0.0598039215686186" calcext:value-type="float">
            <text:p>-0,059803921568619</text:p>
          </table:table-cell>
          <table:table-cell table:number-columns-repeated="2"/>
          <table:table-cell office:value-type="string" calcext:value-type="string">
            <text:p>Squidward~aawiki</text:p>
          </table:table-cell>
          <table:table-cell office:value-type="float" office:value="-0.0598039215686186" calcext:value-type="float">
            <text:p>-0,059803921568619</text:p>
          </table:table-cell>
          <table:table-cell table:number-columns-repeated="2"/>
          <table:table-cell table:formula="of:=ABS([.$B99])-ABS([.$F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égésippe Cormier</text:p>
          </table:table-cell>
          <table:table-cell office:value-type="float" office:value="-39.4703426351475" calcext:value-type="float">
            <text:p>-39,4703426351475</text:p>
          </table:table-cell>
          <table:table-cell table:number-columns-repeated="2"/>
          <table:table-cell office:value-type="string" calcext:value-type="string">
            <text:p>Hégésippe Cormier</text:p>
          </table:table-cell>
          <table:table-cell office:value-type="float" office:value="-39.4703426351475" calcext:value-type="float">
            <text:p>-39,4703426351475</text:p>
          </table:table-cell>
          <table:table-cell table:number-columns-repeated="2"/>
          <table:table-cell table:formula="of:=ABS([.$B100])-ABS([.$F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כל יכול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כל יכול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101])-ABS([.$F1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-161.771033129559" calcext:value-type="float">
            <text:p>-161,771033129559</text:p>
          </table:table-cell>
          <table:table-cell table:number-columns-repeated="2"/>
          <table:table-cell office:value-type="string" calcext:value-type="string">
            <text:p>M7</text:p>
          </table:table-cell>
          <table:table-cell office:value-type="float" office:value="-161.771033129559" calcext:value-type="float">
            <text:p>-161,771033129559</text:p>
          </table:table-cell>
          <table:table-cell table:number-columns-repeated="2"/>
          <table:table-cell table:formula="of:=ABS([.$B102])-ABS([.$F1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kovBot</text:p>
          </table:table-cell>
          <table:table-cell office:value-type="float" office:value="-1790.51878868787" calcext:value-type="float">
            <text:p>-1790,51878868787</text:p>
          </table:table-cell>
          <table:table-cell table:number-columns-repeated="2"/>
          <table:table-cell office:value-type="string" calcext:value-type="string">
            <text:p>VolkovBot</text:p>
          </table:table-cell>
          <table:table-cell office:value-type="float" office:value="-1790.51878868787" calcext:value-type="float">
            <text:p>-1790,51878868787</text:p>
          </table:table-cell>
          <table:table-cell table:number-columns-repeated="2"/>
          <table:table-cell table:formula="of:=ABS([.$B103])-ABS([.$F1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hoschil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thoschil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104])-ABS([.$F1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#&lt;&lt;__-=ANONYMOUS=-__&gt;&gt;##</text:p>
          </table:table-cell>
          <table:table-cell office:value-type="float" office:value="-10197.7234709176" calcext:value-type="float">
            <text:p>-10197,7234709176</text:p>
          </table:table-cell>
          <table:table-cell table:number-columns-repeated="2"/>
          <table:table-cell office:value-type="string" calcext:value-type="string">
            <text:p>##&lt;&lt;__-=ANONYMOUS=-__&gt;&gt;##</text:p>
          </table:table-cell>
          <table:table-cell office:value-type="float" office:value="-10197.7234709176" calcext:value-type="float">
            <text:p>-10197,7234709176</text:p>
          </table:table-cell>
          <table:table-cell table:number-columns-repeated="2"/>
          <table:table-cell table:formula="of:=ABS([.$B105])-ABS([.$F1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ey</text:p>
          </table:table-cell>
          <table:table-cell office:value-type="float" office:value="-92.065964583398" calcext:value-type="float">
            <text:p>-92,065964583398</text:p>
          </table:table-cell>
          <table:table-cell table:number-columns-repeated="2"/>
          <table:table-cell office:value-type="string" calcext:value-type="string">
            <text:p>Johney</text:p>
          </table:table-cell>
          <table:table-cell office:value-type="float" office:value="-92.065964583398" calcext:value-type="float">
            <text:p>-92,065964583398</text:p>
          </table:table-cell>
          <table:table-cell table:number-columns-repeated="2"/>
          <table:table-cell table:formula="of:=ABS([.$B106])-ABS([.$F1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ar go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far go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107])-ABS([.$F1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astelo</text:p>
          </table:table-cell>
          <table:table-cell office:value-type="float" office:value="34.1386058328239" calcext:value-type="float">
            <text:p>34,1386058328239</text:p>
          </table:table-cell>
          <table:table-cell table:number-columns-repeated="2"/>
          <table:table-cell office:value-type="string" calcext:value-type="string">
            <text:p>Rocastelo</text:p>
          </table:table-cell>
          <table:table-cell office:value-type="float" office:value="34.1386058328239" calcext:value-type="float">
            <text:p>34,1386058328239</text:p>
          </table:table-cell>
          <table:table-cell table:number-columns-repeated="2"/>
          <table:table-cell table:formula="of:=ABS([.$B108])-ABS([.$F1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m6~aawik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3m6~aawik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BS([.$B109])-ABS([.$F1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 Harald Søby</text:p>
          </table:table-cell>
          <table:table-cell office:value-type="float" office:value="66.6418954414063" calcext:value-type="float">
            <text:p>66,6418954414063</text:p>
          </table:table-cell>
          <table:table-cell table:number-columns-repeated="2"/>
          <table:table-cell office:value-type="string" calcext:value-type="string">
            <text:p>Jon Harald Søby</text:p>
          </table:table-cell>
          <table:table-cell office:value-type="float" office:value="66.6418954414063" calcext:value-type="float">
            <text:p>66,6418954414063</text:p>
          </table:table-cell>
          <table:table-cell table:number-columns-repeated="2"/>
          <table:table-cell table:formula="of:=ABS([.$B110])-ABS([.$F110])" office:value-type="float" office:value="0" calcext:value-type="float">
            <text:p>0</text:p>
          </table:table-cell>
        </table:table-row>
      </table:table>
      <table:table table:name="EditLife comparison" table:style-name="ta1"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aawiki EditLong</text:p>
          </table:table-cell>
          <table:table-cell table:number-columns-repeated="2"/>
          <table:table-cell office:value-type="string" calcext:value-type="string">
            <text:p>editlife from wikitr</text:p>
          </table:table-cell>
          <table:table-cell table:number-columns-repeated="2"/>
          <table:table-cell office:value-type="string" calcext:value-type="string">
            <text:p>aawiki- editlong filtered edits that are too much</text:p>
          </table:table-cell>
          <table:table-cell table:number-columns-repeated="4"/>
          <table:table-cell office:value-type="string" calcext:value-type="string">
            <text:p>Revisions that are too much in our dataset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377" calcext:value-type="float">
            <text:p>1377</text:p>
          </table:table-cell>
          <table:table-cell office:value-type="float" office:value="-0.98733" calcext:value-type="float">
            <text:p>-0,98733</text:p>
          </table:table-cell>
          <table:table-cell/>
          <table:table-cell office:value-type="float" office:value="1377" calcext:value-type="float">
            <text:p>1377</text:p>
          </table:table-cell>
          <table:table-cell office:value-type="float" office:value="0.00572963446941076" calcext:value-type="float">
            <text:p>0,005729634469411</text:p>
          </table:table-cell>
          <table:table-cell/>
          <table:table-cell table:formula="of:=ABS([.$E2])-ABS([.$H2])" office:value-type="float" office:value="0.981600365530589" calcext:value-type="float">
            <text:p>0,981600365530589</text:p>
          </table:table-cell>
          <table:table-cell/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.00572963446941076" calcext:value-type="float">
            <text:p>0,005729634469411</text:p>
          </table:table-cell>
          <table:table-cell/>
          <table:table-cell office:value-type="float" office:value="1378" calcext:value-type="float">
            <text:p>1378</text:p>
          </table:table-cell>
          <table:table-cell office:value-type="float" office:value="0.98497" calcext:value-type="float">
            <text:p>0,98497</text:p>
          </table:table-cell>
          <table:table-cell/>
          <table:table-cell office:value-type="float" office:value="1378" calcext:value-type="float">
            <text:p>1378</text:p>
          </table:table-cell>
          <table:table-cell office:value-type="float" office:value="0.00236695647328312" calcext:value-type="float">
            <text:p>0,002366956473283</text:p>
          </table:table-cell>
          <table:table-cell/>
          <table:table-cell table:formula="of:=ABS([.$E3])-ABS([.$H3])" office:value-type="float" office:value="0.982603043526717" calcext:value-type="float">
            <text:p>0,982603043526717</text:p>
          </table:table-cell>
          <table:table-cell/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.00236695647328312" calcext:value-type="float">
            <text:p>0,002366956473283</text:p>
          </table:table-cell>
          <table:table-cell/>
          <table:table-cell office:value-type="float" office:value="1409" calcext:value-type="float">
            <text:p>1409</text:p>
          </table:table-cell>
          <table:table-cell office:value-type="float" office:value="0.6065" calcext:value-type="float">
            <text:p>0,6065</text:p>
          </table:table-cell>
          <table:table-cell/>
          <table:table-cell office:value-type="float" office:value="1409" calcext:value-type="float">
            <text:p>1409</text:p>
          </table:table-cell>
          <table:table-cell office:value-type="float" office:value="-0.798031240630904" calcext:value-type="float">
            <text:p>-0,798031240630904</text:p>
          </table:table-cell>
          <table:table-cell/>
          <table:table-cell table:formula="of:=ABS([.$E4])-ABS([.$H4])" office:value-type="float" office:value="-0.191531240630904" calcext:value-type="float">
            <text:p>-0,191531240630904</text:p>
          </table:table-cell>
          <table:table-cell/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float" office:value="-0.68889" calcext:value-type="float">
            <text:p>-0,68889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float" office:value="-0.0315867631482668" calcext:value-type="float">
            <text:p>-0,031586763148267</text:p>
          </table:table-cell>
          <table:table-cell/>
          <table:table-cell table:formula="of:=ABS([.$E5])-ABS([.$H5])" office:value-type="float" office:value="0.657303236851733" calcext:value-type="float">
            <text:p>0,657303236851733</text:p>
          </table:table-cell>
          <table:table-cell/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7" calcext:value-type="float">
            <text:p>15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97" calcext:value-type="float">
            <text:p>1597</text:p>
          </table:table-cell>
          <table:table-cell office:value-type="float" office:value="0.0221744757533456" calcext:value-type="float">
            <text:p>0,022174475753346</text:p>
          </table:table-cell>
          <table:table-cell/>
          <table:table-cell table:formula="of:=ABS([.$E6])-ABS([.$H6])" office:value-type="float" office:value="0.977825524246654" calcext:value-type="float">
            <text:p>0,977825524246654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0.798031240630904" calcext:value-type="float">
            <text:p>-0,798031240630904</text:p>
          </table:table-cell>
          <table:table-cell/>
          <table:table-cell office:value-type="float" office:value="1599" calcext:value-type="float">
            <text:p>1599</text:p>
          </table:table-cell>
          <table:table-cell office:value-type="float" office:value="0.00667" calcext:value-type="float">
            <text:p>0,00667</text:p>
          </table:table-cell>
          <table:table-cell/>
          <table:table-cell office:value-type="float" office:value="1599" calcext:value-type="float">
            <text:p>1599</text:p>
          </table:table-cell>
          <table:table-cell office:value-type="float" office:value="0.386410524265447" calcext:value-type="float">
            <text:p>0,386410524265447</text:p>
          </table:table-cell>
          <table:table-cell/>
          <table:table-cell table:formula="of:=ABS([.$E7])-ABS([.$H7])" office:value-type="float" office:value="-0.379740524265447" calcext:value-type="float">
            <text:p>-0,379740524265447</text:p>
          </table:table-cell>
          <table:table-cell/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-0.0315867631482668" calcext:value-type="float">
            <text:p>-0,031586763148267</text:p>
          </table:table-cell>
          <table:table-cell/>
          <table:table-cell office:value-type="float" office:value="1619" calcext:value-type="float">
            <text:p>1619</text:p>
          </table:table-cell>
          <table:table-cell office:value-type="float" office:value="0.44444" calcext:value-type="float">
            <text:p>0,44444</text:p>
          </table:table-cell>
          <table:table-cell/>
          <table:table-cell office:value-type="float" office:value="1619" calcext:value-type="float">
            <text:p>1619</text:p>
          </table:table-cell>
          <table:table-cell office:value-type="float" office:value="-0.000346275375493121" calcext:value-type="float">
            <text:p>-0,000346275375493</text:p>
          </table:table-cell>
          <table:table-cell/>
          <table:table-cell table:formula="of:=ABS([.$E8])-ABS([.$H8])" office:value-type="float" office:value="0.444093724624507" calcext:value-type="float">
            <text:p>0,444093724624507</text:p>
          </table:table-cell>
          <table:table-cell/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.0221744757533456" calcext:value-type="float">
            <text:p>0,022174475753346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0.55556" calcext:value-type="float">
            <text:p>0,55556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-0.000427072963105499" calcext:value-type="float">
            <text:p>-0,000427072963105</text:p>
          </table:table-cell>
          <table:table-cell/>
          <table:table-cell table:formula="of:=ABS([.$E9])-ABS([.$H9])" office:value-type="float" office:value="0.555132927036895" calcext:value-type="float">
            <text:p>0,555132927036895</text:p>
          </table:table-cell>
          <table:table-cell/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.386410524265447" calcext:value-type="float">
            <text:p>0,386410524265447</text:p>
          </table:table-cell>
          <table:table-cell/>
          <table:table-cell office:value-type="float" office:value="1622" calcext:value-type="float">
            <text:p>1622</text:p>
          </table:table-cell>
          <table:table-cell office:value-type="float" office:value="0.04999" calcext:value-type="float">
            <text:p>0,04999</text:p>
          </table:table-cell>
          <table:table-cell/>
          <table:table-cell office:value-type="float" office:value="1622" calcext:value-type="float">
            <text:p>1622</text:p>
          </table:table-cell>
          <table:table-cell office:value-type="float" office:value="0.964409340659341" calcext:value-type="float">
            <text:p>0,964409340659341</text:p>
          </table:table-cell>
          <table:table-cell/>
          <table:table-cell table:formula="of:=ABS([.$E10])-ABS([.$H10])" office:value-type="float" office:value="-0.914419340659341" calcext:value-type="float">
            <text:p>-0,914419340659341</text:p>
          </table:table-cell>
          <table:table-cell/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0.0133431444689724" calcext:value-type="float">
            <text:p>-0,013343144468972</text:p>
          </table:table-cell>
          <table:table-cell/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23" calcext:value-type="float">
            <text:p>1623</text:p>
          </table:table-cell>
          <table:table-cell office:value-type="float" office:value="-0.106666666666667" calcext:value-type="float">
            <text:p>-0,106666666666667</text:p>
          </table:table-cell>
          <table:table-cell/>
          <table:table-cell table:formula="of:=ABS([.$E11])-ABS([.$H11])" office:value-type="float" office:value="-0.106666666666667" calcext:value-type="float">
            <text:p>-0,106666666666667</text:p>
          </table:table-cell>
          <table:table-cell/>
          <table:table-cell office:value-type="float" office:value="3812" calcext:value-type="float">
            <text:p>3812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0.000346275375493121" calcext:value-type="float">
            <text:p>-0,000346275375493</text:p>
          </table:table-cell>
          <table:table-cell/>
          <table:table-cell office:value-type="float" office:value="1624" calcext:value-type="float">
            <text:p>1624</text:p>
          </table:table-cell>
          <table:table-cell office:value-type="float" office:value="-0.18043" calcext:value-type="float">
            <text:p>-0,18043</text:p>
          </table:table-cell>
          <table:table-cell/>
          <table:table-cell office:value-type="float" office:value="1624" calcext:value-type="float">
            <text:p>1624</text:p>
          </table:table-cell>
          <table:table-cell office:value-type="float" office:value="-0.940963855421687" calcext:value-type="float">
            <text:p>-0,940963855421687</text:p>
          </table:table-cell>
          <table:table-cell/>
          <table:table-cell table:formula="of:=ABS([.$E12])-ABS([.$H12])" office:value-type="float" office:value="-0.760533855421687" calcext:value-type="float">
            <text:p>-0,760533855421687</text:p>
          </table:table-cell>
          <table:table-cell/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-0.000427072963105499" calcext:value-type="float">
            <text:p>-0,000427072963105</text:p>
          </table:table-cell>
          <table:table-cell/>
          <table:table-cell office:value-type="float" office:value="1837" calcext:value-type="float">
            <text:p>18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37" calcext:value-type="float">
            <text:p>1837</text:p>
          </table:table-cell>
          <table:table-cell office:value-type="float" office:value="0.397637443027136" calcext:value-type="float">
            <text:p>0,397637443027136</text:p>
          </table:table-cell>
          <table:table-cell/>
          <table:table-cell table:formula="of:=ABS([.$E13])-ABS([.$H13])" office:value-type="float" office:value="0.602362556972864" calcext:value-type="float">
            <text:p>0,602362556972864</text:p>
          </table:table-cell>
          <table:table-cell/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.964409340659341" calcext:value-type="float">
            <text:p>0,964409340659341</text:p>
          </table:table-cell>
          <table:table-cell/>
          <table:table-cell office:value-type="float" office:value="1939" calcext:value-type="float">
            <text:p>1939</text:p>
          </table:table-cell>
          <table:table-cell office:value-type="float" office:value="0.10902" calcext:value-type="float">
            <text:p>0,10902</text:p>
          </table:table-cell>
          <table:table-cell/>
          <table:table-cell office:value-type="float" office:value="1939" calcext:value-type="float">
            <text:p>1939</text:p>
          </table:table-cell>
          <table:table-cell office:value-type="float" office:value="0.384576806610436" calcext:value-type="float">
            <text:p>0,384576806610436</text:p>
          </table:table-cell>
          <table:table-cell/>
          <table:table-cell table:formula="of:=ABS([.$E14])-ABS([.$H14])" office:value-type="float" office:value="-0.275556806610436" calcext:value-type="float">
            <text:p>-0,275556806610436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0.106666666666667" calcext:value-type="float">
            <text:p>-0,106666666666667</text:p>
          </table:table-cell>
          <table:table-cell/>
          <table:table-cell office:value-type="float" office:value="1940" calcext:value-type="float">
            <text:p>1940</text:p>
          </table:table-cell>
          <table:table-cell office:value-type="float" office:value="-0.2213" calcext:value-type="float">
            <text:p>-0,2213</text:p>
          </table:table-cell>
          <table:table-cell/>
          <table:table-cell office:value-type="float" office:value="1940" calcext:value-type="float">
            <text:p>1940</text:p>
          </table:table-cell>
          <table:table-cell office:value-type="float" office:value="0.702001884126236" calcext:value-type="float">
            <text:p>0,702001884126236</text:p>
          </table:table-cell>
          <table:table-cell/>
          <table:table-cell table:formula="of:=ABS([.$E15])-ABS([.$H15])" office:value-type="float" office:value="-0.480701884126236" calcext:value-type="float">
            <text:p>-0,480701884126236</text:p>
          </table:table-cell>
          <table:table-cell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-0.940963855421687" calcext:value-type="float">
            <text:p>-0,940963855421687</text:p>
          </table:table-cell>
          <table:table-cell/>
          <table:table-cell office:value-type="float" office:value="1941" calcext:value-type="float">
            <text:p>1941</text:p>
          </table:table-cell>
          <table:table-cell office:value-type="float" office:value="0.00459" calcext:value-type="float">
            <text:p>0,00459</text:p>
          </table:table-cell>
          <table:table-cell/>
          <table:table-cell office:value-type="float" office:value="1941" calcext:value-type="float">
            <text:p>1941</text:p>
          </table:table-cell>
          <table:table-cell office:value-type="float" office:value="-0.569846550572148" calcext:value-type="float">
            <text:p>-0,569846550572148</text:p>
          </table:table-cell>
          <table:table-cell/>
          <table:table-cell table:formula="of:=ABS([.$E16])-ABS([.$H16])" office:value-type="float" office:value="-0.565256550572148" calcext:value-type="float">
            <text:p>-0,565256550572148</text:p>
          </table:table-cell>
          <table:table-cell table:number-columns-repeated="2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0.397637443027136" calcext:value-type="float">
            <text:p>0,397637443027136</text:p>
          </table:table-cell>
          <table:table-cell/>
          <table:table-cell office:value-type="float" office:value="1942" calcext:value-type="float">
            <text:p>1942</text:p>
          </table:table-cell>
          <table:table-cell office:value-type="float" office:value="0.1132" calcext:value-type="float">
            <text:p>0,1132</text:p>
          </table:table-cell>
          <table:table-cell/>
          <table:table-cell office:value-type="float" office:value="1942" calcext:value-type="float">
            <text:p>1942</text:p>
          </table:table-cell>
          <table:table-cell office:value-type="float" office:value="-0.529722564031004" calcext:value-type="float">
            <text:p>-0,529722564031004</text:p>
          </table:table-cell>
          <table:table-cell/>
          <table:table-cell table:formula="of:=ABS([.$E17])-ABS([.$H17])" office:value-type="float" office:value="-0.416522564031004" calcext:value-type="float">
            <text:p>-0,416522564031004</text:p>
          </table:table-cell>
          <table:table-cell table:number-columns-repeated="2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.384576806610436" calcext:value-type="float">
            <text:p>0,384576806610436</text:p>
          </table:table-cell>
          <table:table-cell/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22" calcext:value-type="float">
            <text:p>2022</text:p>
          </table:table-cell>
          <table:table-cell office:value-type="float" office:value="0.133333333333333" calcext:value-type="float">
            <text:p>0,133333333333333</text:p>
          </table:table-cell>
          <table:table-cell/>
          <table:table-cell table:formula="of:=ABS([.$E18])-ABS([.$H18])" office:value-type="float" office:value="-0.133333333333333" calcext:value-type="float">
            <text:p>-0,133333333333333</text:p>
          </table:table-cell>
          <table:table-cell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.702001884126236" calcext:value-type="float">
            <text:p>0,702001884126236</text:p>
          </table:table-cell>
          <table:table-cell/>
          <table:table-cell office:value-type="float" office:value="2025" calcext:value-type="float">
            <text:p>2025</text:p>
          </table:table-cell>
          <table:table-cell office:value-type="float" office:value="-0.88023" calcext:value-type="float">
            <text:p>-0,88023</text:p>
          </table:table-cell>
          <table:table-cell/>
          <table:table-cell office:value-type="float" office:value="2025" calcext:value-type="float">
            <text:p>2025</text:p>
          </table:table-cell>
          <table:table-cell office:value-type="float" office:value="0.745784679526881" calcext:value-type="float">
            <text:p>0,745784679526881</text:p>
          </table:table-cell>
          <table:table-cell/>
          <table:table-cell table:formula="of:=ABS([.$E19])-ABS([.$H19])" office:value-type="float" office:value="0.134445320473119" calcext:value-type="float">
            <text:p>0,134445320473119</text:p>
          </table:table-cell>
          <table:table-cell table:number-columns-repeated="2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0.569846550572148" calcext:value-type="float">
            <text:p>-0,569846550572148</text:p>
          </table:table-cell>
          <table:table-cell/>
          <table:table-cell office:value-type="float" office:value="2028" calcext:value-type="float">
            <text:p>2028</text:p>
          </table:table-cell>
          <table:table-cell office:value-type="float" office:value="0.0113" calcext:value-type="float">
            <text:p>0,0113</text:p>
          </table:table-cell>
          <table:table-cell/>
          <table:table-cell office:value-type="float" office:value="2028" calcext:value-type="float">
            <text:p>2028</text:p>
          </table:table-cell>
          <table:table-cell office:value-type="float" office:value="-0.772647870264451" calcext:value-type="float">
            <text:p>-0,772647870264451</text:p>
          </table:table-cell>
          <table:table-cell/>
          <table:table-cell table:formula="of:=ABS([.$E20])-ABS([.$H20])" office:value-type="float" office:value="-0.761347870264451" calcext:value-type="float">
            <text:p>-0,761347870264451</text:p>
          </table:table-cell>
          <table:table-cell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-0.529722564031004" calcext:value-type="float">
            <text:p>-0,529722564031004</text:p>
          </table:table-cell>
          <table:table-cell/>
          <table:table-cell office:value-type="float" office:value="2029" calcext:value-type="float">
            <text:p>2029</text:p>
          </table:table-cell>
          <table:table-cell office:value-type="float" office:value="-0.82034" calcext:value-type="float">
            <text:p>-0,82034</text:p>
          </table:table-cell>
          <table:table-cell/>
          <table:table-cell office:value-type="float" office:value="2029" calcext:value-type="float">
            <text:p>2029</text:p>
          </table:table-cell>
          <table:table-cell office:value-type="float" office:value="0.830523119684587" calcext:value-type="float">
            <text:p>0,830523119684587</text:p>
          </table:table-cell>
          <table:table-cell/>
          <table:table-cell table:formula="of:=ABS([.$E21])-ABS([.$H21])" office:value-type="float" office:value="-0.010183119684587" calcext:value-type="float">
            <text:p>-0,010183119684587</text:p>
          </table:table-cell>
          <table:table-cell table:number-columns-repeated="2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.745784679526881" calcext:value-type="float">
            <text:p>0,745784679526881</text:p>
          </table:table-cell>
          <table:table-cell/>
          <table:table-cell office:value-type="float" office:value="2030" calcext:value-type="float">
            <text:p>2030</text:p>
          </table:table-cell>
          <table:table-cell office:value-type="float" office:value="-0.02197" calcext:value-type="float">
            <text:p>-0,02197</text:p>
          </table:table-cell>
          <table:table-cell/>
          <table:table-cell office:value-type="float" office:value="2030" calcext:value-type="float">
            <text:p>2030</text:p>
          </table:table-cell>
          <table:table-cell office:value-type="float" office:value="-0.859051207859498" calcext:value-type="float">
            <text:p>-0,859051207859498</text:p>
          </table:table-cell>
          <table:table-cell/>
          <table:table-cell table:formula="of:=ABS([.$E22])-ABS([.$H22])" office:value-type="float" office:value="-0.837081207859498" calcext:value-type="float">
            <text:p>-0,837081207859498</text:p>
          </table:table-cell>
          <table:table-cell table:number-columns-repeated="2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-0.772647870264451" calcext:value-type="float">
            <text:p>-0,772647870264451</text:p>
          </table:table-cell>
          <table:table-cell/>
          <table:table-cell office:value-type="float" office:value="2031" calcext:value-type="float">
            <text:p>2031</text:p>
          </table:table-cell>
          <table:table-cell office:value-type="float" office:value="-0.76045" calcext:value-type="float">
            <text:p>-0,76045</text:p>
          </table:table-cell>
          <table:table-cell/>
          <table:table-cell office:value-type="float" office:value="2031" calcext:value-type="float">
            <text:p>2031</text:p>
          </table:table-cell>
          <table:table-cell office:value-type="float" office:value="0.907098294536171" calcext:value-type="float">
            <text:p>0,907098294536171</text:p>
          </table:table-cell>
          <table:table-cell/>
          <table:table-cell table:formula="of:=ABS([.$E23])-ABS([.$H23])" office:value-type="float" office:value="-0.146648294536171" calcext:value-type="float">
            <text:p>-0,146648294536171</text:p>
          </table:table-cell>
          <table:table-cell table:number-columns-repeated="2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0.830523119684587" calcext:value-type="float">
            <text:p>0,830523119684587</text:p>
          </table:table-cell>
          <table:table-cell/>
          <table:table-cell office:value-type="float" office:value="2032" calcext:value-type="float">
            <text:p>2032</text:p>
          </table:table-cell>
          <table:table-cell office:value-type="float" office:value="-0.2354" calcext:value-type="float">
            <text:p>-0,2354</text:p>
          </table:table-cell>
          <table:table-cell/>
          <table:table-cell office:value-type="float" office:value="2032" calcext:value-type="float">
            <text:p>2032</text:p>
          </table:table-cell>
          <table:table-cell office:value-type="float" office:value="-0.92" calcext:value-type="float">
            <text:p>-0,92</text:p>
          </table:table-cell>
          <table:table-cell/>
          <table:table-cell table:formula="of:=ABS([.$E24])-ABS([.$H24])" office:value-type="float" office:value="-0.6846" calcext:value-type="float">
            <text:p>-0,6846</text:p>
          </table:table-cell>
          <table:table-cell table:number-columns-repeated="2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-0.859051207859498" calcext:value-type="float">
            <text:p>-0,859051207859498</text:p>
          </table:table-cell>
          <table:table-cell/>
          <table:table-cell office:value-type="float" office:value="2034" calcext:value-type="float">
            <text:p>2034</text:p>
          </table:table-cell>
          <table:table-cell office:value-type="float" office:value="0.80645" calcext:value-type="float">
            <text:p>0,80645</text:p>
          </table:table-cell>
          <table:table-cell/>
          <table:table-cell office:value-type="float" office:value="2034" calcext:value-type="float">
            <text:p>2034</text:p>
          </table:table-cell>
          <table:table-cell office:value-type="float" office:value="0.2297186554283" calcext:value-type="float">
            <text:p>0,2297186554283</text:p>
          </table:table-cell>
          <table:table-cell/>
          <table:table-cell table:formula="of:=ABS([.$E25])-ABS([.$H25])" office:value-type="float" office:value="0.5767313445717" calcext:value-type="float">
            <text:p>0,5767313445717</text:p>
          </table:table-cell>
          <table:table-cell table:number-columns-repeated="2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0.907098294536171" calcext:value-type="float">
            <text:p>0,907098294536171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-0.05118" calcext:value-type="float">
            <text:p>-0,05118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0.985861561119293" calcext:value-type="float">
            <text:p>0,985861561119293</text:p>
          </table:table-cell>
          <table:table-cell/>
          <table:table-cell table:formula="of:=ABS([.$E26])-ABS([.$H26])" office:value-type="float" office:value="-0.934681561119293" calcext:value-type="float">
            <text:p>-0,934681561119293</text:p>
          </table:table-cell>
          <table:table-cell table:number-columns-repeated="2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-0.92" calcext:value-type="float">
            <text:p>-0,92</text:p>
          </table:table-cell>
          <table:table-cell/>
          <table:table-cell office:value-type="float" office:value="2037" calcext:value-type="float">
            <text:p>2037</text:p>
          </table:table-cell>
          <table:table-cell office:value-type="float" office:value="-0.29921" calcext:value-type="float">
            <text:p>-0,29921</text:p>
          </table:table-cell>
          <table:table-cell/>
          <table:table-cell office:value-type="float" office:value="2037" calcext:value-type="float">
            <text:p>2037</text:p>
          </table:table-cell>
          <table:table-cell office:value-type="float" office:value="-0.867235079171742" calcext:value-type="float">
            <text:p>-0,867235079171742</text:p>
          </table:table-cell>
          <table:table-cell/>
          <table:table-cell table:formula="of:=ABS([.$E27])-ABS([.$H27])" office:value-type="float" office:value="-0.568025079171742" calcext:value-type="float">
            <text:p>-0,568025079171742</text:p>
          </table:table-cell>
          <table:table-cell table:number-columns-repeated="2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.2297186554283" calcext:value-type="float">
            <text:p>0,2297186554283</text:p>
          </table:table-cell>
          <table:table-cell/>
          <table:table-cell office:value-type="float" office:value="2038" calcext:value-type="float">
            <text:p>2038</text:p>
          </table:table-cell>
          <table:table-cell office:value-type="float" office:value="-0.05118" calcext:value-type="float">
            <text:p>-0,05118</text:p>
          </table:table-cell>
          <table:table-cell/>
          <table:table-cell office:value-type="float" office:value="2038" calcext:value-type="float">
            <text:p>2038</text:p>
          </table:table-cell>
          <table:table-cell office:value-type="float" office:value="0.985861561119293" calcext:value-type="float">
            <text:p>0,985861561119293</text:p>
          </table:table-cell>
          <table:table-cell/>
          <table:table-cell table:formula="of:=ABS([.$E28])-ABS([.$H28])" office:value-type="float" office:value="-0.934681561119293" calcext:value-type="float">
            <text:p>-0,934681561119293</text:p>
          </table:table-cell>
          <table:table-cell table:number-columns-repeated="2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0.985861561119293" calcext:value-type="float">
            <text:p>0,985861561119293</text:p>
          </table:table-cell>
          <table:table-cell/>
          <table:table-cell office:value-type="float" office:value="2039" calcext:value-type="float">
            <text:p>2039</text:p>
          </table:table-cell>
          <table:table-cell office:value-type="float" office:value="-0.29921" calcext:value-type="float">
            <text:p>-0,29921</text:p>
          </table:table-cell>
          <table:table-cell/>
          <table:table-cell office:value-type="float" office:value="2039" calcext:value-type="float">
            <text:p>2039</text:p>
          </table:table-cell>
          <table:table-cell office:value-type="float" office:value="-0.884531059683313" calcext:value-type="float">
            <text:p>-0,884531059683313</text:p>
          </table:table-cell>
          <table:table-cell/>
          <table:table-cell table:formula="of:=ABS([.$E29])-ABS([.$H29])" office:value-type="float" office:value="-0.585321059683313" calcext:value-type="float">
            <text:p>-0,585321059683313</text:p>
          </table:table-cell>
          <table:table-cell table:number-columns-repeated="2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-0.867235079171742" calcext:value-type="float">
            <text:p>-0,867235079171742</text:p>
          </table:table-cell>
          <table:table-cell/>
          <table:table-cell office:value-type="float" office:value="2040" calcext:value-type="float">
            <text:p>2040</text:p>
          </table:table-cell>
          <table:table-cell office:value-type="float" office:value="-0.18618" calcext:value-type="float">
            <text:p>-0,18618</text:p>
          </table:table-cell>
          <table:table-cell/>
          <table:table-cell office:value-type="float" office:value="2040" calcext:value-type="float">
            <text:p>2040</text:p>
          </table:table-cell>
          <table:table-cell office:value-type="float" office:value="0.985861561119293" calcext:value-type="float">
            <text:p>0,985861561119293</text:p>
          </table:table-cell>
          <table:table-cell/>
          <table:table-cell table:formula="of:=ABS([.$E30])-ABS([.$H30])" office:value-type="float" office:value="-0.799681561119293" calcext:value-type="float">
            <text:p>-0,799681561119293</text:p>
          </table:table-cell>
          <table:table-cell table:number-columns-repeated="2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0.985861561119293" calcext:value-type="float">
            <text:p>0,985861561119293</text:p>
          </table:table-cell>
          <table:table-cell/>
          <table:table-cell office:value-type="float" office:value="2041" calcext:value-type="float">
            <text:p>2041</text:p>
          </table:table-cell>
          <table:table-cell office:value-type="float" office:value="-0.21403" calcext:value-type="float">
            <text:p>-0,21403</text:p>
          </table:table-cell>
          <table:table-cell/>
          <table:table-cell office:value-type="float" office:value="2041" calcext:value-type="float">
            <text:p>2041</text:p>
          </table:table-cell>
          <table:table-cell office:value-type="float" office:value="-0.884409257003654" calcext:value-type="float">
            <text:p>-0,884409257003654</text:p>
          </table:table-cell>
          <table:table-cell/>
          <table:table-cell table:formula="of:=ABS([.$E31])-ABS([.$H31])" office:value-type="float" office:value="-0.670379257003654" calcext:value-type="float">
            <text:p>-0,670379257003654</text:p>
          </table:table-cell>
          <table:table-cell table:number-columns-repeated="2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-0.884531059683313" calcext:value-type="float">
            <text:p>-0,884531059683313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-0.0371" calcext:value-type="float">
            <text:p>-0,0371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0.985714285714286" calcext:value-type="float">
            <text:p>0,985714285714286</text:p>
          </table:table-cell>
          <table:table-cell/>
          <table:table-cell table:formula="of:=ABS([.$E32])-ABS([.$H32])" office:value-type="float" office:value="-0.948614285714286" calcext:value-type="float">
            <text:p>-0,948614285714286</text:p>
          </table:table-cell>
          <table:table-cell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.985861561119293" calcext:value-type="float">
            <text:p>0,985861561119293</text:p>
          </table:table-cell>
          <table:table-cell/>
          <table:table-cell office:value-type="float" office:value="2046" calcext:value-type="float">
            <text:p>2046</text:p>
          </table:table-cell>
          <table:table-cell office:value-type="float" office:value="0.1425" calcext:value-type="float">
            <text:p>0,1425</text:p>
          </table:table-cell>
          <table:table-cell/>
          <table:table-cell office:value-type="float" office:value="2046" calcext:value-type="float">
            <text:p>2046</text:p>
          </table:table-cell>
          <table:table-cell office:value-type="float" office:value="0.245112781954887" calcext:value-type="float">
            <text:p>0,245112781954887</text:p>
          </table:table-cell>
          <table:table-cell/>
          <table:table-cell table:formula="of:=ABS([.$E33])-ABS([.$H33])" office:value-type="float" office:value="-0.102612781954887" calcext:value-type="float">
            <text:p>-0,102612781954887</text:p>
          </table:table-cell>
          <table:table-cell table:number-columns-repeated="2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-0.884409257003654" calcext:value-type="float">
            <text:p>-0,884409257003654</text:p>
          </table:table-cell>
          <table:table-cell/>
          <table:table-cell office:value-type="float" office:value="2053" calcext:value-type="float">
            <text:p>2053</text:p>
          </table:table-cell>
          <table:table-cell office:value-type="float" office:value="0.08889" calcext:value-type="float">
            <text:p>0,08889</text:p>
          </table:table-cell>
          <table:table-cell/>
          <table:table-cell office:value-type="float" office:value="2053" calcext:value-type="float">
            <text:p>2053</text:p>
          </table:table-cell>
          <table:table-cell office:value-type="float" office:value="0.0730434782608696" calcext:value-type="float">
            <text:p>0,07304347826087</text:p>
          </table:table-cell>
          <table:table-cell/>
          <table:table-cell table:formula="of:=ABS([.$E34])-ABS([.$H34])" office:value-type="float" office:value="0.0158465217391304" calcext:value-type="float">
            <text:p>0,015846521739131</text:p>
          </table:table-cell>
          <table:table-cell table:number-columns-repeated="2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0.985714285714286" calcext:value-type="float">
            <text:p>0,985714285714286</text:p>
          </table:table-cell>
          <table:table-cell/>
          <table:table-cell office:value-type="float" office:value="2057" calcext:value-type="float">
            <text:p>2057</text:p>
          </table:table-cell>
          <table:table-cell office:value-type="float" office:value="0.52239" calcext:value-type="float">
            <text:p>0,52239</text:p>
          </table:table-cell>
          <table:table-cell/>
          <table:table-cell office:value-type="float" office:value="2057" calcext:value-type="float">
            <text:p>2057</text:p>
          </table:table-cell>
          <table:table-cell office:value-type="float" office:value="-0.96168108776267" calcext:value-type="float">
            <text:p>-0,96168108776267</text:p>
          </table:table-cell>
          <table:table-cell/>
          <table:table-cell table:formula="of:=ABS([.$E35])-ABS([.$H35])" office:value-type="float" office:value="-0.43929108776267" calcext:value-type="float">
            <text:p>-0,43929108776267</text:p>
          </table:table-cell>
          <table:table-cell table:number-columns-repeated="2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0.245112781954887" calcext:value-type="float">
            <text:p>0,245112781954887</text:p>
          </table:table-cell>
          <table:table-cell/>
          <table:table-cell office:value-type="float" office:value="2058" calcext:value-type="float">
            <text:p>2058</text:p>
          </table:table-cell>
          <table:table-cell office:value-type="float" office:value="-0.55799" calcext:value-type="float">
            <text:p>-0,55799</text:p>
          </table:table-cell>
          <table:table-cell/>
          <table:table-cell office:value-type="float" office:value="2058" calcext:value-type="float">
            <text:p>2058</text:p>
          </table:table-cell>
          <table:table-cell office:value-type="float" office:value="0.999852724594992" calcext:value-type="float">
            <text:p>0,999852724594992</text:p>
          </table:table-cell>
          <table:table-cell/>
          <table:table-cell table:formula="of:=ABS([.$E36])-ABS([.$H36])" office:value-type="float" office:value="-0.441862724594992" calcext:value-type="float">
            <text:p>-0,441862724594992</text:p>
          </table:table-cell>
          <table:table-cell table:number-columns-repeated="2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59" calcext:value-type="float">
            <text:p>2059</text:p>
          </table:table-cell>
          <table:table-cell office:value-type="float" office:value="0.47484" calcext:value-type="float">
            <text:p>0,47484</text:p>
          </table:table-cell>
          <table:table-cell/>
          <table:table-cell office:value-type="float" office:value="2059" calcext:value-type="float">
            <text:p>2059</text:p>
          </table:table-cell>
          <table:table-cell office:value-type="float" office:value="-0.841291108404385" calcext:value-type="float">
            <text:p>-0,841291108404385</text:p>
          </table:table-cell>
          <table:table-cell/>
          <table:table-cell table:formula="of:=ABS([.$E37])-ABS([.$H37])" office:value-type="float" office:value="-0.366451108404385" calcext:value-type="float">
            <text:p>-0,366451108404385</text:p>
          </table:table-cell>
          <table:table-cell table:number-columns-repeated="2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0.0730434782608696" calcext:value-type="float">
            <text:p>0,07304347826087</text:p>
          </table:table-cell>
          <table:table-cell/>
          <table:table-cell office:value-type="float" office:value="2060" calcext:value-type="float">
            <text:p>2060</text:p>
          </table:table-cell>
          <table:table-cell office:value-type="float" office:value="0.44444" calcext:value-type="float">
            <text:p>0,44444</text:p>
          </table:table-cell>
          <table:table-cell/>
          <table:table-cell office:value-type="float" office:value="2060" calcext:value-type="float">
            <text:p>2060</text:p>
          </table:table-cell>
          <table:table-cell office:value-type="float" office:value="-0.00271313286502839" calcext:value-type="float">
            <text:p>-0,002713132865028</text:p>
          </table:table-cell>
          <table:table-cell/>
          <table:table-cell table:formula="of:=ABS([.$E38])-ABS([.$H38])" office:value-type="float" office:value="0.441726867134972" calcext:value-type="float">
            <text:p>0,441726867134972</text:p>
          </table:table-cell>
          <table:table-cell table:number-columns-repeated="2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-0.96168108776267" calcext:value-type="float">
            <text:p>-0,96168108776267</text:p>
          </table:table-cell>
          <table:table-cell/>
          <table:table-cell office:value-type="float" office:value="2063" calcext:value-type="float">
            <text:p>2063</text:p>
          </table:table-cell>
          <table:table-cell office:value-type="float" office:value="0.33333" calcext:value-type="float">
            <text:p>0,33333</text:p>
          </table:table-cell>
          <table:table-cell/>
          <table:table-cell office:value-type="float" office:value="2063" calcext:value-type="float">
            <text:p>2063</text:p>
          </table:table-cell>
          <table:table-cell office:value-type="float" office:value="0.185882426575471" calcext:value-type="float">
            <text:p>0,185882426575471</text:p>
          </table:table-cell>
          <table:table-cell/>
          <table:table-cell table:formula="of:=ABS([.$E39])-ABS([.$H39])" office:value-type="float" office:value="0.147447573424529" calcext:value-type="float">
            <text:p>0,147447573424529</text:p>
          </table:table-cell>
          <table:table-cell table:number-columns-repeated="2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.999852724594992" calcext:value-type="float">
            <text:p>0,999852724594992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-0.48397" calcext:value-type="float">
            <text:p>-0,48397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0.85007342143906" calcext:value-type="float">
            <text:p>0,85007342143906</text:p>
          </table:table-cell>
          <table:table-cell/>
          <table:table-cell table:formula="of:=ABS([.$E40])-ABS([.$H40])" office:value-type="float" office:value="-0.36610342143906" calcext:value-type="float">
            <text:p>-0,36610342143906</text:p>
          </table:table-cell>
          <table:table-cell table:number-columns-repeated="2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-0.841291108404385" calcext:value-type="float">
            <text:p>-0,841291108404385</text:p>
          </table:table-cell>
          <table:table-cell/>
          <table:table-cell office:value-type="float" office:value="2077" calcext:value-type="float">
            <text:p>2077</text:p>
          </table:table-cell>
          <table:table-cell office:value-type="float" office:value="0.45738" calcext:value-type="float">
            <text:p>0,45738</text:p>
          </table:table-cell>
          <table:table-cell/>
          <table:table-cell office:value-type="float" office:value="2077" calcext:value-type="float">
            <text:p>2077</text:p>
          </table:table-cell>
          <table:table-cell office:value-type="float" office:value="-0.841147741147741" calcext:value-type="float">
            <text:p>-0,841147741147741</text:p>
          </table:table-cell>
          <table:table-cell/>
          <table:table-cell table:formula="of:=ABS([.$E41])-ABS([.$H41])" office:value-type="float" office:value="-0.383767741147741" calcext:value-type="float">
            <text:p>-0,383767741147741</text:p>
          </table:table-cell>
          <table:table-cell table:number-columns-repeated="2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-0.00271313286502839" calcext:value-type="float">
            <text:p>-0,002713132865028</text:p>
          </table:table-cell>
          <table:table-cell/>
          <table:table-cell office:value-type="float" office:value="2125" calcext:value-type="float">
            <text:p>2125</text:p>
          </table:table-cell>
          <table:table-cell office:value-type="float" office:value="0.29952" calcext:value-type="float">
            <text:p>0,29952</text:p>
          </table:table-cell>
          <table:table-cell/>
          <table:table-cell office:value-type="float" office:value="2125" calcext:value-type="float">
            <text:p>2125</text:p>
          </table:table-cell>
          <table:table-cell office:value-type="float" office:value="-0.091513422051423" calcext:value-type="float">
            <text:p>-0,091513422051423</text:p>
          </table:table-cell>
          <table:table-cell/>
          <table:table-cell table:formula="of:=ABS([.$E42])-ABS([.$H42])" office:value-type="float" office:value="0.208006577948577" calcext:value-type="float">
            <text:p>0,208006577948577</text:p>
          </table:table-cell>
          <table:table-cell table:number-columns-repeated="2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0.185882426575471" calcext:value-type="float">
            <text:p>0,185882426575471</text:p>
          </table:table-cell>
          <table:table-cell/>
          <table:table-cell office:value-type="float" office:value="2126" calcext:value-type="float">
            <text:p>2126</text:p>
          </table:table-cell>
          <table:table-cell office:value-type="float" office:value="-0.45652" calcext:value-type="float">
            <text:p>-0,45652</text:p>
          </table:table-cell>
          <table:table-cell/>
          <table:table-cell office:value-type="float" office:value="2126" calcext:value-type="float">
            <text:p>2126</text:p>
          </table:table-cell>
          <table:table-cell office:value-type="float" office:value="-0.00326357417589036" calcext:value-type="float">
            <text:p>-0,00326357417589</text:p>
          </table:table-cell>
          <table:table-cell/>
          <table:table-cell table:formula="of:=ABS([.$E43])-ABS([.$H43])" office:value-type="float" office:value="0.45325642582411" calcext:value-type="float">
            <text:p>0,45325642582411</text:p>
          </table:table-cell>
          <table:table-cell table:number-columns-repeated="2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0.85007342143906" calcext:value-type="float">
            <text:p>0,85007342143906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0.89091" calcext:value-type="float">
            <text:p>0,89091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0.644517052813828" calcext:value-type="float">
            <text:p>0,644517052813828</text:p>
          </table:table-cell>
          <table:table-cell/>
          <table:table-cell table:formula="of:=ABS([.$E44])-ABS([.$H44])" office:value-type="float" office:value="0.246392947186172" calcext:value-type="float">
            <text:p>0,246392947186172</text:p>
          </table:table-cell>
          <table:table-cell table:number-columns-repeated="2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-0.841147741147741" calcext:value-type="float">
            <text:p>-0,841147741147741</text:p>
          </table:table-cell>
          <table:table-cell/>
          <table:table-cell office:value-type="float" office:value="2196" calcext:value-type="float">
            <text:p>2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96" calcext:value-type="float">
            <text:p>2196</text:p>
          </table:table-cell>
          <table:table-cell office:value-type="float" office:value="-0.818181818181818" calcext:value-type="float">
            <text:p>-0,818181818181818</text:p>
          </table:table-cell>
          <table:table-cell/>
          <table:table-cell table:formula="of:=ABS([.$E45])-ABS([.$H45])" office:value-type="float" office:value="-0.818181818181818" calcext:value-type="float">
            <text:p>-0,818181818181818</text:p>
          </table:table-cell>
          <table:table-cell table:number-columns-repeated="2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-0.091513422051423" calcext:value-type="float">
            <text:p>-0,091513422051423</text:p>
          </table:table-cell>
          <table:table-cell/>
          <table:table-cell office:value-type="float" office:value="2202" calcext:value-type="float">
            <text:p>2202</text:p>
          </table:table-cell>
          <table:table-cell office:value-type="float" office:value="-0.48074" calcext:value-type="float">
            <text:p>-0,48074</text:p>
          </table:table-cell>
          <table:table-cell/>
          <table:table-cell office:value-type="float" office:value="2202" calcext:value-type="float">
            <text:p>2202</text:p>
          </table:table-cell>
          <table:table-cell office:value-type="float" office:value="-0.572051582529806" calcext:value-type="float">
            <text:p>-0,572051582529806</text:p>
          </table:table-cell>
          <table:table-cell/>
          <table:table-cell table:formula="of:=ABS([.$E46])-ABS([.$H46])" office:value-type="float" office:value="-0.091311582529806" calcext:value-type="float">
            <text:p>-0,091311582529806</text:p>
          </table:table-cell>
          <table:table-cell table:number-columns-repeated="2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-0.00326357417589036" calcext:value-type="float">
            <text:p>-0,00326357417589</text:p>
          </table:table-cell>
          <table:table-cell/>
          <table:table-cell office:value-type="float" office:value="2208" calcext:value-type="float">
            <text:p>2208</text:p>
          </table:table-cell>
          <table:table-cell office:value-type="float" office:value="0.28119" calcext:value-type="float">
            <text:p>0,28119</text:p>
          </table:table-cell>
          <table:table-cell/>
          <table:table-cell office:value-type="float" office:value="2208" calcext:value-type="float">
            <text:p>2208</text:p>
          </table:table-cell>
          <table:table-cell office:value-type="float" office:value="0.573326897050751" calcext:value-type="float">
            <text:p>0,573326897050751</text:p>
          </table:table-cell>
          <table:table-cell/>
          <table:table-cell table:formula="of:=ABS([.$E47])-ABS([.$H47])" office:value-type="float" office:value="-0.292136897050751" calcext:value-type="float">
            <text:p>-0,292136897050751</text:p>
          </table:table-cell>
          <table:table-cell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0.644517052813828" calcext:value-type="float">
            <text:p>0,644517052813828</text:p>
          </table:table-cell>
          <table:table-cell/>
          <table:table-cell office:value-type="float" office:value="2210" calcext:value-type="float">
            <text:p>2210</text:p>
          </table:table-cell>
          <table:table-cell office:value-type="float" office:value="-0.3475" calcext:value-type="float">
            <text:p>-0,3475</text:p>
          </table:table-cell>
          <table:table-cell/>
          <table:table-cell office:value-type="float" office:value="2210" calcext:value-type="float">
            <text:p>2210</text:p>
          </table:table-cell>
          <table:table-cell office:value-type="float" office:value="0.0519755799400414" calcext:value-type="float">
            <text:p>0,051975579940041</text:p>
          </table:table-cell>
          <table:table-cell/>
          <table:table-cell table:formula="of:=ABS([.$E48])-ABS([.$H48])" office:value-type="float" office:value="0.295524420059959" calcext:value-type="float">
            <text:p>0,295524420059959</text:p>
          </table:table-cell>
          <table:table-cell table:number-columns-repeated="2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-0.572051582529806" calcext:value-type="float">
            <text:p>-0,572051582529806</text:p>
          </table:table-cell>
          <table:table-cell/>
          <table:table-cell office:value-type="float" office:value="2211" calcext:value-type="float">
            <text:p>2211</text:p>
          </table:table-cell>
          <table:table-cell office:value-type="float" office:value="0.23321" calcext:value-type="float">
            <text:p>0,23321</text:p>
          </table:table-cell>
          <table:table-cell/>
          <table:table-cell office:value-type="float" office:value="2211" calcext:value-type="float">
            <text:p>2211</text:p>
          </table:table-cell>
          <table:table-cell office:value-type="float" office:value="-0.601712645355909" calcext:value-type="float">
            <text:p>-0,601712645355909</text:p>
          </table:table-cell>
          <table:table-cell/>
          <table:table-cell table:formula="of:=ABS([.$E49])-ABS([.$H49])" office:value-type="float" office:value="-0.368502645355909" calcext:value-type="float">
            <text:p>-0,368502645355909</text:p>
          </table:table-cell>
          <table:table-cell table:number-columns-repeated="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0.573326897050751" calcext:value-type="float">
            <text:p>0,573326897050751</text:p>
          </table:table-cell>
          <table:table-cell/>
          <table:table-cell office:value-type="float" office:value="2214" calcext:value-type="float">
            <text:p>2214</text:p>
          </table:table-cell>
          <table:table-cell office:value-type="float" office:value="-0.72222" calcext:value-type="float">
            <text:p>-0,72222</text:p>
          </table:table-cell>
          <table:table-cell/>
          <table:table-cell office:value-type="float" office:value="2214" calcext:value-type="float">
            <text:p>2214</text:p>
          </table:table-cell>
          <table:table-cell office:value-type="float" office:value="-0.00024861428105637" calcext:value-type="float">
            <text:p>-0,000248614281056</text:p>
          </table:table-cell>
          <table:table-cell/>
          <table:table-cell table:formula="of:=ABS([.$E50])-ABS([.$H50])" office:value-type="float" office:value="0.721971385718944" calcext:value-type="float">
            <text:p>0,721971385718944</text:p>
          </table:table-cell>
          <table:table-cell table:number-columns-repeated="2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0.0519755799400414" calcext:value-type="float">
            <text:p>0,051975579940041</text:p>
          </table:table-cell>
          <table:table-cell/>
          <table:table-cell office:value-type="float" office:value="2216" calcext:value-type="float">
            <text:p>2216</text:p>
          </table:table-cell>
          <table:table-cell office:value-type="float" office:value="0.77778" calcext:value-type="float">
            <text:p>0,77778</text:p>
          </table:table-cell>
          <table:table-cell/>
          <table:table-cell office:value-type="float" office:value="2216" calcext:value-type="float">
            <text:p>2216</text:p>
          </table:table-cell>
          <table:table-cell office:value-type="float" office:value="0.00024861428105637" calcext:value-type="float">
            <text:p>0,000248614281056</text:p>
          </table:table-cell>
          <table:table-cell/>
          <table:table-cell table:formula="of:=ABS([.$E51])-ABS([.$H51])" office:value-type="float" office:value="0.777531385718944" calcext:value-type="float">
            <text:p>0,777531385718944</text:p>
          </table:table-cell>
          <table:table-cell table:number-columns-repeated="2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-0.601712645355909" calcext:value-type="float">
            <text:p>-0,601712645355909</text:p>
          </table:table-cell>
          <table:table-cell/>
          <table:table-cell office:value-type="float" office:value="2221" calcext:value-type="float">
            <text:p>2221</text:p>
          </table:table-cell>
          <table:table-cell office:value-type="float" office:value="-0.14502" calcext:value-type="float">
            <text:p>-0,14502</text:p>
          </table:table-cell>
          <table:table-cell/>
          <table:table-cell office:value-type="float" office:value="2221" calcext:value-type="float">
            <text:p>2221</text:p>
          </table:table-cell>
          <table:table-cell office:value-type="float" office:value="0.793788171006107" calcext:value-type="float">
            <text:p>0,793788171006107</text:p>
          </table:table-cell>
          <table:table-cell/>
          <table:table-cell table:formula="of:=ABS([.$E52])-ABS([.$H52])" office:value-type="float" office:value="-0.648768171006107" calcext:value-type="float">
            <text:p>-0,648768171006107</text:p>
          </table:table-cell>
          <table:table-cell table:number-columns-repeated="2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-0.00024861428105637" calcext:value-type="float">
            <text:p>-0,000248614281056</text:p>
          </table:table-cell>
          <table:table-cell/>
          <table:table-cell office:value-type="float" office:value="2222" calcext:value-type="float">
            <text:p>2222</text:p>
          </table:table-cell>
          <table:table-cell office:value-type="float" office:value="0.04123" calcext:value-type="float">
            <text:p>0,04123</text:p>
          </table:table-cell>
          <table:table-cell/>
          <table:table-cell office:value-type="float" office:value="2222" calcext:value-type="float">
            <text:p>2222</text:p>
          </table:table-cell>
          <table:table-cell office:value-type="float" office:value="-0.845788660291703" calcext:value-type="float">
            <text:p>-0,845788660291703</text:p>
          </table:table-cell>
          <table:table-cell/>
          <table:table-cell table:formula="of:=ABS([.$E53])-ABS([.$H53])" office:value-type="float" office:value="-0.804558660291703" calcext:value-type="float">
            <text:p>-0,804558660291703</text:p>
          </table:table-cell>
          <table:table-cell table:number-columns-repeated="2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0.00024861428105637" calcext:value-type="float">
            <text:p>0,000248614281056</text:p>
          </table:table-cell>
          <table:table-cell/>
          <table:table-cell office:value-type="float" office:value="2226" calcext:value-type="float">
            <text:p>2226</text:p>
          </table:table-cell>
          <table:table-cell office:value-type="float" office:value="0.77778" calcext:value-type="float">
            <text:p>0,77778</text:p>
          </table:table-cell>
          <table:table-cell/>
          <table:table-cell office:value-type="float" office:value="2226" calcext:value-type="float">
            <text:p>2226</text:p>
          </table:table-cell>
          <table:table-cell office:value-type="float" office:value="-0.0158627731264039" calcext:value-type="float">
            <text:p>-0,015862773126404</text:p>
          </table:table-cell>
          <table:table-cell/>
          <table:table-cell table:formula="of:=ABS([.$E54])-ABS([.$H54])" office:value-type="float" office:value="0.761917226873596" calcext:value-type="float">
            <text:p>0,761917226873596</text:p>
          </table:table-cell>
          <table:table-cell table:number-columns-repeated="2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0.793788171006107" calcext:value-type="float">
            <text:p>0,793788171006107</text:p>
          </table:table-cell>
          <table:table-cell/>
          <table:table-cell office:value-type="float" office:value="2257" calcext:value-type="float">
            <text:p>2257</text:p>
          </table:table-cell>
          <table:table-cell office:value-type="float" office:value="0.82158" calcext:value-type="float">
            <text:p>0,82158</text:p>
          </table:table-cell>
          <table:table-cell/>
          <table:table-cell office:value-type="float" office:value="2257" calcext:value-type="float">
            <text:p>2257</text:p>
          </table:table-cell>
          <table:table-cell office:value-type="float" office:value="-0.886315659780689" calcext:value-type="float">
            <text:p>-0,886315659780689</text:p>
          </table:table-cell>
          <table:table-cell/>
          <table:table-cell table:formula="of:=ABS([.$E55])-ABS([.$H55])" office:value-type="float" office:value="-0.064735659780689" calcext:value-type="float">
            <text:p>-0,064735659780689</text:p>
          </table:table-cell>
          <table:table-cell table:number-columns-repeated="2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-0.845788660291703" calcext:value-type="float">
            <text:p>-0,845788660291703</text:p>
          </table:table-cell>
          <table:table-cell/>
          <table:table-cell office:value-type="float" office:value="2264" calcext:value-type="float">
            <text:p>2264</text:p>
          </table:table-cell>
          <table:table-cell office:value-type="float" office:value="-0.4" calcext:value-type="float">
            <text:p>-0,4</text:p>
          </table:table-cell>
          <table:table-cell/>
          <table:table-cell office:value-type="float" office:value="2264" calcext:value-type="float">
            <text:p>2264</text:p>
          </table:table-cell>
          <table:table-cell office:value-type="float" office:value="0.461538461538462" calcext:value-type="float">
            <text:p>0,461538461538462</text:p>
          </table:table-cell>
          <table:table-cell/>
          <table:table-cell table:formula="of:=ABS([.$E56])-ABS([.$H56])" office:value-type="float" office:value="-0.061538461538462" calcext:value-type="float">
            <text:p>-0,061538461538462</text:p>
          </table:table-cell>
          <table:table-cell table:number-columns-repeated="2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-0.0158627731264039" calcext:value-type="float">
            <text:p>-0,015862773126404</text:p>
          </table:table-cell>
          <table:table-cell/>
          <table:table-cell office:value-type="float" office:value="2272" calcext:value-type="float">
            <text:p>2272</text:p>
          </table:table-cell>
          <table:table-cell office:value-type="float" office:value="-0.95383" calcext:value-type="float">
            <text:p>-0,95383</text:p>
          </table:table-cell>
          <table:table-cell/>
          <table:table-cell office:value-type="float" office:value="2272" calcext:value-type="float">
            <text:p>2272</text:p>
          </table:table-cell>
          <table:table-cell office:value-type="float" office:value="1" calcext:value-type="float">
            <text:p>1</text:p>
          </table:table-cell>
          <table:table-cell/>
          <table:table-cell table:formula="of:=ABS([.$E57])-ABS([.$H57])" office:value-type="float" office:value="-0.0461699999999999" calcext:value-type="float">
            <text:p>-0,04617</text:p>
          </table:table-cell>
          <table:table-cell table:number-columns-repeated="2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-0.886315659780689" calcext:value-type="float">
            <text:p>-0,886315659780689</text:p>
          </table:table-cell>
          <table:table-cell/>
          <table:table-cell office:value-type="float" office:value="2273" calcext:value-type="float">
            <text:p>2273</text:p>
          </table:table-cell>
          <table:table-cell office:value-type="float" office:value="0.94401" calcext:value-type="float">
            <text:p>0,94401</text:p>
          </table:table-cell>
          <table:table-cell/>
          <table:table-cell office:value-type="float" office:value="2273" calcext:value-type="float">
            <text:p>2273</text:p>
          </table:table-cell>
          <table:table-cell office:value-type="float" office:value="-0.983489096573209" calcext:value-type="float">
            <text:p>-0,983489096573209</text:p>
          </table:table-cell>
          <table:table-cell/>
          <table:table-cell table:formula="of:=ABS([.$E58])-ABS([.$H58])" office:value-type="float" office:value="-0.0394790965732089" calcext:value-type="float">
            <text:p>-0,039479096573209</text:p>
          </table:table-cell>
          <table:table-cell table:number-columns-repeated="2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74" calcext:value-type="float">
            <text:p>2274</text:p>
          </table:table-cell>
          <table:table-cell office:value-type="float" office:value="-0.78086" calcext:value-type="float">
            <text:p>-0,78086</text:p>
          </table:table-cell>
          <table:table-cell/>
          <table:table-cell office:value-type="float" office:value="2274" calcext:value-type="float">
            <text:p>2274</text:p>
          </table:table-cell>
          <table:table-cell office:value-type="float" office:value="-0.131864964606793" calcext:value-type="float">
            <text:p>-0,131864964606793</text:p>
          </table:table-cell>
          <table:table-cell/>
          <table:table-cell table:formula="of:=ABS([.$E59])-ABS([.$H59])" office:value-type="float" office:value="0.648995035393207" calcext:value-type="float">
            <text:p>0,648995035393207</text:p>
          </table:table-cell>
          <table:table-cell table:number-columns-repeated="2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-0.983489096573209" calcext:value-type="float">
            <text:p>-0,983489096573209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0.75347" calcext:value-type="float">
            <text:p>0,75347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0.0383778063492139" calcext:value-type="float">
            <text:p>0,038377806349214</text:p>
          </table:table-cell>
          <table:table-cell/>
          <table:table-cell table:formula="of:=ABS([.$E60])-ABS([.$H60])" office:value-type="float" office:value="0.715092193650786" calcext:value-type="float">
            <text:p>0,715092193650786</text:p>
          </table:table-cell>
          <table:table-cell table:number-columns-repeated="2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-0.131864964606793" calcext:value-type="float">
            <text:p>-0,131864964606793</text:p>
          </table:table-cell>
          <table:table-cell/>
          <table:table-cell office:value-type="float" office:value="2279" calcext:value-type="float">
            <text:p>2279</text:p>
          </table:table-cell>
          <table:table-cell office:value-type="float" office:value="-0.8" calcext:value-type="float">
            <text:p>-0,8</text:p>
          </table:table-cell>
          <table:table-cell/>
          <table:table-cell office:value-type="float" office:value="2279" calcext:value-type="float">
            <text:p>2279</text:p>
          </table:table-cell>
          <table:table-cell office:value-type="float" office:value="-0.386296902548889" calcext:value-type="float">
            <text:p>-0,386296902548889</text:p>
          </table:table-cell>
          <table:table-cell/>
          <table:table-cell table:formula="of:=ABS([.$E61])-ABS([.$H61])" office:value-type="float" office:value="0.413703097451111" calcext:value-type="float">
            <text:p>0,413703097451111</text:p>
          </table:table-cell>
          <table:table-cell table:number-columns-repeated="2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0.0383778063492139" calcext:value-type="float">
            <text:p>0,038377806349214</text:p>
          </table:table-cell>
          <table:table-cell/>
          <table:table-cell office:value-type="float" office:value="2280" calcext:value-type="float">
            <text:p>2280</text:p>
          </table:table-cell>
          <table:table-cell office:value-type="float" office:value="0.76667" calcext:value-type="float">
            <text:p>0,76667</text:p>
          </table:table-cell>
          <table:table-cell/>
          <table:table-cell office:value-type="float" office:value="2280" calcext:value-type="float">
            <text:p>2280</text:p>
          </table:table-cell>
          <table:table-cell office:value-type="float" office:value="0.309669262735266" calcext:value-type="float">
            <text:p>0,309669262735266</text:p>
          </table:table-cell>
          <table:table-cell/>
          <table:table-cell table:formula="of:=ABS([.$E62])-ABS([.$H62])" office:value-type="float" office:value="0.457000737264734" calcext:value-type="float">
            <text:p>0,457000737264734</text:p>
          </table:table-cell>
          <table:table-cell table:number-columns-repeated="2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-0.386296902548889" calcext:value-type="float">
            <text:p>-0,386296902548889</text:p>
          </table:table-cell>
          <table:table-cell/>
          <table:table-cell office:value-type="float" office:value="2283" calcext:value-type="float">
            <text:p>22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83" calcext:value-type="float">
            <text:p>2283</text:p>
          </table:table-cell>
          <table:table-cell office:value-type="float" office:value="0.266561618560903" calcext:value-type="float">
            <text:p>0,266561618560903</text:p>
          </table:table-cell>
          <table:table-cell/>
          <table:table-cell table:formula="of:=ABS([.$E63])-ABS([.$H63])" office:value-type="float" office:value="0.733438381439097" calcext:value-type="float">
            <text:p>0,733438381439097</text:p>
          </table:table-cell>
          <table:table-cell table:number-columns-repeated="2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.309669262735266" calcext:value-type="float">
            <text:p>0,309669262735266</text:p>
          </table:table-cell>
          <table:table-cell/>
          <table:table-cell office:value-type="float" office:value="3275" calcext:value-type="float">
            <text:p>3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75" calcext:value-type="float">
            <text:p>3275</text:p>
          </table:table-cell>
          <table:table-cell office:value-type="float" office:value="0.00358786019397894" calcext:value-type="float">
            <text:p>0,003587860193979</text:p>
          </table:table-cell>
          <table:table-cell/>
          <table:table-cell table:formula="of:=ABS([.$E64])-ABS([.$H64])" office:value-type="float" office:value="0.996412139806021" calcext:value-type="float">
            <text:p>0,996412139806021</text:p>
          </table:table-cell>
          <table:table-cell table:number-columns-repeated="2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07" calcext:value-type="float">
            <text:p>380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807" calcext:value-type="float">
            <text:p>3807</text:p>
          </table:table-cell>
          <table:table-cell office:value-type="float" office:value="-0.00205928841751494" calcext:value-type="float">
            <text:p>-0,002059288417515</text:p>
          </table:table-cell>
          <table:table-cell/>
          <table:table-cell table:formula="of:=ABS([.$E65])-ABS([.$H65])" office:value-type="float" office:value="0.997940711582485" calcext:value-type="float">
            <text:p>0,997940711582485</text:p>
          </table:table-cell>
          <table:table-cell table:number-columns-repeated="2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0.266561618560903" calcext:value-type="float">
            <text:p>0,266561618560903</text:p>
          </table:table-cell>
          <table:table-cell/>
          <table:table-cell office:value-type="float" office:value="3814" calcext:value-type="float">
            <text:p>38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14" calcext:value-type="float">
            <text:p>3814</text:p>
          </table:table-cell>
          <table:table-cell office:value-type="float" office:value="0.0566405815049027" calcext:value-type="float">
            <text:p>0,056640581504903</text:p>
          </table:table-cell>
          <table:table-cell/>
          <table:table-cell table:formula="of:=ABS([.$E66])-ABS([.$H66])" office:value-type="float" office:value="0.943359418495097" calcext:value-type="float">
            <text:p>0,943359418495097</text:p>
          </table:table-cell>
          <table:table-cell table:number-columns-repeated="2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47" calcext:value-type="float">
            <text:p>3847</text:p>
          </table:table-cell>
          <table:table-cell office:value-type="float" office:value="0.46927" calcext:value-type="float">
            <text:p>0,46927</text:p>
          </table:table-cell>
          <table:table-cell/>
          <table:table-cell office:value-type="float" office:value="3847" calcext:value-type="float">
            <text:p>3847</text:p>
          </table:table-cell>
          <table:table-cell office:value-type="float" office:value="-1" calcext:value-type="float">
            <text:p>-1</text:p>
          </table:table-cell>
          <table:table-cell/>
          <table:table-cell table:formula="of:=ABS([.$E67])-ABS([.$H67])" office:value-type="float" office:value="-0.53073" calcext:value-type="float">
            <text:p>-0,53073</text:p>
          </table:table-cell>
          <table:table-cell table:number-columns-repeated="2"/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0.00358786019397894" calcext:value-type="float">
            <text:p>0,003587860193979</text:p>
          </table:table-cell>
          <table:table-cell/>
          <table:table-cell office:value-type="float" office:value="3932" calcext:value-type="float">
            <text:p>3932</text:p>
          </table:table-cell>
          <table:table-cell office:value-type="float" office:value="0.99053" calcext:value-type="float">
            <text:p>0,99053</text:p>
          </table:table-cell>
          <table:table-cell/>
          <table:table-cell office:value-type="float" office:value="3932" calcext:value-type="float">
            <text:p>3932</text:p>
          </table:table-cell>
          <table:table-cell office:value-type="float" office:value="-0.13318244973082" calcext:value-type="float">
            <text:p>-0,13318244973082</text:p>
          </table:table-cell>
          <table:table-cell/>
          <table:table-cell table:formula="of:=ABS([.$E68])-ABS([.$H68])" office:value-type="float" office:value="0.85734755026918" calcext:value-type="float">
            <text:p>0,85734755026918</text:p>
          </table:table-cell>
          <table:table-cell table:number-columns-repeated="2"/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-0.00205928841751494" calcext:value-type="float">
            <text:p>-0,002059288417515</text:p>
          </table:table-cell>
          <table:table-cell/>
          <table:table-cell office:value-type="float" office:value="3933" calcext:value-type="float">
            <text:p>39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33" calcext:value-type="float">
            <text:p>3933</text:p>
          </table:table-cell>
          <table:table-cell office:value-type="float" office:value="-0.00603522113613532" calcext:value-type="float">
            <text:p>-0,006035221136135</text:p>
          </table:table-cell>
          <table:table-cell/>
          <table:table-cell table:formula="of:=ABS([.$E69])-ABS([.$H69])" office:value-type="float" office:value="0.993964778863865" calcext:value-type="float">
            <text:p>0,993964778863865</text:p>
          </table:table-cell>
          <table:table-cell table:number-columns-repeated="2"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0.10590668246203" calcext:value-type="float">
            <text:p>0,10590668246203</text:p>
          </table:table-cell>
          <table:table-cell table:number-columns-repeated="10"/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float" office:value="0.0566405815049027" calcext:value-type="float">
            <text:p>0,056640581504903</text:p>
          </table:table-cell>
          <table:table-cell table:number-columns-repeated="10"/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-0.13318244973082" calcext:value-type="float">
            <text:p>-0,13318244973082</text:p>
          </table:table-cell>
          <table:table-cell table:number-columns-repeated="10"/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float" office:value="-0.00603522113613532" calcext:value-type="float">
            <text:p>-0,006035221136135</text:p>
          </table:table-cell>
          <table:table-cell table:number-columns-repeated="10"/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.5" calcext:value-type="float">
            <text:p>0,5</text:p>
          </table:table-cell>
          <table:table-cell table:number-columns-repeated="1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.133333333333333" calcext:value-type="float">
            <text:p>0,133333333333333</text:p>
          </table:table-cell>
          <table:table-cell table:number-columns-repeated="10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-0.818181818181818" calcext:value-type="float">
            <text:p>-0,818181818181818</text:p>
          </table:table-cell>
          <table:table-cell table:number-columns-repeated="10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0.461538461538462" calcext:value-type="float">
            <text:p>0,461538461538462</text:p>
          </table:table-cell>
          <table:table-cell table:number-columns-repeated="10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</table:table>
      <table:table table:name="XML vs. Regex parsing" table:style-name="ta1">
        <table:table-column table:style-name="co3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XML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2"/>
          <table:table-cell office:value-type="string" calcext:value-type="string">
            <text:p>Regex</text:p>
          </table:table-cell>
          <table:table-cell table:number-columns-repeated="2"/>
          <table:table-cell office:value-type="string" calcext:value-type="string">
            <text:p>Difference</text:p>
          </table:table-cell>
          <table:table-cell table:number-columns-repeated="4"/>
          <table:table-cell office:value-type="string" calcext:value-type="string">
            <text:p>XML</text:p>
          </table:table-cell>
          <table:table-cell table:number-columns-repeated="2"/>
          <table:table-cell office:value-type="string" calcext:value-type="string">
            <text:p>Regex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TextLongevityWithPenalty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TextOnly</text:p>
          </table:table-cell>
          <table:table-cell table:style-name="ce1" table:number-columns-repeated="4"/>
          <table:table-cell table:number-columns-repeated="16"/>
        </table:table-row>
        <table:table-row table:style-name="ro1">
          <table:table-cell table:number-columns-repeated="14"/>
          <table:table-cell office:value-type="string" calcext:value-type="string">
            <text:p>VasilievVV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string" calcext:value-type="string">
            <text:p>VasilievVV</text:p>
          </table:table-cell>
          <table:table-cell office:value-type="float" office:value="-16" calcext:value-type="float">
            <text:p>-16</text:p>
          </table:table-cell>
          <table:table-cell/>
          <table:table-cell table:formula="of:=ABS([.S6])-ABS([.P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de~aawiki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VasilievVV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asilievVV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H7]-[.E7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Kanabekobaton</text:p>
          </table:table-cell>
          <table:table-cell office:value-type="float" office:value="-44.59350177291" calcext:value-type="float">
            <text:p>-44,59350177291</text:p>
          </table:table-cell>
          <table:table-cell/>
          <table:table-cell office:value-type="string" calcext:value-type="string">
            <text:p>Kanabekobaton</text:p>
          </table:table-cell>
          <table:table-cell office:value-type="float" office:value="-44.59350177291" calcext:value-type="float">
            <text:p>-44,59350177291</text:p>
          </table:table-cell>
          <table:table-cell/>
          <table:table-cell table:formula="of:=ABS([.S7])-ABS([.P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revilly</text:p>
          </table:table-cell>
          <table:table-cell office:value-type="float" office:value="1015" calcext:value-type="float">
            <text:p>1015</text:p>
          </table:table-cell>
          <table:table-cell/>
          <table:table-cell office:value-type="string" calcext:value-type="string">
            <text:p>Kanabekobaton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Kanabekobaton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[.H8]-[.E8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Korg</text:p>
          </table:table-cell>
          <table:table-cell office:value-type="float" office:value="4.87599188210976" calcext:value-type="float">
            <text:p>4,87599188210976</text:p>
          </table:table-cell>
          <table:table-cell/>
          <table:table-cell office:value-type="string" calcext:value-type="string">
            <text:p>Korg</text:p>
          </table:table-cell>
          <table:table-cell office:value-type="float" office:value="4.87599188210976" calcext:value-type="float">
            <text:p>4,87599188210976</text:p>
          </table:table-cell>
          <table:table-cell/>
          <table:table-cell table:formula="of:=ABS([.S8])-ABS([.P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hi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org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Korg</text:p>
          </table:table-cell>
          <table:table-cell office:value-type="float" office:value="427" calcext:value-type="float">
            <text:p>427</text:p>
          </table:table-cell>
          <table:table-cell/>
          <table:table-cell table:formula="of:=[.H9]-[.E9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thic</text:p>
          </table:table-cell>
          <table:table-cell office:value-type="float" office:value="1.64735872850209" calcext:value-type="float">
            <text:p>1,64735872850209</text:p>
          </table:table-cell>
          <table:table-cell/>
          <table:table-cell office:value-type="string" calcext:value-type="string">
            <text:p>Dethic</text:p>
          </table:table-cell>
          <table:table-cell office:value-type="float" office:value="1.64735872850209" calcext:value-type="float">
            <text:p>1,64735872850209</text:p>
          </table:table-cell>
          <table:table-cell/>
          <table:table-cell table:formula="of:=ABS([.S9])-ABS([.P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égésippe Cormier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Dethi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thic</text:p>
          </table:table-cell>
          <table:table-cell office:value-type="float" office:value="2" calcext:value-type="float">
            <text:p>2</text:p>
          </table:table-cell>
          <table:table-cell/>
          <table:table-cell table:formula="of:=[.H10]-[.E10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de u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de ue</text:p>
          </table:table-cell>
          <table:table-cell office:value-type="float" office:value="0" calcext:value-type="float">
            <text:p>0</text:p>
          </table:table-cell>
          <table:table-cell/>
          <table:table-cell table:formula="of:=ABS([.S10])-ABS([.P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e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de u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de u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11]-[.E11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urevilly</text:p>
          </table:table-cell>
          <table:table-cell office:value-type="float" office:value="-10.1342294208509" calcext:value-type="float">
            <text:p>-10,1342294208509</text:p>
          </table:table-cell>
          <table:table-cell/>
          <table:table-cell office:value-type="string" calcext:value-type="string">
            <text:p>Aurevilly</text:p>
          </table:table-cell>
          <table:table-cell office:value-type="float" office:value="-10.1342294208509" calcext:value-type="float">
            <text:p>-10,1342294208509</text:p>
          </table:table-cell>
          <table:table-cell/>
          <table:table-cell table:formula="of:=ABS([.S11])-ABS([.P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 Harald Søby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Aurevilly</text:p>
          </table:table-cell>
          <table:table-cell office:value-type="float" office:value="1015" calcext:value-type="float">
            <text:p>1015</text:p>
          </table:table-cell>
          <table:table-cell/>
          <table:table-cell office:value-type="string" calcext:value-type="string">
            <text:p>Aurevilly</text:p>
          </table:table-cell>
          <table:table-cell office:value-type="float" office:value="1015" calcext:value-type="float">
            <text:p>1015</text:p>
          </table:table-cell>
          <table:table-cell/>
          <table:table-cell table:formula="of:=[.H12]-[.E1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eæ~aawik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eæ~aawiki</text:p>
          </table:table-cell>
          <table:table-cell office:value-type="float" office:value="0" calcext:value-type="float">
            <text:p>0</text:p>
          </table:table-cell>
          <table:table-cell/>
          <table:table-cell table:formula="of:=ABS([.S12])-ABS([.P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abekobaton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Aeæ~aawik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eæ~aawiki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13]-[.E13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latonides</text:p>
          </table:table-cell>
          <table:table-cell office:value-type="float" office:value="13.9314770360641" calcext:value-type="float">
            <text:p>13,9314770360641</text:p>
          </table:table-cell>
          <table:table-cell/>
          <table:table-cell office:value-type="string" calcext:value-type="string">
            <text:p>Platonides</text:p>
          </table:table-cell>
          <table:table-cell office:value-type="float" office:value="13.9314770360641" calcext:value-type="float">
            <text:p>13,9314770360641</text:p>
          </table:table-cell>
          <table:table-cell/>
          <table:table-cell table:formula="of:=ABS([.S13])-ABS([.P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g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Platonides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Platonides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[.H14]-[.E14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rde~aawiki</text:p>
          </table:table-cell>
          <table:table-cell office:value-type="float" office:value="-95.9818770282507" calcext:value-type="float">
            <text:p>-95,9818770282507</text:p>
          </table:table-cell>
          <table:table-cell/>
          <table:table-cell office:value-type="string" calcext:value-type="string">
            <text:p>Arde~aawiki</text:p>
          </table:table-cell>
          <table:table-cell office:value-type="float" office:value="-95.9818770282507" calcext:value-type="float">
            <text:p>-95,9818770282507</text:p>
          </table:table-cell>
          <table:table-cell/>
          <table:table-cell table:formula="of:=ABS([.S14])-ABS([.P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s~aawiki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Arde~aawiki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Arde~aawiki</text:p>
          </table:table-cell>
          <table:table-cell office:value-type="float" office:value="591" calcext:value-type="float">
            <text:p>591</text:p>
          </table:table-cell>
          <table:table-cell/>
          <table:table-cell table:formula="of:=[.H15]-[.E15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rs~aawiki</text:p>
          </table:table-cell>
          <table:table-cell office:value-type="float" office:value="-0.689837165212339" calcext:value-type="float">
            <text:p>-0,689837165212339</text:p>
          </table:table-cell>
          <table:table-cell/>
          <table:table-cell office:value-type="string" calcext:value-type="string">
            <text:p>Lars~aawiki</text:p>
          </table:table-cell>
          <table:table-cell office:value-type="float" office:value="-0.689837165212339" calcext:value-type="float">
            <text:p>-0,689837165212339</text:p>
          </table:table-cell>
          <table:table-cell/>
          <table:table-cell table:formula="of:=ABS([.S15])-ABS([.P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ars~aawiki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Lars~aawiki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[.H16]-[.E16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im Starling</text:p>
          </table:table-cell>
          <table:table-cell office:value-type="float" office:value="-1541.49023845212" calcext:value-type="float">
            <text:p>-1541,49023845212</text:p>
          </table:table-cell>
          <table:table-cell/>
          <table:table-cell office:value-type="string" calcext:value-type="string">
            <text:p>Tim Starling</text:p>
          </table:table-cell>
          <table:table-cell office:value-type="float" office:value="-1541.49023845212" calcext:value-type="float">
            <text:p>-1541,49023845212</text:p>
          </table:table-cell>
          <table:table-cell/>
          <table:table-cell table:formula="of:=ABS([.S16])-ABS([.P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hoschil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m Starling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Tim Starling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H17]-[.E17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ich Farmbrough</text:p>
          </table:table-cell>
          <table:table-cell office:value-type="float" office:value="-3.5122100310501" calcext:value-type="float">
            <text:p>-3,5122100310501</text:p>
          </table:table-cell>
          <table:table-cell/>
          <table:table-cell office:value-type="string" calcext:value-type="string">
            <text:p>Rich Farmbrough</text:p>
          </table:table-cell>
          <table:table-cell office:value-type="float" office:value="-3.5122100310501" calcext:value-type="float">
            <text:p>-3,5122100310501</text:p>
          </table:table-cell>
          <table:table-cell/>
          <table:table-cell table:formula="of:=ABS([.S17])-ABS([.P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onides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ich Farmbroug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ch Farmbrough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8]-[.E18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quidward~aawiki</text:p>
          </table:table-cell>
          <table:table-cell office:value-type="float" office:value="-0.0598039215686186" calcext:value-type="float">
            <text:p>-0,059803921568619</text:p>
          </table:table-cell>
          <table:table-cell/>
          <table:table-cell office:value-type="string" calcext:value-type="string">
            <text:p>Squidward~aawiki</text:p>
          </table:table-cell>
          <table:table-cell office:value-type="float" office:value="-0.0598039215686186" calcext:value-type="float">
            <text:p>-0,059803921568619</text:p>
          </table:table-cell>
          <table:table-cell/>
          <table:table-cell table:formula="of:=ABS([.S18])-ABS([.P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h Farmbroug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quidward~aawik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quidward~aawiki</text:p>
          </table:table-cell>
          <table:table-cell office:value-type="float" office:value="2" calcext:value-type="float">
            <text:p>2</text:p>
          </table:table-cell>
          <table:table-cell/>
          <table:table-cell table:formula="of:=[.H19]-[.E19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égésippe Cormier</text:p>
          </table:table-cell>
          <table:table-cell office:value-type="float" office:value="-39.4703426351475" calcext:value-type="float">
            <text:p>-39,4703426351475</text:p>
          </table:table-cell>
          <table:table-cell/>
          <table:table-cell office:value-type="string" calcext:value-type="string">
            <text:p>Hégésippe Cormier</text:p>
          </table:table-cell>
          <table:table-cell office:value-type="float" office:value="-39.4703426351475" calcext:value-type="float">
            <text:p>-39,4703426351475</text:p>
          </table:table-cell>
          <table:table-cell/>
          <table:table-cell table:formula="of:=ABS([.S19])-ABS([.P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astelo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string" calcext:value-type="string">
            <text:p>Hégésippe Cormier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Hégésippe Cormier</text:p>
          </table:table-cell>
          <table:table-cell office:value-type="float" office:value="411" calcext:value-type="float">
            <text:p>411</text:p>
          </table:table-cell>
          <table:table-cell/>
          <table:table-cell table:formula="of:=[.H20]-[.E20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כל יכול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כל יכול</text:p>
          </table:table-cell>
          <table:table-cell office:value-type="float" office:value="0" calcext:value-type="float">
            <text:p>0</text:p>
          </table:table-cell>
          <table:table-cell/>
          <table:table-cell table:formula="of:=ABS([.S20])-ABS([.P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idward~aawik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כל יכול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כל יכול</text:p>
          </table:table-cell>
          <table:table-cell office:value-type="float" office:value="3" calcext:value-type="float">
            <text:p>3</text:p>
          </table:table-cell>
          <table:table-cell/>
          <table:table-cell table:formula="of:=[.H21]-[.E21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7</text:p>
          </table:table-cell>
          <table:table-cell office:value-type="float" office:value="-161.771033129559" calcext:value-type="float">
            <text:p>-161,771033129559</text:p>
          </table:table-cell>
          <table:table-cell/>
          <table:table-cell office:value-type="string" calcext:value-type="string">
            <text:p>M7</text:p>
          </table:table-cell>
          <table:table-cell office:value-type="float" office:value="-161.771033129559" calcext:value-type="float">
            <text:p>-161,771033129559</text:p>
          </table:table-cell>
          <table:table-cell/>
          <table:table-cell table:formula="of:=ABS([.S21])-ABS([.P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Starling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H22]-[.E2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VolkovBot</text:p>
          </table:table-cell>
          <table:table-cell office:value-type="float" office:value="-1790.51878868787" calcext:value-type="float">
            <text:p>-1790,51878868787</text:p>
          </table:table-cell>
          <table:table-cell/>
          <table:table-cell office:value-type="string" calcext:value-type="string">
            <text:p>VolkovBot</text:p>
          </table:table-cell>
          <table:table-cell office:value-type="float" office:value="-1790.51878868787" calcext:value-type="float">
            <text:p>-1790,51878868787</text:p>
          </table:table-cell>
          <table:table-cell/>
          <table:table-cell table:formula="of:=ABS([.S22])-ABS([.P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silievVV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olkovBo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olkovBot</text:p>
          </table:table-cell>
          <table:table-cell office:value-type="float" office:value="8" calcext:value-type="float">
            <text:p>8</text:p>
          </table:table-cell>
          <table:table-cell/>
          <table:table-cell table:formula="of:=[.H23]-[.E23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athoschil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thoschild</text:p>
          </table:table-cell>
          <table:table-cell office:value-type="float" office:value="0" calcext:value-type="float">
            <text:p>0</text:p>
          </table:table-cell>
          <table:table-cell/>
          <table:table-cell table:formula="of:=ABS([.S23])-ABS([.P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kovBo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athoschil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thoschil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24]-[.E24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#&lt;&lt;__-=ANONYMOUS=-__&gt;&gt;##</text:p>
          </table:table-cell>
          <table:table-cell office:value-type="float" office:value="-10197.7234709176" calcext:value-type="float">
            <text:p>-10197,7234709176</text:p>
          </table:table-cell>
          <table:table-cell/>
          <table:table-cell office:value-type="string" calcext:value-type="string">
            <text:p>##&lt;&lt;__-=ANONYMOUS=-__&gt;&gt;##</text:p>
          </table:table-cell>
          <table:table-cell office:value-type="float" office:value="-10197.7234709176" calcext:value-type="float">
            <text:p>-10197,7234709176</text:p>
          </table:table-cell>
          <table:table-cell/>
          <table:table-cell table:formula="of:=ABS([.S24])-ABS([.P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כל יכול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##&lt;&lt;__-=ANONYMOUS=-__&gt;&gt;##</text:p>
          </table:table-cell>
          <table:table-cell office:value-type="float" office:value="4049" calcext:value-type="float">
            <text:p>4049</text:p>
          </table:table-cell>
          <table:table-cell/>
          <table:table-cell office:value-type="string" calcext:value-type="string">
            <text:p>##&lt;&lt;__-=ANONYMOUS=-__&gt;&gt;##</text:p>
          </table:table-cell>
          <table:table-cell office:value-type="float" office:value="4049" calcext:value-type="float">
            <text:p>4049</text:p>
          </table:table-cell>
          <table:table-cell/>
          <table:table-cell table:formula="of:=[.H25]-[.E25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Johney</text:p>
          </table:table-cell>
          <table:table-cell office:value-type="float" office:value="-92.065964583398" calcext:value-type="float">
            <text:p>-92,065964583398</text:p>
          </table:table-cell>
          <table:table-cell/>
          <table:table-cell office:value-type="string" calcext:value-type="string">
            <text:p>Johney</text:p>
          </table:table-cell>
          <table:table-cell office:value-type="float" office:value="-92.065964583398" calcext:value-type="float">
            <text:p>-92,065964583398</text:p>
          </table:table-cell>
          <table:table-cell/>
          <table:table-cell table:formula="of:=ABS([.S25])-ABS([.P25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hne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hney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26]-[.E26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far go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far god</text:p>
          </table:table-cell>
          <table:table-cell office:value-type="float" office:value="0" calcext:value-type="float">
            <text:p>0</text:p>
          </table:table-cell>
          <table:table-cell/>
          <table:table-cell table:formula="of:=ABS([.S26])-ABS([.P26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far go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far god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27]-[.E27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ocastelo</text:p>
          </table:table-cell>
          <table:table-cell office:value-type="float" office:value="34.1386058328239" calcext:value-type="float">
            <text:p>34,1386058328239</text:p>
          </table:table-cell>
          <table:table-cell/>
          <table:table-cell office:value-type="string" calcext:value-type="string">
            <text:p>Rocastelo</text:p>
          </table:table-cell>
          <table:table-cell office:value-type="float" office:value="34.1386058328239" calcext:value-type="float">
            <text:p>34,1386058328239</text:p>
          </table:table-cell>
          <table:table-cell/>
          <table:table-cell table:formula="of:=ABS([.S27])-ABS([.P2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castelo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string" calcext:value-type="string">
            <text:p>Rocastelo</text:p>
          </table:table-cell>
          <table:table-cell office:value-type="float" office:value="1014" calcext:value-type="float">
            <text:p>1014</text:p>
          </table:table-cell>
          <table:table-cell/>
          <table:table-cell table:formula="of:=[.H28]-[.E28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3m6~aawik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3m6~aawiki</text:p>
          </table:table-cell>
          <table:table-cell office:value-type="float" office:value="0" calcext:value-type="float">
            <text:p>0</text:p>
          </table:table-cell>
          <table:table-cell/>
          <table:table-cell table:formula="of:=ABS([.S28])-ABS([.P28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3m6~aawik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3m6~aawiki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29]-[.E29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Jon Harald Søby</text:p>
          </table:table-cell>
          <table:table-cell office:value-type="float" office:value="66.6418954414063" calcext:value-type="float">
            <text:p>66,6418954414063</text:p>
          </table:table-cell>
          <table:table-cell/>
          <table:table-cell office:value-type="string" calcext:value-type="string">
            <text:p>Jon Harald Søby</text:p>
          </table:table-cell>
          <table:table-cell office:value-type="float" office:value="66.6418954414063" calcext:value-type="float">
            <text:p>66,6418954414063</text:p>
          </table:table-cell>
          <table:table-cell/>
          <table:table-cell table:formula="of:=ABS([.S29])-ABS([.P29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n Harald Søby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Jon Harald Søby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[.H30]-[.E30]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office:value-type="string" calcext:value-type="string">
            <text:p>XML</text:p>
          </table:table-cell>
          <table:table-cell table:number-columns-repeated="5"/>
          <table:table-cell office:value-type="string" calcext:value-type="string">
            <text:p>REGEX</text:p>
          </table:table-cell>
          <table:table-cell table:number-columns-repeated="1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WL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WLU</text:p>
          </table:table-cell>
          <table:table-cell office:value-type="float" office:value="2" calcext:value-type="float">
            <text:p>2</text:p>
          </table:table-cell>
          <table:table-cell/>
          <table:table-cell table:formula="of:=[.H43]-[.B4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sparBot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KasparBot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44]-[.B4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si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Jesi</text:p>
          </table:table-cell>
          <table:table-cell office:value-type="float" office:value="5" calcext:value-type="float">
            <text:p>5</text:p>
          </table:table-cell>
          <table:table-cell/>
          <table:table-cell table:formula="of:=[.H45]-[.B45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ssBo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ussBo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46]-[.B4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mera-On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office:value-type="string" calcext:value-type="string">
            <text:p>Camera-On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H47]-[.B4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acstat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aacstat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48]-[.B4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kabhishe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kabhishek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49]-[.B49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jthepiano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jthepiano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50]-[.B50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ibutor7</text:p>
          </table:table-cell>
          <table:table-cell office:value-type="float" office:value="59" calcext:value-type="float">
            <text:p>59</text:p>
          </table:table-cell>
          <table:table-cell table:number-columns-repeated="4"/>
          <table:table-cell office:value-type="string" calcext:value-type="string">
            <text:p>Contributor7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H51]-[.B51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ch Farmbrough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Rich Farmbrough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H52]-[.B5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l Hallow's Wraith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ll Hallow's Wraith</text:p>
          </table:table-cell>
          <table:table-cell office:value-type="float" office:value="2" calcext:value-type="float">
            <text:p>2</text:p>
          </table:table-cell>
          <table:table-cell/>
          <table:table-cell table:formula="of:=[.H53]-[.B5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'n'B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'n'B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54]-[.B5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#&lt;&lt;__-=ANONYMOUS=-__&gt;&gt;##</text:p>
          </table:table-cell>
          <table:table-cell office:value-type="float" office:value="97" calcext:value-type="float">
            <text:p>97</text:p>
          </table:table-cell>
          <table:table-cell table:number-columns-repeated="4"/>
          <table:table-cell office:value-type="string" calcext:value-type="string">
            <text:p>##&lt;&lt;__-=ANONYMOUS=-__&gt;&gt;##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H55]-[.B55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r Amantio di Nicolao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Ser Amantio di Nicolao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H56]-[.B5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Pi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HuPi</text:p>
          </table:table-cell>
          <table:table-cell office:value-type="float" office:value="8" calcext:value-type="float">
            <text:p>8</text:p>
          </table:table-cell>
          <table:table-cell/>
          <table:table-cell table:formula="of:=[.H57]-[.B5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G19bo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G19bo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58]-[.B5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brício Fernando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Fabrício Fernando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H59]-[.B59]" office:value-type="float" office:value="0" calcext:value-type="float">
            <text:p>0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'Old-wikitr-comparison-with-broken-fw'.L2:'Old-wikitr-comparison-with-broken-fw'.N1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Comparison-wikitr-fw'.D49:'Comparison-wikitr-fw'.E7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EditLife comparison'.D2:'EditLife comparison'.E69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XML vs. Regex parsing'.H8:'XML vs. Regex parsing'.I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/>
    </number:number-style>
    <number:number-style style:name="N107">
      <style:text-properties fo:color="#ff0000"/>
      <number:text>-</number:text>
      <number:number number:decimal-places="2" loext:min-decimal-places="2" number:min-integer-digits="1"/>
      <style:map style:condition="value()&gt;=0" style:apply-style-name="N107P0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.00.0000</text:date>, <text:time style:data-style-name="N2" text:time-value="09:50:30.258224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5:27:57.022048857</meta:creation-date>
    <dc:date>2017-06-09T09:50:48.794343251</dc:date>
    <meta:editing-duration>P3DT20H11M2S</meta:editing-duration>
    <meta:editing-cycles>30</meta:editing-cycles>
    <meta:generator>LibreOffice/5.3.3.2$Linux_X86_64 LibreOffice_project/30m0$Build-2</meta:generator>
    <meta:document-statistic meta:table-count="5" meta:cell-count="212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4.227cm" style:legend-expansion="high" chart:style-name="ch2"/>
        <chart:plot-area chart:style-name="ch3" table:cell-range-address="'Comparison-wikitr-fw'.A75:'Comparison-wikitr-fw'.B92 'Comparison-wikitr-fw'.B74:'Comparison-wikitr-fw'.B74" chart:data-source-has-labels="both" svg:x="0.207cm" svg:y="0.102cm" svg:width="13.164cm" svg:height="8.639cm">
          <chartooo:coordinate-region svg:x="1.326cm" svg:y="0.275cm" svg:width="12.045cm" svg:height="5.915cm"/>
          <chart:axis chart:dimension="x" chart:name="primary-x" chart:style-name="ch4" chartooo:axis-type="auto">
            <chartooo:date-scale/>
            <chart:categories table:cell-range-address="'Comparison-wikitr-fw'.A75:'Comparison-wikitr-fw'.A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arison-wikitr-fw'.B75:'Comparison-wikitr-fw'.B92" chart:label-cell-address="'Comparison-wikitr-fw'.B74:'Comparison-wikitr-fw'.B74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Trust</text:p>
                <draw:g>
                  <svg:desc>'Comparison-wikitr-fw'.B74:'Comparison-wikitr-fw'.B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de~aawiki</text:p>
                <draw:g>
                  <svg:desc>'Comparison-wikitr-fw'.A75:'Comparison-wikitr-fw'.A92</svg:desc>
                </draw:g>
              </table:table-cell>
              <table:table-cell office:value-type="float" office:value="0">
                <text:p>0</text:p>
                <draw:g>
                  <svg:desc>'Comparison-wikitr-fw'.B75:'Comparison-wikitr-fw'.B92</svg:desc>
                </draw:g>
              </table:table-cell>
            </table:table-row>
            <table:table-row>
              <table:table-cell office:value-type="string">
                <text:p>Aurevilly</text:p>
              </table:table-cell>
              <table:table-cell office:value-type="float" office:value="60.93">
                <text:p>60.93</text:p>
              </table:table-cell>
            </table:table-row>
            <table:table-row>
              <table:table-cell office:value-type="string">
                <text:p>Dethic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Hégésippe Cormier</text:p>
              </table:table-cell>
              <table:table-cell office:value-type="float" office:value="29.29">
                <text:p>29.29</text:p>
              </table:table-cell>
            </table:table-row>
            <table:table-row>
              <table:table-cell office:value-type="string">
                <text:p>Johney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Jon Harald Søby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Kanabekobaton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Korg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Lars~aawiki</text:p>
              </table:table-cell>
              <table:table-cell office:value-type="float" office:value="42.87">
                <text:p>42.87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3m6~aawiki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Platonides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Rich Farmbroug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castelo</text:p>
              </table:table-cell>
              <table:table-cell office:value-type="float" office:value="13.53">
                <text:p>13.53</text:p>
              </table:table-cell>
            </table:table-row>
            <table:table-row>
              <table:table-cell office:value-type="string">
                <text:p>Squidward~aawiki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m Starlin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VasilievVV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VolkovBot</text:p>
              </table:table-cell>
              <table:table-cell office:value-type="float" office:value="0.88">
                <text:p>0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loext:label-stroke-color="#3465a4" chart:link-data-style-to-source="true" chart:data-label-number="value" chart:data-label-text="false" chart:data-label-symbol="false" chart:label-position="bottom" style:rotation-angle="270"/>
      <style:graphic-properties draw:stroke="none" draw:fill-color="#004586" fo:wrap-option="wrap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0.655cm" xlink:href=".." xlink:type="simple" chart:class="chart:bar" chart:style-name="ch1">
        <chart:legend chart:legend-position="end" svg:x="13.155cm" svg:y="5.054cm" style:legend-expansion="high" chart:style-name="ch2"/>
        <chart:plot-area chart:style-name="ch3" table:cell-range-address="'Comparison-wikitr-fw'.A75:'Comparison-wikitr-fw'.A92 'Comparison-wikitr-fw'.C74:'Comparison-wikitr-fw'.C92" chart:data-source-has-labels="both" svg:x="0.32cm" svg:y="0.213cm" svg:width="12.515cm" svg:height="10.229cm">
          <chartooo:coordinate-region svg:x="1.456cm" svg:y="0.213cm" svg:width="11.379cm" svg:height="7.505cm"/>
          <chart:axis chart:dimension="x" chart:name="primary-x" chart:style-name="ch4" chartooo:axis-type="auto">
            <chartooo:date-scale/>
            <chart:categories table:cell-range-address="'Comparison-wikitr-fw'.A75:'Comparison-wikitr-fw'.A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arison-wikitr-fw'.C75:'Comparison-wikitr-fw'.C92" chart:label-cell-address="'Comparison-wikitr-fw'.C74:'Comparison-wikitr-fw'.C74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Longevity</text:p>
                <draw:g>
                  <svg:desc>'Comparison-wikitr-fw'.C74:'Comparison-wikitr-fw'.C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de~aawiki</text:p>
                <draw:g>
                  <svg:desc>'Comparison-wikitr-fw'.A75:'Comparison-wikitr-fw'.A92</svg:desc>
                </draw:g>
              </table:table-cell>
              <table:table-cell office:value-type="float" office:value="-591">
                <text:p>-591</text:p>
                <draw:g>
                  <svg:desc>'Comparison-wikitr-fw'.C75:'Comparison-wikitr-fw'.C92</svg:desc>
                </draw:g>
              </table:table-cell>
            </table:table-row>
            <table:table-row>
              <table:table-cell office:value-type="string">
                <text:p>Aurevilly</text:p>
              </table:table-cell>
              <table:table-cell office:value-type="float" office:value="-900.784715025907">
                <text:p>-900.784715025907</text:p>
              </table:table-cell>
            </table:table-row>
            <table:table-row>
              <table:table-cell office:value-type="string">
                <text:p>Dethic</text:p>
              </table:table-cell>
              <table:table-cell office:value-type="float" office:value="6.65391974155214">
                <text:p>6.65391974155214</text:p>
              </table:table-cell>
            </table:table-row>
            <table:table-row>
              <table:table-cell office:value-type="string">
                <text:p>Hégésippe Cormier</text:p>
              </table:table-cell>
              <table:table-cell office:value-type="float" office:value="-356">
                <text:p>-356</text:p>
              </table:table-cell>
            </table:table-row>
            <table:table-row>
              <table:table-cell office:value-type="string">
                <text:p>Johney</text:p>
              </table:table-cell>
              <table:table-cell office:value-type="float" office:value="-92.5662100456648">
                <text:p>-92.5662100456648</text:p>
              </table:table-cell>
            </table:table-row>
            <table:table-row>
              <table:table-cell office:value-type="string">
                <text:p>Jon Harald Søby</text:p>
              </table:table-cell>
              <table:table-cell office:value-type="float" office:value="-121.245098039216">
                <text:p>-121.245098039216</text:p>
              </table:table-cell>
            </table:table-row>
            <table:table-row>
              <table:table-cell office:value-type="string">
                <text:p>Kanabekobaton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Korg</text:p>
              </table:table-cell>
              <table:table-cell office:value-type="float" office:value="-162.201982508981">
                <text:p>-162.201982508981</text:p>
              </table:table-cell>
            </table:table-row>
            <table:table-row>
              <table:table-cell office:value-type="string">
                <text:p>Lars~aawiki</text:p>
              </table:table-cell>
              <table:table-cell office:value-type="float" office:value="-157.85">
                <text:p>-157.85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-168.90264378199">
                <text:p>-168.90264378199</text:p>
              </table:table-cell>
            </table:table-row>
            <table:table-row>
              <table:table-cell office:value-type="string">
                <text:p>N3m6~aawiki</text:p>
              </table:table-cell>
              <table:table-cell office:value-type="float" office:value="16.9438202247188">
                <text:p>16.9438202247188</text:p>
              </table:table-cell>
            </table:table-row>
            <table:table-row>
              <table:table-cell office:value-type="string">
                <text:p>Platonides</text:p>
              </table:table-cell>
              <table:table-cell office:value-type="float" office:value="-171.695098039216">
                <text:p>-171.695098039216</text:p>
              </table:table-cell>
            </table:table-row>
            <table:table-row>
              <table:table-cell office:value-type="string">
                <text:p>Rich Farmbrough</text:p>
              </table:table-cell>
              <table:table-cell office:value-type="float" office:value="-4.44615384615387">
                <text:p>-4.44615384615387</text:p>
              </table:table-cell>
            </table:table-row>
            <table:table-row>
              <table:table-cell office:value-type="string">
                <text:p>Rocastelo</text:p>
              </table:table-cell>
              <table:table-cell office:value-type="float" office:value="-866.9">
                <text:p>-866.9</text:p>
              </table:table-cell>
            </table:table-row>
            <table:table-row>
              <table:table-cell office:value-type="string">
                <text:p>Squidward~aawiki</text:p>
              </table:table-cell>
              <table:table-cell office:value-type="float" office:value="-0.0598039215686186">
                <text:p>-0.0598039215686186</text:p>
              </table:table-cell>
            </table:table-row>
            <table:table-row>
              <table:table-cell office:value-type="string">
                <text:p>Tim Starling</text:p>
              </table:table-cell>
              <table:table-cell office:value-type="float" office:value="-1702.45854483926">
                <text:p>-1702.45854483926</text:p>
              </table:table-cell>
            </table:table-row>
            <table:table-row>
              <table:table-cell office:value-type="string">
                <text:p>VasilievVV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VolkovBot</text:p>
              </table:table-cell>
              <table:table-cell office:value-type="float" office:value="-1795.88511542364">
                <text:p>-1795.885115423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152cm" xlink:href=".." xlink:type="simple" chart:class="chart:bar" chart:style-name="ch1">
        <chart:legend chart:legend-position="end" svg:x="13.061cm" svg:y="4.303cm" style:legend-expansion="high" chart:style-name="ch2"/>
        <chart:plot-area chart:style-name="ch3" table:cell-range-address="'Comparison-wikitr-fw'.A75:'Comparison-wikitr-fw'.A92 'Comparison-wikitr-fw'.D74:'Comparison-wikitr-fw'.D92" chart:data-source-has-labels="both" svg:x="0.319cm" svg:y="0.183cm" svg:width="12.423cm" svg:height="8.786cm">
          <chartooo:coordinate-region svg:x="1.449cm" svg:y="0.183cm" svg:width="11.293cm" svg:height="6.062cm"/>
          <chart:axis chart:dimension="x" chart:name="primary-x" chart:style-name="ch4" chartooo:axis-type="auto">
            <chartooo:date-scale/>
            <chart:categories table:cell-range-address="'Comparison-wikitr-fw'.A75:'Comparison-wikitr-fw'.A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arison-wikitr-fw'.D75:'Comparison-wikitr-fw'.D92" chart:label-cell-address="'Comparison-wikitr-fw'.D74:'Comparison-wikitr-fw'.D74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xtLongevity</text:p>
                <draw:g>
                  <svg:desc>'Comparison-wikitr-fw'.D74:'Comparison-wikitr-fw'.D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de~aawiki</text:p>
                <draw:g>
                  <svg:desc>'Comparison-wikitr-fw'.A75:'Comparison-wikitr-fw'.A92</svg:desc>
                </draw:g>
              </table:table-cell>
              <table:table-cell office:value-type="float" office:value="495.018122971749">
                <text:p>495.018122971749</text:p>
                <draw:g>
                  <svg:desc>'Comparison-wikitr-fw'.D75:'Comparison-wikitr-fw'.D92</svg:desc>
                </draw:g>
              </table:table-cell>
            </table:table-row>
            <table:table-row>
              <table:table-cell office:value-type="string">
                <text:p>Aurevilly</text:p>
              </table:table-cell>
              <table:table-cell office:value-type="float" office:value="890.650485605056">
                <text:p>890.650485605056</text:p>
              </table:table-cell>
            </table:table-row>
            <table:table-row>
              <table:table-cell office:value-type="string">
                <text:p>Dethic</text:p>
              </table:table-cell>
              <table:table-cell office:value-type="float" office:value="1.64735872850209">
                <text:p>1.64735872850209</text:p>
              </table:table-cell>
            </table:table-row>
            <table:table-row>
              <table:table-cell office:value-type="string">
                <text:p>Hégésippe Cormier</text:p>
              </table:table-cell>
              <table:table-cell office:value-type="float" office:value="316.529657364853">
                <text:p>316.529657364853</text:p>
              </table:table-cell>
            </table:table-row>
            <table:table-row>
              <table:table-cell office:value-type="string">
                <text:p>Johney</text:p>
              </table:table-cell>
              <table:table-cell office:value-type="float" office:value="0.500245462266794">
                <text:p>0.500245462266794</text:p>
              </table:table-cell>
            </table:table-row>
            <table:table-row>
              <table:table-cell office:value-type="string">
                <text:p>Jon Harald Søby</text:p>
              </table:table-cell>
              <table:table-cell office:value-type="float" office:value="187.886993480622">
                <text:p>187.886993480622</text:p>
              </table:table-cell>
            </table:table-row>
            <table:table-row>
              <table:table-cell office:value-type="string">
                <text:p>Kanabekobaton</text:p>
              </table:table-cell>
              <table:table-cell office:value-type="float" office:value="142.40649822709">
                <text:p>142.40649822709</text:p>
              </table:table-cell>
            </table:table-row>
            <table:table-row>
              <table:table-cell office:value-type="string">
                <text:p>Korg</text:p>
              </table:table-cell>
              <table:table-cell office:value-type="float" office:value="365.493349395063">
                <text:p>365.493349395063</text:p>
              </table:table-cell>
            </table:table-row>
            <table:table-row>
              <table:table-cell office:value-type="string">
                <text:p>Lars~aawiki</text:p>
              </table:table-cell>
              <table:table-cell office:value-type="float" office:value="157.160162834788">
                <text:p>157.160162834788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7.1316106524314">
                <text:p>7.1316106524314</text:p>
              </table:table-cell>
            </table:table-row>
            <table:table-row>
              <table:table-cell office:value-type="string">
                <text:p>N3m6~aawik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latonides</text:p>
              </table:table-cell>
              <table:table-cell office:value-type="float" office:value="185.62657507528">
                <text:p>185.62657507528</text:p>
              </table:table-cell>
            </table:table-row>
            <table:table-row>
              <table:table-cell office:value-type="string">
                <text:p>Rich Farmbrough</text:p>
              </table:table-cell>
              <table:table-cell office:value-type="float" office:value="0.933943815103771">
                <text:p>0.933943815103771</text:p>
              </table:table-cell>
            </table:table-row>
            <table:table-row>
              <table:table-cell office:value-type="string">
                <text:p>Rocastelo</text:p>
              </table:table-cell>
              <table:table-cell office:value-type="float" office:value="901.038605832824">
                <text:p>901.038605832824</text:p>
              </table:table-cell>
            </table:table-row>
            <table:table-row>
              <table:table-cell office:value-type="string">
                <text:p>Squidward~aawik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m Starling</text:p>
              </table:table-cell>
              <table:table-cell office:value-type="float" office:value="160.96830638714">
                <text:p>160.96830638714</text:p>
              </table:table-cell>
            </table:table-row>
            <table:table-row>
              <table:table-cell office:value-type="string">
                <text:p>VasilievV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olkovBot</text:p>
              </table:table-cell>
              <table:table-cell office:value-type="float" office:value="5.36632673576671">
                <text:p>5.366326735766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8.991cm" xlink:href=".." xlink:type="simple" chart:class="chart:bar" chart:style-name="ch1">
        <chart:legend chart:legend-position="end" svg:x="13.273cm" svg:y="4.222cm" style:legend-expansion="high" chart:style-name="ch2"/>
        <chart:plot-area chart:style-name="ch3" table:cell-range-address="'Comparison-wikitr-fw'.A75:'Comparison-wikitr-fw'.A92 'Comparison-wikitr-fw'.E74:'Comparison-wikitr-fw'.E92" chart:data-source-has-labels="both" svg:x="0.319cm" svg:y="0.179cm" svg:width="12.635cm" svg:height="8.633cm">
          <chartooo:coordinate-region svg:x="1.449cm" svg:y="0.179cm" svg:width="11.505cm" svg:height="5.909cm"/>
          <chart:axis chart:dimension="x" chart:name="primary-x" chart:style-name="ch4" chartooo:axis-type="auto">
            <chartooo:date-scale/>
            <chart:categories table:cell-range-address="'Comparison-wikitr-fw'.A75:'Comparison-wikitr-fw'.A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arison-wikitr-fw'.E75:'Comparison-wikitr-fw'.E92" chart:label-cell-address="'Comparison-wikitr-fw'.E74:'Comparison-wikitr-fw'.E74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nrevisions</text:p>
                <draw:g>
                  <svg:desc>'Comparison-wikitr-fw'.E74:'Comparison-wikitr-fw'.E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de~aawiki</text:p>
                <draw:g>
                  <svg:desc>'Comparison-wikitr-fw'.A75:'Comparison-wikitr-fw'.A92</svg:desc>
                </draw:g>
              </table:table-cell>
              <table:table-cell office:value-type="float" office:value="2530">
                <text:p>2530</text:p>
                <draw:g>
                  <svg:desc>'Comparison-wikitr-fw'.E75:'Comparison-wikitr-fw'.E92</svg:desc>
                </draw:g>
              </table:table-cell>
            </table:table-row>
            <table:table-row>
              <table:table-cell office:value-type="string">
                <text:p>Aurevilly</text:p>
              </table:table-cell>
              <table:table-cell office:value-type="float" office:value="5492">
                <text:p>5492</text:p>
              </table:table-cell>
            </table:table-row>
            <table:table-row>
              <table:table-cell office:value-type="string">
                <text:p>Dethic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égésippe Cormier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Johne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on Harald Søby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Kanabekobaton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Korg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Lars~aawiki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N3m6~aawik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latonides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Rich Farmbrough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castelo</text:p>
              </table:table-cell>
              <table:table-cell office:value-type="float" office:value="5736">
                <text:p>5736</text:p>
              </table:table-cell>
            </table:table-row>
            <table:table-row>
              <table:table-cell office:value-type="string">
                <text:p>Squidward~aawik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m Starling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VasilievV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olkovBot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data-label-number="value" chart:data-label-text="false" chart:data-label-symbol="false" chart:label-position="bottom" style:rotation-angle="27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8cm" svg:height="8.992cm" xlink:href=".." xlink:type="simple" chart:class="chart:bar" chart:style-name="ch1">
        <chart:legend chart:legend-position="end" svg:x="11.241cm" svg:y="4.223cm" style:legend-expansion="high" chart:style-name="ch2"/>
        <chart:plot-area chart:style-name="ch3" table:cell-range-address="'Comparison-wikitr-fw'.A75:'Comparison-wikitr-fw'.A92 'Comparison-wikitr-fw'.F74:'Comparison-wikitr-fw'.F92" chart:data-source-has-labels="both" svg:x="0.32cm" svg:y="0.179cm" svg:width="10.601cm" svg:height="8.634cm">
          <chartooo:coordinate-region svg:x="1.51cm" svg:y="0.179cm" svg:width="9.411cm" svg:height="5.91cm"/>
          <chart:axis chart:dimension="x" chart:name="primary-x" chart:style-name="ch4" chartooo:axis-type="auto">
            <chartooo:date-scale/>
            <chart:categories table:cell-range-address="'Comparison-wikitr-fw'.A75:'Comparison-wikitr-fw'.A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arison-wikitr-fw'.F75:'Comparison-wikitr-fw'.F92" chart:label-cell-address="'Comparison-wikitr-fw'.F74:'Comparison-wikitr-fw'.F74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xtLongevityWithPenalty</text:p>
                <draw:g>
                  <svg:desc>'Comparison-wikitr-fw'.F74:'Comparison-wikitr-fw'.F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de~aawiki</text:p>
                <draw:g>
                  <svg:desc>'Comparison-wikitr-fw'.A75:'Comparison-wikitr-fw'.A92</svg:desc>
                </draw:g>
              </table:table-cell>
              <table:table-cell office:value-type="float" office:value="-95.9818770282507">
                <text:p>-95.9818770282507</text:p>
                <draw:g>
                  <svg:desc>'Comparison-wikitr-fw'.F75:'Comparison-wikitr-fw'.F92</svg:desc>
                </draw:g>
              </table:table-cell>
            </table:table-row>
            <table:table-row>
              <table:table-cell office:value-type="string">
                <text:p>Aurevilly</text:p>
              </table:table-cell>
              <table:table-cell office:value-type="float" office:value="-10.1342294208509">
                <text:p>-10.1342294208509</text:p>
              </table:table-cell>
            </table:table-row>
            <table:table-row>
              <table:table-cell office:value-type="string">
                <text:p>Dethic</text:p>
              </table:table-cell>
              <table:table-cell office:value-type="float" office:value="1.64735872850209">
                <text:p>1.64735872850209</text:p>
              </table:table-cell>
            </table:table-row>
            <table:table-row>
              <table:table-cell office:value-type="string">
                <text:p>Hégésippe Cormier</text:p>
              </table:table-cell>
              <table:table-cell office:value-type="float" office:value="-39.4703426351475">
                <text:p>-39.4703426351475</text:p>
              </table:table-cell>
            </table:table-row>
            <table:table-row>
              <table:table-cell office:value-type="string">
                <text:p>Johney</text:p>
              </table:table-cell>
              <table:table-cell office:value-type="float" office:value="-92.065964583398">
                <text:p>-92.065964583398</text:p>
              </table:table-cell>
            </table:table-row>
            <table:table-row>
              <table:table-cell office:value-type="string">
                <text:p>Jon Harald Søby</text:p>
              </table:table-cell>
              <table:table-cell office:value-type="float" office:value="66.6418954414063">
                <text:p>66.6418954414063</text:p>
              </table:table-cell>
            </table:table-row>
            <table:table-row>
              <table:table-cell office:value-type="string">
                <text:p>Kanabekobaton</text:p>
              </table:table-cell>
              <table:table-cell office:value-type="float" office:value="-44.59350177291">
                <text:p>-44.59350177291</text:p>
              </table:table-cell>
            </table:table-row>
            <table:table-row>
              <table:table-cell office:value-type="string">
                <text:p>Korg</text:p>
              </table:table-cell>
              <table:table-cell office:value-type="float" office:value="4.87599188210976">
                <text:p>4.87599188210976</text:p>
              </table:table-cell>
            </table:table-row>
            <table:table-row>
              <table:table-cell office:value-type="string">
                <text:p>Lars~aawiki</text:p>
              </table:table-cell>
              <table:table-cell office:value-type="float" office:value="-0.689837165212339">
                <text:p>-0.689837165212339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-161.771033129559">
                <text:p>-161.771033129559</text:p>
              </table:table-cell>
            </table:table-row>
            <table:table-row>
              <table:table-cell office:value-type="string">
                <text:p>N3m6~aawik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latonides</text:p>
              </table:table-cell>
              <table:table-cell office:value-type="float" office:value="13.9314770360641">
                <text:p>13.9314770360641</text:p>
              </table:table-cell>
            </table:table-row>
            <table:table-row>
              <table:table-cell office:value-type="string">
                <text:p>Rich Farmbrough</text:p>
              </table:table-cell>
              <table:table-cell office:value-type="float" office:value="-3.5122100310501">
                <text:p>-3.5122100310501</text:p>
              </table:table-cell>
            </table:table-row>
            <table:table-row>
              <table:table-cell office:value-type="string">
                <text:p>Rocastelo</text:p>
              </table:table-cell>
              <table:table-cell office:value-type="float" office:value="34.1386058328239">
                <text:p>34.1386058328239</text:p>
              </table:table-cell>
            </table:table-row>
            <table:table-row>
              <table:table-cell office:value-type="string">
                <text:p>Squidward~aawiki</text:p>
              </table:table-cell>
              <table:table-cell office:value-type="float" office:value="-0.0598039215686186">
                <text:p>-0.0598039215686186</text:p>
              </table:table-cell>
            </table:table-row>
            <table:table-row>
              <table:table-cell office:value-type="string">
                <text:p>Tim Starling</text:p>
              </table:table-cell>
              <table:table-cell office:value-type="float" office:value="-1541.49023845212">
                <text:p>-1541.49023845212</text:p>
              </table:table-cell>
            </table:table-row>
            <table:table-row>
              <table:table-cell office:value-type="string">
                <text:p>VasilievVV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VolkovBot</text:p>
              </table:table-cell>
              <table:table-cell office:value-type="float" office:value="-1790.51878868787">
                <text:p>-1790.518788687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27cm" style:legend-expansion="high" chart:style-name="ch2"/>
        <chart:plot-area chart:style-name="ch3" table:cell-range-address="'Comparison-wikitr-fw'.A75:'Comparison-wikitr-fw'.A92 'Comparison-wikitr-fw'.G74:'Comparison-wikitr-fw'.G92" chart:data-source-has-labels="both" svg:x="0.32cm" svg:y="0.18cm" svg:width="13.097cm" svg:height="8.64cm">
          <chartooo:coordinate-region svg:x="1.432cm" svg:y="0.18cm" svg:width="11.985cm" svg:height="5.915cm"/>
          <chart:axis chart:dimension="x" chart:name="primary-x" chart:style-name="ch4" chartooo:axis-type="auto">
            <chartooo:date-scale/>
            <chart:categories table:cell-range-address="'Comparison-wikitr-fw'.A75:'Comparison-wikitr-fw'.A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arison-wikitr-fw'.G75:'Comparison-wikitr-fw'.G92" chart:label-cell-address="'Comparison-wikitr-fw'.G74:'Comparison-wikitr-fw'.G74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xtOnly </text:p>
                <draw:g>
                  <svg:desc>'Comparison-wikitr-fw'.G74:'Comparison-wikitr-fw'.G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de~aawiki</text:p>
                <draw:g>
                  <svg:desc>'Comparison-wikitr-fw'.A75:'Comparison-wikitr-fw'.A92</svg:desc>
                </draw:g>
              </table:table-cell>
              <table:table-cell office:value-type="float" office:value="591">
                <text:p>591</text:p>
                <draw:g>
                  <svg:desc>'Comparison-wikitr-fw'.G75:'Comparison-wikitr-fw'.G92</svg:desc>
                </draw:g>
              </table:table-cell>
            </table:table-row>
            <table:table-row>
              <table:table-cell office:value-type="string">
                <text:p>Aurevilly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Dethi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égésippe Cormier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Johne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on Harald Søby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Kanabekobaton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Korg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Lars~aawiki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N3m6~aawik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latonides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Rich Farmbroug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castelo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Squidward~aawik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im Starling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VasilievVV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VolkovBot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/>
    </number:number-style>
    <number:number-style style:name="N107">
      <style:text-properties fo:color="#ff0000"/>
      <number:text>-</number:text>
      <number:number number:decimal-places="2" loext:min-decimal-places="2" number:min-integer-digits="1"/>
      <style:map style:condition="value()&gt;=0" style:apply-style-name="N107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8.983cm" xlink:href=".." xlink:type="simple" chart:class="chart:bar" chart:style-name="ch1">
        <chart:legend chart:legend-position="end" svg:x="13.923cm" svg:y="4.218cm" style:legend-expansion="high" chart:style-name="ch2"/>
        <chart:plot-area chart:style-name="ch3" table:cell-range-address="'Comparison-wikitr-fw'.D49:'Comparison-wikitr-fw'.E71 'Comparison-wikitr-fw'.E48:'Comparison-wikitr-fw'.E48" chart:data-source-has-labels="both" svg:x="0.32cm" svg:y="0.179cm" svg:width="13.283cm" svg:height="8.625cm">
          <chartooo:coordinate-region svg:x="1.973cm" svg:y="0.179cm" svg:width="11.63cm" svg:height="5.901cm"/>
          <chart:axis chart:dimension="x" chart:name="primary-x" chart:style-name="ch4" chartooo:axis-type="auto">
            <chartooo:date-scale/>
            <chart:categories table:cell-range-address="'Comparison-wikitr-fw'.D49:'Comparison-wikitr-fw'.D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arison-wikitr-fw'.E49:'Comparison-wikitr-fw'.E71" chart:label-cell-address="'Comparison-wikitr-fw'.E48:'Comparison-wikitr-fw'.E48" chart:class="chart:ba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Only</text:p>
                <draw:g>
                  <svg:desc>'Comparison-wikitr-fw'.E48:'Comparison-wikitr-fw'.E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eæ~aawiki</text:p>
                <draw:g>
                  <svg:desc>'Comparison-wikitr-fw'.D49:'Comparison-wikitr-fw'.D71</svg:desc>
                </draw:g>
              </table:table-cell>
              <table:table-cell office:value-type="float" office:value="496.548387096774">
                <text:p>496.548387096774</text:p>
                <draw:g>
                  <svg:desc>'Comparison-wikitr-fw'.E49:'Comparison-wikitr-fw'.E71</svg:desc>
                </draw:g>
              </table:table-cell>
            </table:table-row>
            <table:table-row>
              <table:table-cell office:value-type="string">
                <text:p>Afar god</text:p>
              </table:table-cell>
              <table:table-cell office:value-type="float" office:value="21238.7208121827">
                <text:p>21238.7208121827</text:p>
              </table:table-cell>
            </table:table-row>
            <table:table-row>
              <table:table-cell office:value-type="string">
                <text:p>Arde~aawiki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Aurevilly</text:p>
              </table:table-cell>
              <table:table-cell office:value-type="float" office:value="1007.5">
                <text:p>1007.5</text:p>
              </table:table-cell>
            </table:table-row>
            <table:table-row>
              <table:table-cell office:value-type="string">
                <text:p>Dethic</text:p>
              </table:table-cell>
              <table:table-cell office:value-type="float" office:value="117.47619047619">
                <text:p>117.47619047619</text:p>
              </table:table-cell>
            </table:table-row>
            <table:table-row>
              <table:table-cell office:value-type="string">
                <text:p>Hégésippe Cormier</text:p>
              </table:table-cell>
              <table:table-cell office:value-type="float" office:value="410.5">
                <text:p>410.5</text:p>
              </table:table-cell>
            </table:table-row>
            <table:table-row>
              <table:table-cell office:value-type="string">
                <text:p>Johney</text:p>
              </table:table-cell>
              <table:table-cell office:value-type="float" office:value="15337.6666666667">
                <text:p>15337.6666666667</text:p>
              </table:table-cell>
            </table:table-row>
            <table:table-row>
              <table:table-cell office:value-type="string">
                <text:p>Jon Harald Søby</text:p>
              </table:table-cell>
              <table:table-cell office:value-type="float" office:value="201.5">
                <text:p>201.5</text:p>
              </table:table-cell>
            </table:table-row>
            <table:table-row>
              <table:table-cell office:value-type="string">
                <text:p>Kanabekobaton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Korg</text:p>
              </table:table-cell>
              <table:table-cell office:value-type="float" office:value="5563.86956521739">
                <text:p>5563.86956521739</text:p>
              </table:table-cell>
            </table:table-row>
            <table:table-row>
              <table:table-cell office:value-type="string">
                <text:p>Lars~aawiki</text:p>
              </table:table-cell>
              <table:table-cell office:value-type="float" office:value="160.5">
                <text:p>160.5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51753.8853658537">
                <text:p>51753.8853658537</text:p>
              </table:table-cell>
            </table:table-row>
            <table:table-row>
              <table:table-cell office:value-type="string">
                <text:p>N3m6~aawiki</text:p>
              </table:table-cell>
              <table:table-cell office:value-type="float" office:value="4722.54193548387">
                <text:p>4722.54193548387</text:p>
              </table:table-cell>
            </table:table-row>
            <table:table-row>
              <table:table-cell office:value-type="string">
                <text:p>Node ue</text:p>
              </table:table-cell>
              <table:table-cell office:value-type="float" office:value="21238.7208121827">
                <text:p>21238.7208121827</text:p>
              </table:table-cell>
            </table:table-row>
            <table:table-row>
              <table:table-cell office:value-type="string">
                <text:p>Pathoschild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string">
                <text:p>Platonides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ich Farmbrough</text:p>
              </table:table-cell>
              <table:table-cell office:value-type="float" office:value="333.216346153846">
                <text:p>333.216346153846</text:p>
              </table:table-cell>
            </table:table-row>
            <table:table-row>
              <table:table-cell office:value-type="string">
                <text:p>Rocastelo</text:p>
              </table:table-cell>
              <table:table-cell office:value-type="float" office:value="1012.5">
                <text:p>1012.5</text:p>
              </table:table-cell>
            </table:table-row>
            <table:table-row>
              <table:table-cell office:value-type="string">
                <text:p>Squidward~aawiki</text:p>
              </table:table-cell>
              <table:table-cell office:value-type="float" office:value="240.549019607843">
                <text:p>240.549019607843</text:p>
              </table:table-cell>
            </table:table-row>
            <table:table-row>
              <table:table-cell office:value-type="string">
                <text:p>Tim Starling</text:p>
              </table:table-cell>
              <table:table-cell office:value-type="float" office:value="2133.32318104907">
                <text:p>2133.32318104907</text:p>
              </table:table-cell>
            </table:table-row>
            <table:table-row>
              <table:table-cell office:value-type="string">
                <text:p>VasilievVV</text:p>
              </table:table-cell>
              <table:table-cell office:value-type="float" office:value="7769.67415730337">
                <text:p>7769.67415730337</text:p>
              </table:table-cell>
            </table:table-row>
            <table:table-row>
              <table:table-cell office:value-type="string">
                <text:p>VolkovBot</text:p>
              </table:table-cell>
              <table:table-cell office:value-type="float" office:value="13484.3976744186">
                <text:p>13484.3976744186</text:p>
              </table:table-cell>
            </table:table-row>
            <table:table-row>
              <table:table-cell office:value-type="string">
                <text:p>כל יכול</text:p>
              </table:table-cell>
              <table:table-cell office:value-type="float" office:value="15535.401826484">
                <text:p>15535.4018264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